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BFBFBF"/>
      <style:text-properties fo:color="#000000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e4" style:family="table-cell" style:parent-style-name="Hyperlink" style:data-style-name="N0">
      <style:table-cell-properties style:vertical-align="middle"/>
      <style:text-properties fo:color="#000000" style:text-underline-style="solid" style:text-underline-type="sing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8" style:family="table-cell" style:parent-style-name="Default" style:data-style-name="N48">
      <style:table-cell-properties style:vertical-align="middle" fo:background-color="#B5E6A2" style:repeat-content="false"/>
      <style:paragraph-properties fo:text-align="center"/>
    </style:style>
    <style:style style:name="ce9" style:family="table-cell" style:parent-style-name="Default" style:data-style-name="N48">
      <style:table-cell-properties style:vertical-align="middle" fo:wrap-option="wrap" fo:background-color="#B5E6A2" style:repeat-content="false"/>
      <style:paragraph-properties fo:text-align="center"/>
    </style:style>
    <style:style style:name="ce10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/>
    </style:style>
    <style:style style:name="ce13" style:family="table-cell" style:parent-style-name="Default" style:data-style-name="N49">
      <style:table-cell-properties style:vertical-align="top"/>
    </style:style>
    <style:style style:name="ce14" style:family="table-cell" style:parent-style-name="Default" style:data-style-name="N49">
      <style:table-cell-properties style:vertical-align="top" fo:wrap-option="wrap"/>
    </style:style>
    <style:style style:name="ce15" style:family="table-cell" style:parent-style-name="Default" style:data-style-name="N0">
      <style:table-cell-properties style:vertical-align="top" fo:background-color="#BFBFBF"/>
    </style:style>
    <style:style style:name="ce16" style:family="table-cell" style:parent-style-name="Default" style:data-style-name="N49">
      <style:table-cell-properties style:vertical-align="top" fo:wrap-option="wrap" fo:background-color="#A6C9EC" style:repeat-content="false"/>
      <style:paragraph-properties fo:text-align="start" fo:margin-left="0cm"/>
    </style:style>
    <style:style style:name="ce17" style:family="table-cell" style:parent-style-name="Default" style:data-style-name="N49">
      <style:table-cell-properties style:vertical-align="top" fo:wrap-option="wrap" fo:background-color="#82E391" style:repeat-content="false"/>
      <style:paragraph-properties fo:text-align="start" fo:margin-left="0cm"/>
    </style:style>
    <style:style style:name="ce18" style:family="table-cell" style:parent-style-name="Default" style:data-style-name="N49">
      <style:table-cell-properties style:vertical-align="top" fo:wrap-option="wrap" fo:background-color="#E49EDD" style:repeat-content="false"/>
      <style:paragraph-properties fo:text-align="start" fo:margin-left="0cm"/>
    </style:style>
    <style:style style:name="ce19" style:family="table-cell" style:parent-style-name="Default" style:data-style-name="N49">
      <style:table-cell-properties style:vertical-align="top" fo:wrap-option="wrap" fo:background-color="#F1A983" style:repeat-content="false"/>
      <style:paragraph-properties fo:text-align="start" fo:margin-left="0cm"/>
    </style:style>
    <style:style style:name="ce20" style:family="table-cell" style:parent-style-name="Default" style:data-style-name="N49">
      <style:table-cell-properties style:vertical-align="top" fo:background-color="#B5E6A2"/>
    </style:style>
    <style:style style:name="ce21" style:family="table-cell" style:parent-style-name="Default" style:data-style-name="N49">
      <style:table-cell-properties style:vertical-align="top" fo:wrap-option="wrap" fo:background-color="#B5E6A2"/>
    </style:style>
    <style:style style:name="ce22" style:family="table-cell" style:parent-style-name="Default" style:data-style-name="N0">
      <style:table-cell-properties style:vertical-align="top" fo:background-color="#D0D0D0"/>
    </style:style>
    <style:style style:name="ce23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24" style:family="table-cell" style:parent-style-name="Default" style:data-style-name="N49">
      <style:table-cell-properties style:vertical-align="top" fo:background-color="#D0D0D0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ackground-color="#B5E6A2"/>
    </style:style>
    <style:style style:name="ce26" style:family="table-cell" style:parent-style-name="Default" style:data-style-name="N0">
      <style:table-cell-properties style:vertical-align="middle" fo:background-color="#B5E6A2" style:repeat-content="false"/>
      <style:paragraph-properties fo:text-align="center"/>
    </style:style>
    <style:style style:name="ce2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00000" style:text-underline-style="solid" style:text-underline-type="single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wrap-option="wrap" fo:background-color="#B5E6A2"/>
    </style:style>
    <style:style style:name="ce30" style:family="table-cell" style:parent-style-name="Default" style:data-style-name="N0">
      <style:table-cell-properties fo:background-color="#D0D0D0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50">
      <style:table-cell-properties style:vertical-align="middle" style:repeat-content="false"/>
      <style:paragraph-properties fo:text-align="center"/>
    </style:style>
    <style:style style:name="ce33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wrap-option="wrap" fo:background-color="#B5E6A2" style:repeat-content="false"/>
      <style:paragraph-properties fo:text-align="center"/>
    </style:style>
    <style:style style:name="ce37" style:family="table-cell" style:parent-style-name="Default" style:data-style-name="N47">
      <style:table-cell-properties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background-color="#D0D0D0" style:repeat-content="false"/>
      <style:paragraph-properties fo:text-align="center"/>
    </style:style>
    <style:style style:name="ce39" style:family="table-cell" style:parent-style-name="Default" style:data-style-name="N19">
      <style:table-cell-properties style:vertical-align="middle" fo:wrap-option="wrap" fo:background-color="#B5E6A2" style:repeat-content="false"/>
      <style:paragraph-properties fo:text-align="center"/>
    </style:style>
    <style:style style:name="ce40" style:family="table-cell" style:parent-style-name="Default" style:data-style-name="N25"/>
    <style:style style:name="ce41" style:family="table-cell" style:parent-style-name="Default" style:data-style-name="N0">
      <style:table-cell-properties fo:background-color="#D9D9D9"/>
    </style:style>
    <style:style style:name="ce42" style:family="table-cell" style:parent-style-name="Default" style:data-style-name="N48">
      <style:table-cell-properties fo:background-color="#B5E6A2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45" style:family="table-cell" style:parent-style-name="Default" style:data-style-name="N25">
      <style:table-cell-properties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automatic" fo:background-color="#B5E6A2" style:repeat-content="false"/>
      <style:paragraph-properties fo:text-align="center"/>
    </style:style>
    <style:style style:name="ce47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8" style:family="table-cell" style:parent-style-name="Default" style:data-style-name="N48">
      <style:table-cell-properties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wrap-option="wrap"/>
    </style:style>
    <style:style style:name="ce50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style:vertical-align="middle" fo:background-color="#A6C9E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style:vertical-align="middle" fo:background-color="#F5C6AB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style:vertical-align="middle" fo:background-color="#B5E6A2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style:vertical-align="middle" fo:background-color="#F2CEEF" style:repeat-content="false"/>
      <style:paragraph-properties fo:text-align="start" fo:margin-left="0cm"/>
    </style:style>
    <style:style style:name="ce57" style:family="table-cell" style:parent-style-name="Hyperlink" style:data-style-name="N0">
      <style:table-cell-properties style:vertical-align="middle"/>
      <style:text-properties fo:color="#000000" style:text-underline-style="solid" style:text-underline-type="single"/>
    </style:style>
    <style:style style:name="ce58" style:family="table-cell" style:parent-style-name="Hyperlink" style:data-style-name="N0">
      <style:table-cell-properties style:vertical-align="middle" fo:wrap-option="wrap"/>
      <style:text-properties fo:color="#000000" style:text-underline-style="solid" style:text-underline-type="single"/>
    </style:style>
    <style:style style:name="ce59" style:family="table-cell" style:parent-style-name="Default" style:data-style-name="N0">
      <style:table-cell-properties style:vertical-align="middle" fo:background-color="#A6C9EC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middle" fo:background-color="#C0E4F5" style:repeat-content="false"/>
      <style:paragraph-properties fo:text-align="center"/>
    </style:style>
    <style:style style:name="ce61" style:family="table-cell" style:parent-style-name="Default" style:data-style-name="N51">
      <style:table-cell-properties style:vertical-align="middle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style:vertical-align="middle" fo:background-color="#E49EDD" style:repeat-content="false"/>
      <style:paragraph-properties fo:text-align="start" fo:margin-left="0cm"/>
    </style:style>
    <style:style style:name="ce63" style:family="table-cell" style:parent-style-name="Default" style:data-style-name="N51">
      <style:table-cell-properties style:vertical-align="middle" fo:wrap-option="wrap" fo:background-color="#B5E6A2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cm"/>
    </style:style>
    <style:style style:name="ce65" style:family="table-cell" style:parent-style-name="Default" style:data-style-name="N51">
      <style:table-cell-properties style:vertical-align="middle" fo:background-color="#B5E6A2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style:vertical-align="automatic" fo:background-color="#D9D9D9" style:repeat-content="false"/>
      <style:paragraph-properties fo:text-align="start" fo:margin-left="0cm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15.6104166666667cm" style:use-optimal-column-width="true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1.95791666666667cm" style:use-optimal-column-width="true"/>
    </style:style>
    <style:style style:name="co11" style:family="table-column">
      <style:table-column-properties fo:break-before="auto" style:column-width="2.16958333333333cm" style:use-optimal-column-width="true"/>
    </style:style>
    <style:style style:name="co12" style:family="table-column">
      <style:table-column-properties fo:break-before="auto" style:column-width="2.48708333333333cm" style:use-optimal-column-width="true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6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関数名</text:p>
          </table:table-cell>
          <table:table-cell office:value-type="string" table:style-name="ce2">
            <text:p>説明</text:p>
          </table:table-cell>
          <table:table-cell table:number-columns-repeated="16381"/>
        </table:table-row>
        <table:table-row table:style-name="ro1">
          <table:table-cell table:style-name="ce50"/>
          <table:table-cell office:value-type="string" table:style-name="ce50">
            <text:p>[時間の計算]</text:p>
          </table:table-cell>
          <table:table-cell table:style-name="ce3"/>
          <table:table-cell table:number-columns-repeated="16381" table:style-name="ce50"/>
        </table:table-row>
        <table:table-row table:style-name="ro1">
          <table:table-cell/>
          <table:table-cell office:value-type="string" office:string-value="OverlapTime" table:formula="of:=HYPERLINK(&quot;#'OverlapTime'!A1&quot;; &quot;OverlapTime&quot;)" table:style-name="ce57">
            <text:p>OverlapTime</text:p>
          </table:table-cell>
          <table:table-cell office:value-type="string" table:style-name="ce3">
            <text:p>時間の重複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imeToDecimal" table:formula="of:=HYPERLINK(&quot;#'TimeDate_Float'!A1&quot;; &quot;TimeToDecimal&quot;)" table:style-name="ce58">
            <text:p>TimeToDecimal</text:p>
          </table:table-cell>
          <table:table-cell office:value-type="string" table:style-name="ce3">
            <text:p>時刻 (DateTime) を時間 (Float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ecimalToTime" table:formula="of:=HYPERLINK(&quot;#'TimeDate_Float'!A1&quot;; &quot;DecimalToTime&quot;)" table:style-name="ce58">
            <text:p>DecimalToTime</text:p>
          </table:table-cell>
          <table:table-cell office:value-type="string" table:style-name="ce3">
            <text:p>時間 (Float) を時刻 (DateTime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MonthsBetween" table:formula="of:=HYPERLINK(&quot;#'MonthsBetween'!A1&quot;; &quot;MonthsBetween&quot;)" table:style-name="ce57">
            <text:p>MonthsBetween</text:p>
          </table:table-cell>
          <table:table-cell office:value-type="string" table:style-name="ce3">
            <text:p>経過月数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astDay" table:formula="of:= HYPERLINK(&quot;#'MonthsBetween'!A1&quot;; &quot;LastDay&quot;)" table:style-name="ce57">
            <text:p>LastDay</text:p>
          </table:table-cell>
          <table:table-cell office:value-type="string" table:style-name="ce3">
            <text:p>最終日を返す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iffDaysTime" table:formula="of:= HYPERLINK(&quot;#'DiffDaysTime'!A1&quot;; &quot;DiffDaysTime&quot;)" table:style-name="ce57">
            <text:p>DiffDaysTime</text:p>
          </table:table-cell>
          <table:table-cell office:value-type="string" table:style-name="ce3">
            <text:p>日 + 時間 から、日 + 時間を控除 (1日当たりの時間を指定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座標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DistancePoint" table:formula="of:= HYPERLINK(&quot;#'DistancePoint'!A1&quot;; &quot;DistancePoint&quot;)" table:style-name="ce57">
            <text:p>DistancePoint</text:p>
          </table:table-cell>
          <table:table-cell office:value-type="string" table:style-name="ce3">
            <text:p>2点間の距離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lygonArea" table:formula="of:= HYPERLINK(&quot;#'PolygonArea'!A1&quot;; &quot;PolygonArea&quot;)" table:style-name="ce57">
            <text:p>PolygonArea</text:p>
          </table:table-cell>
          <table:table-cell office:value-type="string" table:style-name="ce3">
            <text:p>多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FootPoint" table:formula="of:= HYPERLINK(&quot;#'FootPoint'!A1&quot;; &quot;FootPoint&quot;)" table:style-name="ce57">
            <text:p>FootPoint</text:p>
          </table:table-cell>
          <table:table-cell office:value-type="string" table:style-name="ce3">
            <text:p>線と点の垂直に交わる交点の座標と、点との距離を返す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CrossPoint" table:formula="of:=HYPERLINK(&quot;#'CrossPoint'!A1&quot;; &quot;CrossPoint&quot;)" table:style-name="ce57">
            <text:p>CrossPoint</text:p>
          </table:table-cell>
          <table:table-cell office:value-type="string" table:style-name="ce3">
            <text:p>線と線が交わる交点の座標と、交点が指定した内部か判定す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面積/体積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TriangleAreaSSS" table:formula="of:= HYPERLINK(&quot;#'TriangleArea'!A1&quot;; &quot;TriangleAreaSSS&quot;)" table:style-name="ce4">
            <text:p>TriangleAreaSSS</text:p>
          </table:table-cell>
          <table:table-cell office:value-type="string" table:style-name="ce3">
            <text:p>3辺から三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riangleAreaSAS" table:formula="of:= HYPERLINK(&quot;#'TriangleArea'!A1&quot;; &quot;TriangleAreaSAS&quot;)" table:style-name="ce4">
            <text:p>TriangleAreaSAS</text:p>
          </table:table-cell>
          <table:table-cell office:value-type="string" table:style-name="ce3">
            <text:p>2辺とその間の角度から三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riangleAreaASA" table:formula="of:= HYPERLINK(&quot;#'TriangleArea'!A1&quot;; &quot;TriangleAreaASA&quot;)" table:style-name="ce4">
            <text:p>TriangleAreaASA</text:p>
          </table:table-cell>
          <table:table-cell office:value-type="string" table:style-name="ce3">
            <text:p>1辺とその両端の角度から三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ectionVolume" table:formula="of:=HYPERLINK(&quot;#'SectionVolume'!A1&quot;; &quot;SectionVolume&quot;)" table:style-name="ce4">
            <text:p>SectionVolume</text:p>
          </table:table-cell>
          <table:table-cell office:value-type="string" table:style-name="ce3">
            <text:p>SP断面から体積を計算 (平均断面法、プリスモイダル法、戸田式補正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曲線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PowerCurve" table:formula="of:= HYPERLINK(&quot;#'Curve'!A1&quot;; &quot;PowerCurve&quot;)" table:style-name="ce57">
            <text:p>PowerCurve</text:p>
          </table:table-cell>
          <table:table-cell office:value-type="string" table:style-name="ce3">
            <text:p>べき乗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Simple" table:formula="of:= HYPERLINK(&quot;#'Curve'!A1&quot;; &quot;ExpCurveSimple&quot;)" table:style-name="ce57">
            <text:p>ExpCurveSimple</text:p>
          </table:table-cell>
          <table:table-cell office:value-type="string" table:style-name="ce3">
            <text:p>単純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Modified" table:formula="of:= HYPERLINK(&quot;#'Curve'!A1&quot;; &quot;ExpCurveModified&quot;)" table:style-name="ce57">
            <text:p>ExpCurveModified</text:p>
          </table:table-cell>
          <table:table-cell office:value-type="string" table:style-name="ce3">
            <text:p>修正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ogisticCurve" table:formula="of:= HYPERLINK(&quot;#'Curve'!A1&quot;; &quot;LogisticCurve&quot;)" table:style-name="ce57">
            <text:p>LogisticCurve</text:p>
          </table:table-cell>
          <table:table-cell office:value-type="string" table:style-name="ce3">
            <text:p>ロジスティック曲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文字列操作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SmartJoin" table:formula="of:= HYPERLINK(&quot;#'SmartText'!A1&quot;; &quot;SmartJoin&quot;)" table:style-name="ce58">
            <text:p>SmartJoin</text:p>
          </table:table-cell>
          <table:table-cell office:value-type="string" table:style-name="ce3">
            <text:p>指定範囲からCSV文字列を作成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Split" table:formula="of:=HYPERLINK(&quot;#'SmartText'!A1&quot;; &quot;SmartSplit&quot;)" table:style-name="ce57">
            <text:p>SmartSplit</text:p>
          </table:table-cell>
          <table:table-cell office:value-type="string" table:style-name="ce3">
            <text:p>カンマ区切りの文字列を、ダブルクォート（`"`）やエスケープ（`""`）を考慮して分割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NumberToColumn" table:formula="of:=HYPERLINK(&quot;#'NumberToColumn'!A1&quot;; &quot;NumberToColumn&quot;)" table:style-name="ce4">
            <text:p>NumberToColumn</text:p>
          </table:table-cell>
          <table:table-cell office:value-type="string" table:style-name="ce3">
            <text:p>数字を、エクセルCOLUMNに対応した文字列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ColumnToNumber" table:formula="of:=HYPERLINK(&quot;#'NumberToColumn'!A1&quot;; &quot;ColumnToNumber&quot;)" table:style-name="ce4">
            <text:p>ColumnToNumber</text:p>
          </table:table-cell>
          <table:table-cell office:value-type="string" table:style-name="ce3">
            <text:p>エクセルCOLUMNに対応した文字列を、数字に変換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table table:name="OverlapTime" table:style-name="ta1">
        <table:table-column table:style-name="co4" table:number-columns-repeated="16384" table:default-cell-style-name="ce5"/>
        <table:table-row table:style-name="ro2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number-columns-repeated="16383" table:style-name="ce5"/>
        </table:table-row>
        <table:table-row table:style-name="ro2">
          <table:table-cell table:number-columns-repeated="3" table:style-name="ce5"/>
          <table:table-cell office:value-type="time" office:time-value="PT8H30M0S" table:style-name="ce6">
            <text:p>8:30</text:p>
          </table:table-cell>
          <table:table-cell office:value-type="time" office:time-value="PT5H0M0S" table:style-name="ce6">
            <text:p>5:00</text:p>
          </table:table-cell>
          <table:table-cell office:value-type="time" office:time-value="PT17H15M0S" table:style-name="ce6">
            <text:p>17:15</text:p>
          </table:table-cell>
          <table:table-cell office:value-type="time" office:time-value="PT22H0M0S" table:style-name="ce6">
            <text:p>22:00</text:p>
          </table:table-cell>
          <table:table-cell table:number-columns-repeated="16377" table:style-name="ce5"/>
        </table:table-row>
        <table:table-row table:style-name="ro2">
          <table:table-cell table:number-columns-repeated="3" table:style-name="ce5"/>
          <table:table-cell office:value-type="time" office:time-value="PT17H15M0S" table:style-name="ce6">
            <text:p>17:15</text:p>
          </table:table-cell>
          <table:table-cell office:value-type="time" office:time-value="PT8H30M0S" table:style-name="ce6">
            <text:p>8:30</text:p>
          </table:table-cell>
          <table:table-cell office:value-type="time" office:time-value="PT22H0M0S" table:style-name="ce6">
            <text:p>22:00</text:p>
          </table:table-cell>
          <table:table-cell office:value-type="time" office:time-value="PT5H0M0S" table:style-name="ce6">
            <text:p>5:00</text:p>
          </table:table-cell>
          <table:table-cell table:number-columns-repeated="16377" table:style-name="ce5"/>
        </table:table-row>
        <table:table-row table:style-name="ro2">
          <table:table-cell table:style-name="ce5"/>
          <table:table-cell office:value-type="string" table:style-name="ce7">
            <text:p>自</text:p>
          </table:table-cell>
          <table:table-cell office:value-type="string" table:style-name="ce7">
            <text:p>至</text:p>
          </table:table-cell>
          <table:table-cell office:value-type="string" office:string-value="8:30 - 17:15" table:formula="of:=TEXT([.D2:.G2]; &quot;h:mm&quot;) &amp; &quot; - &quot; &amp; TEXT([.D3:.G3]; &quot;h:mm&quot;)" table:number-matrix-columns-spanned="4" table:number-matrix-rows-spanned="1" table:style-name="ce7">
            <text:p>8:30 - 17:15</text:p>
          </table:table-cell>
          <table:table-cell office:value-type="string" office:string-value="5:00 - 8:30" table:style-name="ce7">
            <text:p>5:00 - 8:30</text:p>
          </table:table-cell>
          <table:table-cell office:value-type="string" office:string-value="17:15 - 22:00" table:style-name="ce7">
            <text:p>17:15 - 22:00</text:p>
          </table:table-cell>
          <table:table-cell office:value-type="string" office:string-value="22:00 - 5:00" table:style-name="ce7">
            <text:p>22:00 - 5:00</text:p>
          </table:table-cell>
          <table:table-cell table:number-columns-repeated="16377" table:style-name="ce5"/>
        </table:table-row>
        <table:table-row table:style-name="ro2">
          <table:table-cell table:style-name="ce5"/>
          <table:table-cell office:value-type="time" office:time-value="PT10H0M0S" table:style-name="ce6">
            <text:p>10:00</text:p>
          </table:table-cell>
          <table:table-cell office:value-type="time" office:time-value="PT18H0M0S" table:style-name="ce6">
            <text:p>18:00</text:p>
          </table:table-cell>
          <table:table-cell office:value-type="time" office:time-value="PT7H15M0S" table:number-matrix-columns-spanned="1" table:number-matrix-rows-spanned="4" table:style-name="ce8">
            <text:p>7:15</text:p>
          </table:table-cell>
          <table:table-cell office:value-type="time" office:time-value="PT0H0M0S" table:number-matrix-columns-spanned="1" table:number-matrix-rows-spanned="4" table:style-name="ce8">
            <text:p>0:00</text:p>
          </table:table-cell>
          <table:table-cell office:value-type="time" office:time-value="PT0H45M0S" table:number-matrix-columns-spanned="1" table:number-matrix-rows-spanned="4" table:style-name="ce8">
            <text:p>0:45</text:p>
          </table:table-cell>
          <table:table-cell office:value-type="time" office:time-value="PT0H0M0S" table:number-matrix-columns-spanned="1" table:number-matrix-rows-spanned="4" table:style-name="ce9">
            <text:p>0:00</text:p>
          </table:table-cell>
          <table:table-cell office:value-type="time" office:time-value="PT8H0M0S" table:formula="of:=SUM([.D5:.G5])" table:style-name="ce10">
            <text:p>8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3H0M0S" table:style-name="ce6">
            <text:p>3:00</text:p>
          </table:table-cell>
          <table:table-cell office:value-type="time" office:time-value="PT18H0M0S" table:style-name="ce6">
            <text:p>18:00</text:p>
          </table:table-cell>
          <table:table-cell office:value-type="time" office:time-value="PT8H45M0S" table:style-name="ce11">
            <text:p>8:45</text:p>
          </table:table-cell>
          <table:table-cell office:value-type="time" office:time-value="PT3H30M0S" table:style-name="ce11">
            <text:p>3:30</text:p>
          </table:table-cell>
          <table:table-cell office:value-type="time" office:time-value="PT0H45M0S" table:style-name="ce11">
            <text:p>0:45</text:p>
          </table:table-cell>
          <table:table-cell office:value-type="time" office:time-value="PT2H0M0S" table:style-name="ce11">
            <text:p>2:00</text:p>
          </table:table-cell>
          <table:table-cell office:value-type="time" office:time-value="PT15H0M0S" table:formula="of:=SUM([.D6:.G6])" table:style-name="ce10">
            <text:p>15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21H0M0S" table:style-name="ce6">
            <text:p>21:00</text:p>
          </table:table-cell>
          <table:table-cell office:value-type="time" office:time-value="PT23H0M0S" table:style-name="ce6">
            <text:p>23:0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1H0M0S" table:style-name="ce11">
            <text:p>1:00</text:p>
          </table:table-cell>
          <table:table-cell office:value-type="time" office:time-value="PT1H0M0S" table:style-name="ce11">
            <text:p>1:00</text:p>
          </table:table-cell>
          <table:table-cell office:value-type="time" office:time-value="PT2H0M0S" table:formula="of:=SUM([.D7:.G7])" table:style-name="ce10">
            <text:p>2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22H30M0S" table:style-name="ce6">
            <text:p>22:30</text:p>
          </table:table-cell>
          <table:table-cell office:value-type="time" office:time-value="PT9H0M0S" table:style-name="ce6">
            <text:p>9:00</text:p>
          </table:table-cell>
          <table:table-cell office:value-type="time" office:time-value="PT0H30M0S" table:style-name="ce11">
            <text:p>0:30</text:p>
          </table:table-cell>
          <table:table-cell office:value-type="time" office:time-value="PT3H30M0S" table:style-name="ce11">
            <text:p>3:3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6H30M0S" table:style-name="ce11">
            <text:p>6:30</text:p>
          </table:table-cell>
          <table:table-cell office:value-type="time" office:time-value="PT10H30M0S" table:formula="of:=SUM([.D8:.G8])" table:style-name="ce10">
            <text:p>10:30</text:p>
          </table:table-cell>
          <table:table-cell table:number-columns-repeated="16376"/>
        </table:table-row>
        <table:table-row table:number-rows-repeated="1048568" table:style-name="ro2">
          <table:table-cell table:number-columns-repeated="16384"/>
        </table:table-row>
      </table:table>
      <table:table table:name="TimeDate_Float" table:style-name="ta1">
        <table:table-column table:style-name="co1" table:default-cell-style-name="ce1"/>
        <table:table-column table:style-name="co5" table:number-columns-repeated="3" table:default-cell-style-name="ce1"/>
        <table:table-column table:style-name="co1" table:number-columns-repeated="16380" table:default-cell-style-name="ce1"/>
        <table:table-row table:style-name="ro3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style-name="ce1"/>
          <table:table-cell office:value-type="string" table:style-name="ce1">
            <text:p>TimeToDecimal</text:p>
          </table:table-cell>
          <table:table-cell office:value-type="string" table:style-name="ce1">
            <text:p>DecimalToTime</text:p>
          </table:table-cell>
          <table:table-cell table:number-columns-repeated="16380"/>
        </table:table-row>
        <table:table-row table:style-name="ro3">
          <table:table-cell table:style-name="ce4"/>
          <table:table-cell office:value-type="string" table:style-name="ce41">
            <text:p>TimeDate</text:p>
          </table:table-cell>
          <table:table-cell office:value-type="string" table:style-name="ce41">
            <text:p>Float</text:p>
          </table:table-cell>
          <table:table-cell office:value-type="string" table:style-name="ce41">
            <text:p>TimeDat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time" office:time-value="PT1H45M0S" table:style-name="ce40">
            <text:p>1:45</text:p>
          </table:table-cell>
          <table:table-cell office:value-type="float" office:value="1.75" table:number-matrix-columns-spanned="1" table:number-matrix-rows-spanned="1" table:style-name="ce25">
            <text:p>1.75</text:p>
          </table:table-cell>
          <table:table-cell office:value-type="time" office:time-value="PT1H45M0S" table:number-matrix-columns-spanned="1" table:number-matrix-rows-spanned="1" table:style-name="ce42">
            <text:p>1:45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  <table:table table:name="MonthsBetween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6" table:number-columns-repeated="2" table:default-cell-style-name="ce5"/>
        <table:table-column table:style-name="co8" table:number-columns-repeated="2" table:default-cell-style-name="ce5"/>
        <table:table-column table:style-name="co6" table:number-columns-repeated="16375" table:default-cell-style-name="ce5"/>
        <table:table-row table:style-name="ro4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4">
          <table:table-cell table:style-name="ce5"/>
          <table:table-cell office:value-type="string" table:style-name="ce34">
            <text:p>StartDate</text:p>
          </table:table-cell>
          <table:table-cell office:value-type="string" table:style-name="ce34">
            <text:p>EndDate</text:p>
          </table:table-cell>
          <table:table-cell office:value-type="string" table:style-name="ce34">
            <text:p>月末締め</text:p>
          </table:table-cell>
          <table:table-cell office:value-type="string" table:style-name="ce35">
            <text:p>翌月前日締め</text:p>
          </table:table-cell>
          <table:table-cell office:value-type="string" table:style-name="ce35">
            <text:p>15日締め</text:p>
          </table:table-cell>
          <table:table-cell table:style-name="ce5"/>
          <table:table-cell office:value-type="string" table:style-name="ce38">
            <text:p>LastDay</text:p>
          </table:table-cell>
          <table:table-cell office:value-type="string" table:style-name="ce38">
            <text:p>EOMONTH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4-01T00:00:00" table:style-name="ce32">
            <text:p>2025/4/1</text:p>
          </table:table-cell>
          <table:table-cell office:value-type="date" office:date-value="2026-01-10T00:00:00" table:style-name="ce32">
            <text:p>2026/1/10</text:p>
          </table:table-cell>
          <table:table-cell office:value-type="float" office:value="10" table:number-matrix-columns-spanned="1" table:number-matrix-rows-spanned="5" table:style-name="ce36">
            <text:p>10</text:p>
          </table:table-cell>
          <table:table-cell office:value-type="float" office:value="10" table:number-matrix-columns-spanned="1" table:number-matrix-rows-spanned="5" table:style-name="ce26">
            <text:p>10</text:p>
          </table:table-cell>
          <table:table-cell office:value-type="float" office:value="10" table:number-matrix-columns-spanned="1" table:number-matrix-rows-spanned="5" table:style-name="ce26">
            <text:p>10</text:p>
          </table:table-cell>
          <table:table-cell table:style-name="ce5"/>
          <table:table-cell office:value-type="date" office:date-value="2025-04-30T00:00:00" table:number-matrix-columns-spanned="1" table:number-matrix-rows-spanned="5" table:style-name="ce39">
            <text:p>2025/4/30</text:p>
          </table:table-cell>
          <table:table-cell office:value-type="date" office:date-value="2025-04-30T00:00:00" table:formula="of:=EOMONTH([.B3]; 0)" table:style-name="ce39">
            <text:p>2025/4/30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12-04T00:00:00" table:style-name="ce32">
            <text:p>2025/12/4</text:p>
          </table:table-cell>
          <table:table-cell office:value-type="date" office:date-value="2026-01-04T00:00:00" table:style-name="ce32">
            <text:p>2026/1/4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date" office:date-value="2025-12-31T00:00:00" table:style-name="ce33">
            <text:p>2025/12/31</text:p>
          </table:table-cell>
          <table:table-cell office:value-type="date" office:date-value="2025-12-31T00:00:00" table:formula="of:=EOMONTH([.B4]; 0)" table:style-name="ce39">
            <text:p>2025/12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5-10T00:00:00" table:style-name="ce32">
            <text:p>2025/5/10</text:p>
          </table:table-cell>
          <table:table-cell office:value-type="date" office:date-value="2025-08-09T00:00:00" table:style-name="ce32">
            <text:p>2025/8/9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date" office:date-value="2025-05-31T00:00:00" table:style-name="ce33">
            <text:p>2025/5/31</text:p>
          </table:table-cell>
          <table:table-cell office:value-type="date" office:date-value="2025-05-31T00:00:00" table:formula="of:=EOMONTH([.B5]; 0)" table:style-name="ce39">
            <text:p>2025/5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5-10T00:00:00" table:style-name="ce32">
            <text:p>2025/5/10</text:p>
          </table:table-cell>
          <table:table-cell office:value-type="date" office:date-value="2025-08-09T00:00:00" table:style-name="ce32">
            <text:p>2025/8/9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date" office:date-value="2025-05-31T00:00:00" table:style-name="ce33">
            <text:p>2025/5/31</text:p>
          </table:table-cell>
          <table:table-cell office:value-type="date" office:date-value="2025-05-31T00:00:00" table:formula="of:=EOMONTH([.B6]; 0)" table:style-name="ce39">
            <text:p>2025/5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2-28T00:00:00" table:style-name="ce32">
            <text:p>2025/2/28</text:p>
          </table:table-cell>
          <table:table-cell office:value-type="date" office:date-value="2025-03-27T00:00:00" table:style-name="ce32">
            <text:p>2025/3/27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date" office:date-value="2025-02-28T00:00:00" table:style-name="ce33">
            <text:p>2025/2/28</text:p>
          </table:table-cell>
          <table:table-cell office:value-type="date" office:date-value="2025-02-28T00:00:00" table:formula="of:=EOMONTH([.B7]; 0)" table:style-name="ce39">
            <text:p>2025/2/28</text:p>
          </table:table-cell>
          <table:table-cell table:number-columns-repeated="16375"/>
        </table:table-row>
        <table:table-row table:style-name="ro4">
          <table:table-cell table:style-name="ce5"/>
          <table:table-cell table:style-name="ce32"/>
          <table:table-cell table:style-name="ce37"/>
          <table:table-cell table:number-columns-repeated="16381" table:style-name="ce5"/>
        </table:table-row>
        <table:table-row table:style-name="ro4">
          <table:table-cell table:style-name="ce5"/>
          <table:table-cell table:style-name="ce32"/>
          <table:table-cell table:number-columns-repeated="16382" table:style-name="ce5"/>
        </table:table-row>
        <table:table-row table:style-name="ro4">
          <table:table-cell table:style-name="ce5"/>
          <table:table-cell table:style-name="ce33"/>
          <table:table-cell table:number-columns-repeated="16382" table:style-name="ce5"/>
        </table:table-row>
        <table:table-row table:number-rows-repeated="1048566" table:style-name="ro4">
          <table:table-cell table:number-columns-repeated="16384"/>
        </table:table-row>
      </table:table>
      <table:table table:name="DiffDaysTime" table:style-name="ta1">
        <table:table-column table:style-name="co1" table:number-columns-repeated="16384" table:default-cell-style-name="ce43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43"/>
        </table:table-row>
        <table:table-row table:style-name="ro5">
          <table:table-cell table:style-name="ce43"/>
          <table:table-cell office:value-type="string" table:style-name="ce44">
            <text:p>日</text:p>
          </table:table-cell>
          <table:table-cell office:value-type="string" table:style-name="ce44">
            <text:p>時間</text:p>
          </table:table-cell>
          <table:table-cell office:value-type="string" table:style-name="ce44">
            <text:p>日</text:p>
          </table:table-cell>
          <table:table-cell office:value-type="string" table:style-name="ce44">
            <text:p>時間</text:p>
          </table:table-cell>
          <table:table-cell office:value-type="string" table:style-name="ce44">
            <text:p>残り日</text:p>
          </table:table-cell>
          <table:table-cell office:value-type="string" table:style-name="ce44">
            <text:p>残り時間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30" table:style-name="ce43">
            <text:p>30</text:p>
          </table:table-cell>
          <table:table-cell office:value-type="time" office:time-value="PT0H30M0S" table:style-name="ce45">
            <text:p>0:30</text:p>
          </table:table-cell>
          <table:table-cell office:value-type="float" office:value="0" table:style-name="ce43">
            <text:p>0</text:p>
          </table:table-cell>
          <table:table-cell office:value-type="time" office:time-value="PT3H0M0S" table:style-name="ce45">
            <text:p>3:00</text:p>
          </table:table-cell>
          <table:table-cell office:value-type="float" office:value="29" table:number-matrix-columns-spanned="2" table:number-matrix-rows-spanned="3" table:style-name="ce46">
            <text:p>29</text:p>
          </table:table-cell>
          <table:table-cell office:value-type="time" office:time-value="PT5H15M0S" table:style-name="ce48">
            <text:p>5:15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3" table:style-name="ce43">
            <text:p>3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2" table:style-name="ce43">
            <text:p>2</text:p>
          </table:table-cell>
          <table:table-cell office:value-type="time" office:time-value="PT0H0M0S" table:style-name="ce47">
            <text:p>0:00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2" table:style-name="ce43">
            <text:p>2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time" office:time-value="PT3H0M0S" table:style-name="ce45">
            <text:p>3:00</text:p>
          </table:table-cell>
          <table:table-cell office:value-type="float" office:value="0" table:style-name="ce43">
            <text:p>0</text:p>
          </table:table-cell>
          <table:table-cell office:value-type="time" office:time-value="PT4H45M0S" table:style-name="ce47">
            <text:p>4:45</text:p>
          </table:table-cell>
          <table:table-cell table:number-columns-repeated="16377"/>
        </table:table-row>
        <table:table-row table:number-rows-repeated="1048571" table:style-name="ro5">
          <table:table-cell table:number-columns-repeated="16384"/>
        </table:table-row>
      </table:table>
      <table:table table:name="DistancePoint" table:style-name="ta1">
        <table:table-column table:style-name="co1" table:number-columns-repeated="16384" table:default-cell-style-name="ce5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P2X</text:p>
          </table:table-cell>
          <table:table-cell office:value-type="string" table:style-name="ce7">
            <text:p>P2Y</text:p>
          </table:table-cell>
          <table:table-cell office:value-type="string" table:style-name="ce7">
            <text:p>h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number-matrix-columns-spanned="1" table:number-matrix-rows-spanned="3" table:style-name="ce26">
            <text:p>3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table:number-columns-repeated="16378"/>
        </table:table-row>
        <table:table-row table:number-rows-repeated="1048571" table:style-name="ro5">
          <table:table-cell table:number-columns-repeated="16384"/>
        </table:table-row>
      </table:table>
      <table:table table:name="PolygonArea" table:style-name="ta1">
        <table:table-column table:style-name="co1" table:number-columns-repeated="16384" table:default-cell-style-name="ce5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A</text:p>
          </table:table-cell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Length</text:p>
          </table:table-cell>
          <table:table-cell table:number-columns-repeated="16376"/>
        </table:table-row>
        <table:table-row table:style-name="ro5">
          <table:table-cell table:style-name="ce5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00" table:number-matrix-columns-spanned="1" table:number-matrix-rows-spanned="1" table:style-name="ce26">
            <text:p>100</text:p>
          </table:table-cell>
          <table:table-cell table:style-name="ce5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-100" table:number-matrix-columns-spanned="1" table:number-matrix-rows-spanned="1" table:style-name="ce26">
            <text:p>-100</text:p>
          </table:table-cell>
          <table:table-cell table:number-columns-repeated="16376"/>
        </table:table-row>
        <table:table-row table:style-name="ro5"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16377" table:style-name="ce5"/>
        </table:table-row>
        <table:table-row table:style-name="ro5"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table:number-columns-repeated="16377" table:style-name="ce5"/>
        </table:table-row>
        <table:table-row table:style-name="ro5"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5"/>
        </table:table-row>
        <table:table-row table:style-name="ro5">
          <table:table-cell table:number-columns-repeated="16384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A</text:p>
          </table:table-cell>
          <table:table-cell table:number-columns-repeated="16380" table:style-name="ce5"/>
        </table:table-row>
        <table:table-row table:style-name="ro5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6" table:number-matrix-columns-spanned="1" table:number-matrix-rows-spanned="1" table:style-name="ce26">
            <text:p>6</text:p>
          </table:table-cell>
          <table:table-cell table:number-columns-repeated="16380" table:style-name="ce5"/>
        </table:table-row>
        <table:table-row table:style-name="ro5">
          <table:table-cell table:style-name="ce5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5"/>
        </table:table-row>
        <table:table-row table:style-name="ro5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number-columns-repeated="16381" table:style-name="ce5"/>
        </table:table-row>
        <table:table-row table:number-rows-repeated="1048565" table:style-name="ro5">
          <table:table-cell table:number-columns-repeated="16384"/>
        </table:table-row>
      </table:table>
      <table:table table:name="FootPoint" table:style-name="ta1">
        <table:table-column table:style-name="co1" table:number-columns-repeated="7" table:default-cell-style-name="ce1"/>
        <table:table-column table:style-name="co9" table:default-cell-style-name="ce1"/>
        <table:table-column table:style-name="co1" table:number-columns-repeated="16376" table:default-cell-style-name="ce1"/>
        <table:table-row table:style-name="ro3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style-name="ce1">
            <text:p>Point1</text:p>
          </table:table-cell>
          <table:table-cell table:style-name="ce1"/>
          <table:table-cell office:value-type="string" table:style-name="ce1">
            <text:p>Point2</text:p>
          </table:table-cell>
          <table:table-cell table:style-name="ce1"/>
          <table:table-cell office:value-type="string" table:style-name="ce1">
            <text:p>Point3</text:p>
          </table:table-cell>
          <table:table-cell table:style-name="ce1"/>
          <table:table-cell office:value-type="string" table:style-name="ce1">
            <text:p>FootPoint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length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number-matrix-columns-spanned="3" table:number-matrix-rows-spanned="3" table:style-name="ce29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49"/>
          <table:table-cell table:number-columns-repeated="16373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.92" table:style-name="ce1">
            <text:p>1.92</text:p>
          </table:table-cell>
          <table:table-cell office:value-type="float" office:value="2.56" table:style-name="ce1">
            <text:p>2.56</text:p>
          </table:table-cell>
          <table:table-cell office:value-type="float" office:value="2.4" table:style-name="ce1">
            <text:p>2.4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number-rows-repeated="1048570" table:style-name="ro3">
          <table:table-cell table:number-columns-repeated="16384"/>
        </table:table-row>
      </table:table>
      <table:table table:name="CrossPoint" table:style-name="ta1">
        <table:table-column table:style-name="co1" table:number-columns-repeated="7" table:default-cell-style-name="ce51"/>
        <table:table-column table:style-name="co10" table:default-cell-style-name="ce51"/>
        <table:table-column table:style-name="co1" table:number-columns-repeated="5" table:default-cell-style-name="ce51"/>
        <table:table-column table:style-name="co11" table:default-cell-style-name="ce51"/>
        <table:table-column table:style-name="co1" table:number-columns-repeated="16370" table:default-cell-style-name="ce51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1"/>
        </table:table-row>
        <table:table-row table:style-name="ro5">
          <table:table-cell table:number-columns-repeated="16384"/>
        </table:table-row>
        <table:table-row table:style-name="ro5">
          <table:table-cell table:style-name="ce51"/>
          <table:table-cell office:value-type="string" table:style-name="ce51">
            <text:p>LineA</text:p>
          </table:table-cell>
          <table:table-cell table:number-columns-repeated="5" table:style-name="ce51"/>
          <table:table-cell office:value-type="string" table:style-name="ce51">
            <text:p>LineB</text:p>
          </table:table-cell>
          <table:table-cell table:number-columns-repeated="16376" table:style-name="ce51"/>
        </table:table-row>
        <table:table-row table:style-name="ro5">
          <table:table-cell table:style-name="ce51"/>
          <table:table-cell office:value-type="string" table:style-name="ce51">
            <text:p>point1</text:p>
          </table:table-cell>
          <table:table-cell table:style-name="ce51"/>
          <table:table-cell office:value-type="string" table:style-name="ce51">
            <text:p>point2</text:p>
          </table:table-cell>
          <table:table-cell table:style-name="ce51"/>
          <table:table-cell office:value-type="string" table:style-name="ce51">
            <text:p>傾き</text:p>
          </table:table-cell>
          <table:table-cell office:value-type="string" table:style-name="ce51">
            <text:p>切片</text:p>
          </table:table-cell>
          <table:table-cell office:value-type="string" table:style-name="ce51">
            <text:p>point1</text:p>
          </table:table-cell>
          <table:table-cell table:style-name="ce51"/>
          <table:table-cell office:value-type="string" table:style-name="ce51">
            <text:p>point2</text:p>
          </table:table-cell>
          <table:table-cell table:style-name="ce51"/>
          <table:table-cell office:value-type="string" table:style-name="ce51">
            <text:p>傾き</text:p>
          </table:table-cell>
          <table:table-cell office:value-type="string" table:style-name="ce51">
            <text:p>切片</text:p>
          </table:table-cell>
          <table:table-cell office:value-type="string" table:style-name="ce51">
            <text:p>cross point</text:p>
          </table:table-cell>
          <table:table-cell table:number-columns-repeated="16370" table:style-name="ce51"/>
        </table:table-row>
        <table:table-row table:style-name="ro5">
          <table:table-cell table:style-name="ce51"/>
          <table:table-cell office:value-type="string" table:style-name="ce52">
            <text:p>x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x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a</text:p>
          </table:table-cell>
          <table:table-cell office:value-type="string" table:style-name="ce52">
            <text:p>b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a</text:p>
          </table:table-cell>
          <table:table-cell office:value-type="string" table:style-name="ce53">
            <text:p>b</text:p>
          </table:table-cell>
          <table:table-cell office:value-type="string" table:style-name="ce54">
            <text:p>x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in lin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0" table:style-name="ce51">
            <text:p>0</text:p>
          </table:table-cell>
          <table:table-cell office:value-type="float" office:value="0" table:formula="of:=([.E6:.E8]-[.C6:.C8])/([.D6:.D8]-[.B6:.B8])" table:number-matrix-columns-spanned="1" table:number-matrix-rows-spanned="3" table:style-name="ce56">
            <text:p>0</text:p>
          </table:table-cell>
          <table:table-cell office:value-type="float" office:value="0" table:formula="of:=[.E6:.E8]-[.F6:.F8]*[.D6:.D8]" table:number-matrix-columns-spanned="1" table:number-matrix-rows-spanned="3" table:style-name="ce56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0" table:style-name="ce51">
            <text:p>0</text:p>
          </table:table-cell>
          <table:table-cell office:value-type="float" office:value="-1" table:formula="of:=([.K6:.K8]-[.I6:.I8])/([.J6:.J8]-[.H6:.H8])" table:number-matrix-columns-spanned="1" table:number-matrix-rows-spanned="3" table:style-name="ce56">
            <text:p>-1</text:p>
          </table:table-cell>
          <table:table-cell office:value-type="float" office:value="10" table:formula="of:=[.K6:.K8]-[.L6:.L8]*[.J6:.J8]" table:number-matrix-columns-spanned="1" table:number-matrix-rows-spanned="3" table:style-name="ce56">
            <text:p>10</text:p>
          </table:table-cell>
          <table:table-cell office:value-type="float" office:value="10" table:number-matrix-columns-spanned="3" table:number-matrix-rows-spanned="3" table:style-name="ce55">
            <text:p>10</text:p>
          </table:table-cell>
          <table:table-cell office:value-type="float" office:value="0" table:style-name="ce51">
            <text:p>0</text:p>
          </table:table-cell>
          <table:table-cell office:value-type="boolean" office:boolean-value="true" table:style-name="ce51">
            <text:p>TRU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30" table:style-name="ce51">
            <text:p>30</text:p>
          </table:table-cell>
          <table:table-cell office:value-type="float" office:value="10" table:style-name="ce51">
            <text:p>10</text:p>
          </table:table-cell>
          <table:table-cell office:value-type="float" office:value="20" table:style-name="ce51">
            <text:p>20</text:p>
          </table:table-cell>
          <table:table-cell office:value-type="float" office:value="-1" table:style-name="ce51">
            <text:p>-1</text:p>
          </table:table-cell>
          <table:table-cell office:value-type="float" office:value="30" table:style-name="ce51">
            <text:p>30</text:p>
          </table:table-cell>
          <table:table-cell office:value-type="float" office:value="15" table:style-name="ce51">
            <text:p>15</text:p>
          </table:table-cell>
          <table:table-cell office:value-type="float" office:value="15" table:style-name="ce51">
            <text:p>15</text:p>
          </table:table-cell>
          <table:table-cell office:value-type="boolean" office:boolean-value="false" table:style-name="ce51">
            <text:p>FALS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-1" table:style-name="ce51">
            <text:p>-1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-1" table:style-name="ce51">
            <text:p>-1</text:p>
          </table:table-cell>
          <table:table-cell office:value-type="float" office:value="0.5" table:style-name="ce51">
            <text:p>0.5</text:p>
          </table:table-cell>
          <table:table-cell office:value-type="float" office:value="0.5" table:style-name="ce51">
            <text:p>0.5</text:p>
          </table:table-cell>
          <table:table-cell office:value-type="boolean" office:boolean-value="true" table:style-name="ce51">
            <text:p>TRUE</text:p>
          </table:table-cell>
          <table:table-cell table:number-columns-repeated="16368"/>
        </table:table-row>
        <table:table-row table:style-name="ro5">
          <table:table-cell table:number-columns-repeated="16384"/>
        </table:table-row>
        <table:table-row table:number-rows-repeated="7" table:style-name="ro5">
          <table:table-cell table:number-columns-repeated="7" table:style-name="ce51"/>
          <table:table-cell table:number-columns-repeated="3" table:style-name="ce1"/>
          <table:table-cell table:number-columns-repeated="16374" table:style-name="ce51"/>
        </table:table-row>
        <table:table-row table:number-rows-repeated="4" table:style-name="ro5">
          <table:table-cell table:number-columns-repeated="7"/>
          <table:table-cell table:number-columns-repeated="3" table:style-name="ce1"/>
          <table:table-cell table:number-columns-repeated="16374"/>
        </table:table-row>
        <table:table-row table:number-rows-repeated="1048556" table:style-name="ro5">
          <table:table-cell table:number-columns-repeated="16384"/>
        </table:table-row>
      </table:table>
      <table:table table:name="TriangleArea" table:style-name="ta1">
        <table:table-column table:style-name="co1" table:number-columns-repeated="7" table:default-cell-style-name="ce5"/>
        <table:table-column table:style-name="co12" table:default-cell-style-name="ce5"/>
        <table:table-column table:style-name="co1" table:number-columns-repeated="16376" table:default-cell-style-name="ce5"/>
        <table:table-row table:style-name="ro6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6" table:style-name="ce5"/>
          <table:table-cell office:value-type="string" table:style-name="ce51">
            <text:p>TriangleArea</text:p>
          </table:table-cell>
          <table:table-cell table:number-columns-repeated="16376" table:style-name="ce5"/>
        </table:table-row>
        <table:table-row table:style-name="ro6">
          <table:table-cell table:style-name="ce5"/>
          <table:table-cell office:value-type="string" table:style-name="ce34">
            <text:p>A</text:p>
          </table:table-cell>
          <table:table-cell office:value-type="string" table:style-name="ce34">
            <text:p>B</text:p>
          </table:table-cell>
          <table:table-cell office:value-type="string" table:style-name="ce34">
            <text:p>C</text:p>
          </table:table-cell>
          <table:table-cell office:value-type="string" table:style-name="ce34">
            <text:p>A-B</text:p>
          </table:table-cell>
          <table:table-cell office:value-type="string" table:style-name="ce34">
            <text:p>B-C</text:p>
          </table:table-cell>
          <table:table-cell office:value-type="string" table:style-name="ce34">
            <text:p>A-C</text:p>
          </table:table-cell>
          <table:table-cell office:value-type="string" table:style-name="ce59">
            <text:p>SSS</text:p>
          </table:table-cell>
          <table:table-cell office:value-type="string" table:style-name="ce59">
            <text:p>SAS</text:p>
          </table:table-cell>
          <table:table-cell office:value-type="string" table:style-name="ce59">
            <text:p>ASA</text:p>
          </table:table-cell>
          <table:table-cell table:number-columns-repeated="16374"/>
        </table:table-row>
        <table:table-row table:style-name="ro6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.4142135623730951" table:formula="of:=SQRT(2)" table:style-name="ce5">
            <text:p>1.414213562</text:p>
          </table:table-cell>
          <table:table-cell office:value-type="float" office:value="90" table:formula="of:=180 - [.F3:.F5] - [.G3:.G5]" table:number-matrix-columns-spanned="1" table:number-matrix-rows-spanned="3" table:style-name="ce60">
            <text:p>90</text:p>
          </table:table-cell>
          <table:table-cell office:value-type="float" office:value="45" table:formula="of:=DEGREES(ATAN([.B3:.B5]/[.C3:.C5]))" table:number-matrix-columns-spanned="1" table:number-matrix-rows-spanned="3" table:style-name="ce60">
            <text:p>45</text:p>
          </table:table-cell>
          <table:table-cell office:value-type="float" office:value="45" table:formula="of:=DEGREES(ATAN([.C3:.C5]/[.B3:.B5]))" table:number-matrix-columns-spanned="1" table:number-matrix-rows-spanned="3" table:style-name="ce60">
            <text:p>45</text:p>
          </table:table-cell>
          <table:table-cell office:value-type="float" office:value="0.49999999999999983" table:number-matrix-columns-spanned="1" table:number-matrix-rows-spanned="3" table:style-name="ce26">
            <text:p>0.5</text:p>
          </table:table-cell>
          <table:table-cell office:value-type="float" office:value="0.5" table:number-matrix-columns-spanned="1" table:number-matrix-rows-spanned="3" table:style-name="ce26">
            <text:p>0.5</text:p>
          </table:table-cell>
          <table:table-cell office:value-type="float" office:value="0.49999999999999994" table:number-matrix-columns-spanned="1" table:number-matrix-rows-spanned="3" table:style-name="ce26">
            <text:p>0.5</text:p>
          </table:table-cell>
          <table:table-cell table:number-columns-repeated="16374"/>
        </table:table-row>
        <table:table-row table:style-name="ro6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.7320508075688772" table:formula="of:=SQRT(3)" table:style-name="ce5">
            <text:p>1.732050808</text:p>
          </table:table-cell>
          <table:table-cell office:value-type="float" office:value="2" table:style-name="ce5">
            <text:p>2</text:p>
          </table:table-cell>
          <table:table-cell office:value-type="float" office:value="90" table:style-name="ce5">
            <text:p>90</text:p>
          </table:table-cell>
          <table:table-cell office:value-type="float" office:value="30.000000000000004" table:style-name="ce5">
            <text:p>30</text:p>
          </table:table-cell>
          <table:table-cell office:value-type="float" office:value="59.999999999999993" table:style-name="ce5">
            <text:p>60</text:p>
          </table:table-cell>
          <table:table-cell office:value-type="float" office:value="0.86602540378443804" table:style-name="ce5">
            <text:p>0.866025404</text:p>
          </table:table-cell>
          <table:table-cell office:value-type="float" office:value="0.8660254037844386" table:style-name="ce5">
            <text:p>0.866025404</text:p>
          </table:table-cell>
          <table:table-cell office:value-type="float" office:value="0.86602540378443849" table:style-name="ce5">
            <text:p>0.866025404</text:p>
          </table:table-cell>
          <table:table-cell table:number-columns-repeated="16374"/>
        </table:table-row>
        <table:table-row table:style-name="ro6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90" table:style-name="ce5">
            <text:p>90</text:p>
          </table:table-cell>
          <table:table-cell office:value-type="float" office:value="36.86989764584402" table:style-name="ce5">
            <text:p>36.86989765</text:p>
          </table:table-cell>
          <table:table-cell office:value-type="float" office:value="53.13010235415598" table:style-name="ce5">
            <text:p>53.13010235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5.9999999999999982" table:style-name="ce5">
            <text:p>6</text:p>
          </table:table-cell>
          <table:table-cell table:number-columns-repeated="16374"/>
        </table:table-row>
        <table:table-row table:number-rows-repeated="1048571" table:style-name="ro6">
          <table:table-cell table:number-columns-repeated="16384"/>
        </table:table-row>
      </table:table>
      <table:table table:name="SectionVolume" table:style-name="ta1">
        <table:table-column table:style-name="co1" table:default-cell-style-name="ce51"/>
        <table:table-column table:style-name="co13" table:number-columns-repeated="2" table:default-cell-style-name="ce51"/>
        <table:table-column table:style-name="co14" table:default-cell-style-name="ce51"/>
        <table:table-column table:style-name="co14" table:default-cell-style-name="ce61"/>
        <table:table-column table:style-name="co14" table:default-cell-style-name="ce51"/>
        <table:table-column table:style-name="co14" table:default-cell-style-name="ce61"/>
        <table:table-column table:style-name="co14" table:number-columns-repeated="4" table:default-cell-style-name="ce51"/>
        <table:table-column table:style-name="co1" table:number-columns-repeated="16373" table:default-cell-style-name="ce51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3" table:style-name="ce51"/>
          <table:table-cell table:style-name="ce61"/>
          <table:table-cell table:style-name="ce51"/>
          <table:table-cell table:style-name="ce61"/>
          <table:table-cell table:number-columns-repeated="16377" table:style-name="ce51"/>
        </table:table-row>
        <table:table-row table:style-name="ro5">
          <table:table-cell table:style-name="ce27"/>
          <table:table-cell table:number-columns-repeated="3" table:style-name="ce51"/>
          <table:table-cell table:style-name="ce61"/>
          <table:table-cell office:value-type="string" table:style-name="ce51">
            <text:p>Alpha = 0.2</text:p>
          </table:table-cell>
          <table:table-cell table:style-name="ce61"/>
          <table:table-cell table:number-columns-repeated="2" table:style-name="ce51"/>
          <table:table-cell office:value-type="string" table:style-name="ce51">
            <text:p>Alpha = 0.2</text:p>
          </table:table-cell>
          <table:table-cell table:number-columns-repeated="16374" table:style-name="ce51"/>
        </table:table-row>
        <table:table-row table:style-name="ro5">
          <table:table-cell table:style-name="ce51"/>
          <table:table-cell office:value-type="string" table:style-name="ce52">
            <text:p>SP</text:p>
          </table:table-cell>
          <table:table-cell office:value-type="string" table:style-name="ce52">
            <text:p>A</text:p>
          </table:table-cell>
          <table:table-cell office:value-type="string" table:style-name="ce62">
            <text:p>Avg Ex</text:p>
          </table:table-cell>
          <table:table-cell office:value-type="float" office:value="87500" table:formula="of:= SUM(COM.MICROSOFT.DROP(COM.MICROSOFT.ANCHORARRAY([.D4]);;1))" table:style-name="ce63">
            <text:p>87,500.00<text:s/></text:p>
          </table:table-cell>
          <table:table-cell office:value-type="string" table:style-name="ce62">
            <text:p>Avg Ex</text:p>
          </table:table-cell>
          <table:table-cell office:value-type="float" office:value="86500" table:formula="of:=SUM(COM.MICROSOFT.DROP(COM.MICROSOFT.ANCHORARRAY([.F4]);; 1))" table:style-name="ce65">
            <text:p>86,500.00<text:s/></text:p>
          </table:table-cell>
          <table:table-cell office:value-type="string" table:style-name="ce64">
            <text:p>Prismoidal</text:p>
          </table:table-cell>
          <table:table-cell office:value-type="float" office:value="88083.333333333328" table:formula="of:=SUM(COM.MICROSOFT.DROP(COM.MICROSOFT.ANCHORARRAY([.H4]);;1))" table:style-name="ce55">
            <text:p>88083.33333</text:p>
          </table:table-cell>
          <table:table-cell office:value-type="string" table:style-name="ce64">
            <text:p>Prismoidal Ex</text:p>
          </table:table-cell>
          <table:table-cell office:value-type="float" office:value="87083.333333333328" table:formula="of:= SUM(COM.MICROSOFT.DROP(COM.MICROSOFT.ANCHORARRAY([.J4]);;1))" table:style-name="ce55">
            <text:p>87083.33333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300" table:style-name="ce51">
            <text:p>300</text:p>
          </table:table-cell>
          <table:table-cell office:value-type="float" office:value="0" table:number-matrix-columns-spanned="2" table:number-matrix-rows-spanned="7" table:style-name="ce55">
            <text:p>0</text:p>
          </table:table-cell>
          <table:table-cell office:value-type="float" office:value="14500" table:style-name="ce61">
            <text:p>14,500.00<text:s/></text:p>
          </table:table-cell>
          <table:table-cell office:value-type="float" office:value="0" table:number-matrix-columns-spanned="2" table:number-matrix-rows-spanned="7" table:style-name="ce55">
            <text:p>0</text:p>
          </table:table-cell>
          <table:table-cell office:value-type="float" office:value="14300" table:style-name="ce61">
            <text:p>14,300.00<text:s/></text:p>
          </table:table-cell>
          <table:table-cell office:value-type="float" office:value="0" table:number-matrix-columns-spanned="2" table:number-matrix-rows-spanned="4" table:style-name="ce55">
            <text:p>0</text:p>
          </table:table-cell>
          <table:table-cell office:value-type="float" office:value="27833.333333333332" table:style-name="ce51">
            <text:p>27833.33333</text:p>
          </table:table-cell>
          <table:table-cell office:value-type="float" office:value="0" table:number-matrix-columns-spanned="2" table:number-matrix-rows-spanned="4" table:style-name="ce55">
            <text:p>0</text:p>
          </table:table-cell>
          <table:table-cell office:value-type="float" office:value="26833.333333333332" table:style-name="ce51">
            <text:p>26833.33333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50" table:style-name="ce51">
            <text:p>50</text:p>
          </table:table-cell>
          <table:table-cell office:value-type="float" office:value="280" table:style-name="ce51">
            <text:p>280</text:p>
          </table:table-cell>
          <table:table-cell office:value-type="float" office:value="50" table:style-name="ce51">
            <text:p>50</text:p>
          </table:table-cell>
          <table:table-cell office:value-type="float" office:value="13250" table:style-name="ce61">
            <text:p>13,250.00<text:s/></text:p>
          </table:table-cell>
          <table:table-cell office:value-type="float" office:value="50" table:style-name="ce51">
            <text:p>50</text:p>
          </table:table-cell>
          <table:table-cell office:value-type="float" office:value="12950" table:style-name="ce61">
            <text:p>12,950.00<text:s/></text:p>
          </table:table-cell>
          <table:table-cell office:value-type="float" office:value="100" table:style-name="ce51">
            <text:p>100</text:p>
          </table:table-cell>
          <table:table-cell office:value-type="float" office:value="21166.666666666664" table:style-name="ce51">
            <text:p>21166.66667</text:p>
          </table:table-cell>
          <table:table-cell office:value-type="float" office:value="100" table:style-name="ce51">
            <text:p>100</text:p>
          </table:table-cell>
          <table:table-cell office:value-type="float" office:value="20566.666666666664" table:style-name="ce51">
            <text:p>20566.66667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100" table:style-name="ce51">
            <text:p>100</text:p>
          </table:table-cell>
          <table:table-cell office:value-type="float" office:value="250" table:style-name="ce51">
            <text:p>250</text:p>
          </table:table-cell>
          <table:table-cell office:value-type="float" office:value="100" table:style-name="ce51">
            <text:p>100</text:p>
          </table:table-cell>
          <table:table-cell office:value-type="float" office:value="11250" table:style-name="ce61">
            <text:p>11,250.00<text:s/></text:p>
          </table:table-cell>
          <table:table-cell office:value-type="float" office:value="100" table:style-name="ce51">
            <text:p>100</text:p>
          </table:table-cell>
          <table:table-cell office:value-type="float" office:value="10750" table:style-name="ce61">
            <text:p>10,750.00<text:s/></text:p>
          </table:table-cell>
          <table:table-cell office:value-type="float" office:value="200" table:style-name="ce51">
            <text:p>200</text:p>
          </table:table-cell>
          <table:table-cell office:value-type="float" office:value="27833.333333333332" table:style-name="ce51">
            <text:p>27833.33333</text:p>
          </table:table-cell>
          <table:table-cell office:value-type="float" office:value="200" table:style-name="ce51">
            <text:p>200</text:p>
          </table:table-cell>
          <table:table-cell office:value-type="float" office:value="28433.333333333332" table:style-name="ce51">
            <text:p>28433.33333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150" table:style-name="ce51">
            <text:p>150</text:p>
          </table:table-cell>
          <table:table-cell office:value-type="float" office:value="200" table:style-name="ce51">
            <text:p>200</text:p>
          </table:table-cell>
          <table:table-cell office:value-type="float" office:value="150" table:style-name="ce51">
            <text:p>150</text:p>
          </table:table-cell>
          <table:table-cell office:value-type="float" office:value="10500" table:style-name="ce61">
            <text:p>10,500.00<text:s/></text:p>
          </table:table-cell>
          <table:table-cell office:value-type="float" office:value="150" table:style-name="ce51">
            <text:p>150</text:p>
          </table:table-cell>
          <table:table-cell office:value-type="float" office:value="10700" table:style-name="ce61">
            <text:p>10,700.00<text:s/></text:p>
          </table:table-cell>
          <table:table-cell office:value-type="float" office:value="300" table:style-name="ce51">
            <text:p>300</text:p>
          </table:table-cell>
          <table:table-cell office:value-type="float" office:value="11250" table:style-name="ce51">
            <text:p>11250</text:p>
          </table:table-cell>
          <table:table-cell office:value-type="float" office:value="300" table:style-name="ce51">
            <text:p>300</text:p>
          </table:table-cell>
          <table:table-cell office:value-type="float" office:value="11250" table:style-name="ce51">
            <text:p>11250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200" table:style-name="ce51">
            <text:p>200</text:p>
          </table:table-cell>
          <table:table-cell office:value-type="float" office:value="220" table:style-name="ce51">
            <text:p>220</text:p>
          </table:table-cell>
          <table:table-cell office:value-type="float" office:value="200" table:style-name="ce51">
            <text:p>200</text:p>
          </table:table-cell>
          <table:table-cell office:value-type="float" office:value="13000" table:style-name="ce61">
            <text:p>13,000.00<text:s/></text:p>
          </table:table-cell>
          <table:table-cell office:value-type="float" office:value="200" table:style-name="ce51">
            <text:p>200</text:p>
          </table:table-cell>
          <table:table-cell office:value-type="float" office:value="13800" table:style-name="ce61">
            <text:p>13,800.00<text:s/></text:p>
          </table:table-cell>
          <table:table-cell table:number-columns-repeated="16377" table:style-name="ce51"/>
        </table:table-row>
        <table:table-row table:style-name="ro5">
          <table:table-cell table:style-name="ce51"/>
          <table:table-cell office:value-type="float" office:value="250" table:style-name="ce51">
            <text:p>250</text:p>
          </table:table-cell>
          <table:table-cell office:value-type="float" office:value="300" table:style-name="ce51">
            <text:p>300</text:p>
          </table:table-cell>
          <table:table-cell office:value-type="float" office:value="250" table:style-name="ce51">
            <text:p>250</text:p>
          </table:table-cell>
          <table:table-cell office:value-type="float" office:value="13750" table:style-name="ce61">
            <text:p>13,750.00<text:s/></text:p>
          </table:table-cell>
          <table:table-cell office:value-type="float" office:value="250" table:style-name="ce51">
            <text:p>250</text:p>
          </table:table-cell>
          <table:table-cell office:value-type="float" office:value="13250" table:style-name="ce61">
            <text:p>13,250.00<text:s/></text:p>
          </table:table-cell>
          <table:table-cell table:number-columns-repeated="16377" table:style-name="ce51"/>
        </table:table-row>
        <table:table-row table:style-name="ro5">
          <table:table-cell table:style-name="ce51"/>
          <table:table-cell office:value-type="float" office:value="300" table:style-name="ce51">
            <text:p>300</text:p>
          </table:table-cell>
          <table:table-cell office:value-type="float" office:value="250" table:style-name="ce51">
            <text:p>250</text:p>
          </table:table-cell>
          <table:table-cell office:value-type="float" office:value="300" table:style-name="ce51">
            <text:p>300</text:p>
          </table:table-cell>
          <table:table-cell office:value-type="float" office:value="11250" table:style-name="ce61">
            <text:p>11,250.00<text:s/></text:p>
          </table:table-cell>
          <table:table-cell office:value-type="float" office:value="300" table:style-name="ce51">
            <text:p>300</text:p>
          </table:table-cell>
          <table:table-cell office:value-type="float" office:value="10750" table:style-name="ce61">
            <text:p>10,750.00<text:s/></text:p>
          </table:table-cell>
          <table:table-cell table:number-columns-repeated="16377" table:style-name="ce51"/>
        </table:table-row>
        <table:table-row table:style-name="ro5">
          <table:table-cell table:style-name="ce51"/>
          <table:table-cell office:value-type="float" office:value="350" table:style-name="ce51">
            <text:p>350</text:p>
          </table:table-cell>
          <table:table-cell office:value-type="float" office:value="200" table:style-name="ce51">
            <text:p>200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6377" table:style-name="ce51"/>
        </table:table-row>
        <table:table-row table:number-rows-repeated="1048565" table:style-name="ro5">
          <table:table-cell table:number-columns-repeated="16384"/>
        </table:table-row>
      </table:table>
      <table:table table:name="Curve" table:style-name="ta1">
        <table:table-column table:style-name="co15" table:default-cell-style-name="ce12"/>
        <table:table-column table:style-name="co16" table:number-columns-repeated="3" table:default-cell-style-name="ce12"/>
        <table:table-column table:style-name="co17" table:default-cell-style-name="ce12"/>
        <table:table-column table:style-name="co17" table:number-columns-repeated="5" table:default-cell-style-name="ce13"/>
        <table:table-column table:style-name="co15" table:number-columns-repeated="16374" table:default-cell-style-name="ce12"/>
        <table:table-row table:style-name="ro3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number-columns-repeated="4" table:style-name="ce12"/>
          <table:table-cell table:number-columns-repeated="2" table:style-name="ce13"/>
          <table:table-cell office:value-type="string" table:style-name="ce13">
            <text:p>L is unset</text:p>
          </table:table-cell>
          <table:table-cell table:style-name="ce13"/>
          <table:table-cell office:value-type="string" table:style-name="ce13">
            <text:p>L is unset</text:p>
          </table:table-cell>
          <table:table-cell table:number-columns-repeated="16374"/>
        </table:table-row>
        <table:table-row table:style-name="ro7">
          <table:table-cell table:style-name="ce12"/>
          <table:table-cell office:value-type="string" table:style-name="ce15">
            <text:p>X</text:p>
          </table:table-cell>
          <table:table-cell office:value-type="string" table:style-name="ce15">
            <text:p>YEAR</text:p>
          </table:table-cell>
          <table:table-cell office:value-type="string" table:style-name="ce15">
            <text:p>MONTH</text:p>
          </table:table-cell>
          <table:table-cell office:value-type="string" table:style-name="ce15">
            <text:p>population</text:p>
          </table:table-cell>
          <table:table-cell office:value-type="string" table:style-name="ce16">
            <text:p>Power</text:p>
            <text:p>Curve</text:p>
          </table:table-cell>
          <table:table-cell office:value-type="string" table:style-name="ce17">
            <text:p>Exp</text:p>
            <text:p>Curve</text:p>
            <text:p>Simple</text:p>
          </table:table-cell>
          <table:table-cell office:value-type="string" table:style-name="ce18">
            <text:p>Exp</text:p>
            <text:p>Curve</text:p>
            <text:p>Modified</text:p>
          </table:table-cell>
          <table:table-cell office:value-type="string" table:style-name="ce18">
            <text:p>Exp</text:p>
            <text:p>Curve</text:p>
            <text:p>Modified</text:p>
          </table:table-cell>
          <table:table-cell office:value-type="string" table:style-name="ce19">
            <text:p>Logistic</text:p>
            <text:p>Curve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" table:style-name="ce22">
            <text:p>1</text:p>
          </table:table-cell>
          <table:table-cell office:value-type="float" office:value="1954" table:style-name="ce22">
            <text:p>1954</text:p>
          </table:table-cell>
          <table:table-cell office:value-type="float" office:value="9" table:style-name="ce22">
            <text:p>9</text:p>
          </table:table-cell>
          <table:table-cell office:value-type="float" office:value="27576" table:style-name="ce22">
            <text:p>27576</text:p>
          </table:table-cell>
          <table:table-cell office:value-type="float" office:value="21350.90631602475" table:number-matrix-columns-spanned="1" table:number-matrix-rows-spanned="100" table:style-name="ce20">
            <text:p>21351<text:s/></text:p>
          </table:table-cell>
          <table:table-cell office:value-type="float" office:value="28206.340136139541" table:number-matrix-columns-spanned="1" table:number-matrix-rows-spanned="100" table:style-name="ce21">
            <text:p>28206<text:s/></text:p>
          </table:table-cell>
          <table:table-cell office:value-type="float" office:value="-5529.0235438269447" table:number-matrix-columns-spanned="1" table:number-matrix-rows-spanned="100" table:style-name="ce20">
            <text:p>(5529)</text:p>
          </table:table-cell>
          <table:table-cell office:value-type="float" office:value="17925.642190091392" table:number-matrix-columns-spanned="1" table:number-matrix-rows-spanned="100" table:style-name="ce20">
            <text:p>17926<text:s/></text:p>
          </table:table-cell>
          <table:table-cell office:value-type="float" office:value="18982.787689551489" table:number-matrix-columns-spanned="1" table:number-matrix-rows-spanned="100" table:style-name="ce20">
            <text:p>1898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2" table:formula="of:=[.B3]+1" table:style-name="ce22">
            <text:p>2</text:p>
          </table:table-cell>
          <table:table-cell office:value-type="float" office:value="1955" table:style-name="ce22">
            <text:p>1955</text:p>
          </table:table-cell>
          <table:table-cell office:value-type="float" office:value="9" table:style-name="ce22">
            <text:p>9</text:p>
          </table:table-cell>
          <table:table-cell office:value-type="float" office:value="28104" table:style-name="ce22">
            <text:p>28104</text:p>
          </table:table-cell>
          <table:table-cell office:value-type="float" office:value="27496.624619296279" table:style-name="ce13">
            <text:p>27497<text:s/></text:p>
          </table:table-cell>
          <table:table-cell office:value-type="float" office:value="29712.130476163806" table:style-name="ce13">
            <text:p>29712<text:s/></text:p>
          </table:table-cell>
          <table:table-cell office:value-type="float" office:value="6538.216114633542" table:style-name="ce13">
            <text:p>6538<text:s/></text:p>
          </table:table-cell>
          <table:table-cell office:value-type="float" office:value="22701.099084077949" table:style-name="ce13">
            <text:p>22701<text:s/></text:p>
          </table:table-cell>
          <table:table-cell office:value-type="float" office:value="22276.738874194234" table:style-name="ce13">
            <text:p>2227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3" table:formula="of:=[.B4]+1" table:style-name="ce22">
            <text:p>3</text:p>
          </table:table-cell>
          <table:table-cell office:value-type="float" office:value="1956" table:style-name="ce22">
            <text:p>1956</text:p>
          </table:table-cell>
          <table:table-cell office:value-type="float" office:value="9" table:style-name="ce22">
            <text:p>9</text:p>
          </table:table-cell>
          <table:table-cell office:value-type="float" office:value="30006" table:style-name="ce22">
            <text:p>30006</text:p>
          </table:table-cell>
          <table:table-cell office:value-type="float" office:value="31881.970884121649" table:style-name="ce13">
            <text:p>31882<text:s/></text:p>
          </table:table-cell>
          <table:table-cell office:value-type="float" office:value="31298.30715972526" table:style-name="ce14">
            <text:p>31298<text:s/></text:p>
          </table:table-cell>
          <table:table-cell office:value-type="float" office:value="16662.817434301083" table:style-name="ce13">
            <text:p>16663<text:s/></text:p>
          </table:table-cell>
          <table:table-cell office:value-type="float" office:value="27123.305494000764" table:style-name="ce13">
            <text:p>27123<text:s/></text:p>
          </table:table-cell>
          <table:table-cell office:value-type="float" office:value="25849.388056827403" table:style-name="ce13">
            <text:p>25849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4" table:formula="of:=[.B5]+1" table:style-name="ce22">
            <text:p>4</text:p>
          </table:table-cell>
          <table:table-cell office:value-type="float" office:value="1957" table:style-name="ce22">
            <text:p>1957</text:p>
          </table:table-cell>
          <table:table-cell office:value-type="float" office:value="9" table:style-name="ce22">
            <text:p>9</text:p>
          </table:table-cell>
          <table:table-cell office:value-type="float" office:value="31269" table:style-name="ce22">
            <text:p>31269</text:p>
          </table:table-cell>
          <table:table-cell office:value-type="float" office:value="35411.347615114217" table:style-name="ce13">
            <text:p>35411<text:s/></text:p>
          </table:table-cell>
          <table:table-cell office:value-type="float" office:value="32969.161597158738" table:style-name="ce14">
            <text:p>32969<text:s/></text:p>
          </table:table-cell>
          <table:table-cell office:value-type="float" office:value="25157.515043985521" table:style-name="ce13">
            <text:p>25158<text:s/></text:p>
          </table:table-cell>
          <table:table-cell office:value-type="float" office:value="31218.392093272116" table:style-name="ce13">
            <text:p>31218<text:s/></text:p>
          </table:table-cell>
          <table:table-cell office:value-type="float" office:value="29634.905414852201" table:style-name="ce13">
            <text:p>29635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5" table:formula="of:=[.B6]+1" table:style-name="ce22">
            <text:p>5</text:p>
          </table:table-cell>
          <table:table-cell office:value-type="float" office:value="1958" table:style-name="ce22">
            <text:p>1958</text:p>
          </table:table-cell>
          <table:table-cell office:value-type="float" office:value="9" table:style-name="ce22">
            <text:p>9</text:p>
          </table:table-cell>
          <table:table-cell office:value-type="float" office:value="34875" table:style-name="ce22">
            <text:p>34875</text:p>
          </table:table-cell>
          <table:table-cell office:value-type="float" office:value="38415.851451377697" table:style-name="ce13">
            <text:p>38416<text:s/></text:p>
          </table:table-cell>
          <table:table-cell office:value-type="float" office:value="34729.21429495958" table:style-name="ce14">
            <text:p>34729<text:s/></text:p>
          </table:table-cell>
          <table:table-cell office:value-type="float" office:value="32284.698149932075" table:style-name="ce13">
            <text:p>32285<text:s/></text:p>
          </table:table-cell>
          <table:table-cell office:value-type="float" office:value="35010.556615014691" table:style-name="ce13">
            <text:p>35011<text:s/></text:p>
          </table:table-cell>
          <table:table-cell office:value-type="float" office:value="33548.042864506468" table:style-name="ce13">
            <text:p>33548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6" table:formula="of:=[.B7]+1" table:style-name="ce22">
            <text:p>6</text:p>
          </table:table-cell>
          <table:table-cell office:value-type="float" office:value="1959" table:style-name="ce22">
            <text:p>1959</text:p>
          </table:table-cell>
          <table:table-cell office:value-type="float" office:value="9" table:style-name="ce22">
            <text:p>9</text:p>
          </table:table-cell>
          <table:table-cell office:value-type="float" office:value="37042" table:style-name="ce22">
            <text:p>37042</text:p>
          </table:table-cell>
          <table:table-cell office:value-type="float" office:value="41058.987030731631" table:style-name="ce13">
            <text:p>41059<text:s/></text:p>
          </table:table-cell>
          <table:table-cell office:value-type="float" office:value="36583.227086040533" table:style-name="ce13">
            <text:p>36583<text:s/></text:p>
          </table:table-cell>
          <table:table-cell office:value-type="float" office:value="38264.515367649015" table:style-name="ce13">
            <text:p>38265<text:s/></text:p>
          </table:table-cell>
          <table:table-cell office:value-type="float" office:value="38522.206835677127" table:style-name="ce13">
            <text:p>38522<text:s/></text:p>
          </table:table-cell>
          <table:table-cell office:value-type="float" office:value="37491.096024697945" table:style-name="ce13">
            <text:p>37491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7" table:formula="of:=[.B8]+1" table:style-name="ce22">
            <text:p>7</text:p>
          </table:table-cell>
          <table:table-cell office:value-type="float" office:value="1960" table:style-name="ce22">
            <text:p>1960</text:p>
          </table:table-cell>
          <table:table-cell office:value-type="float" office:value="9" table:style-name="ce22">
            <text:p>9</text:p>
          </table:table-cell>
          <table:table-cell office:value-type="float" office:value="38905" table:style-name="ce22">
            <text:p>38905</text:p>
          </table:table-cell>
          <table:table-cell office:value-type="float" office:value="43435.111906518039" table:style-name="ce13">
            <text:p>43435<text:s/></text:p>
          </table:table-cell>
          <table:table-cell office:value-type="float" office:value="38536.216012898643" table:style-name="ce13">
            <text:p>38536<text:s/></text:p>
          </table:table-cell>
          <table:table-cell office:value-type="float" office:value="43281.674801573055" table:style-name="ce13">
            <text:p>43282<text:s/></text:p>
          </table:table-cell>
          <table:table-cell office:value-type="float" office:value="41774.092981854112" table:style-name="ce13">
            <text:p>41774<text:s/></text:p>
          </table:table-cell>
          <table:table-cell office:value-type="float" office:value="41363.352474502673" table:style-name="ce13">
            <text:p>4136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8" table:formula="of:=[.B9]+1" table:style-name="ce22">
            <text:p>8</text:p>
          </table:table-cell>
          <table:table-cell office:value-type="float" office:value="1961" table:style-name="ce22">
            <text:p>1961</text:p>
          </table:table-cell>
          <table:table-cell office:value-type="float" office:value="9" table:style-name="ce22">
            <text:p>9</text:p>
          </table:table-cell>
          <table:table-cell office:value-type="float" office:value="41303" table:style-name="ce22">
            <text:p>41303</text:p>
          </table:table-cell>
          <table:table-cell office:value-type="float" office:value="45604.271698078264" table:style-name="ce13">
            <text:p>45604<text:s/></text:p>
          </table:table-cell>
          <table:table-cell office:value-type="float" office:value="40593.464898547696" table:style-name="ce13">
            <text:p>40593<text:s/></text:p>
          </table:table-cell>
          <table:table-cell office:value-type="float" office:value="47491.149417424895" table:style-name="ce13">
            <text:p>47491<text:s/></text:p>
          </table:table-cell>
          <table:table-cell office:value-type="float" office:value="44785.430342698375" table:style-name="ce13">
            <text:p>44785<text:s/></text:p>
          </table:table-cell>
          <table:table-cell office:value-type="float" office:value="45071.164344729652" table:style-name="ce13">
            <text:p>45071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9" table:formula="of:=[.B10]+1" table:style-name="ce22">
            <text:p>9</text:p>
          </table:table-cell>
          <table:table-cell office:value-type="float" office:value="1962" table:style-name="ce22">
            <text:p>1962</text:p>
          </table:table-cell>
          <table:table-cell office:value-type="float" office:value="9" table:style-name="ce22">
            <text:p>9</text:p>
          </table:table-cell>
          <table:table-cell office:value-type="float" office:value="44036" table:style-name="ce22">
            <text:p>44036</text:p>
          </table:table-cell>
          <table:table-cell office:value-type="float" office:value="47607.349890017758" table:style-name="ce13">
            <text:p>47607<text:s/></text:p>
          </table:table-cell>
          <table:table-cell office:value-type="float" office:value="42760.539641932439" table:style-name="ce13">
            <text:p>42761<text:s/></text:p>
          </table:table-cell>
          <table:table-cell office:value-type="float" office:value="51022.963938145011" table:style-name="ce13">
            <text:p>51023<text:s/></text:p>
          </table:table-cell>
          <table:table-cell office:value-type="float" office:value="47574.012812437461" table:style-name="ce13">
            <text:p>47574<text:s/></text:p>
          </table:table-cell>
          <table:table-cell office:value-type="float" office:value="48536.56914108403" table:style-name="ce13">
            <text:p>4853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0" table:formula="of:=[.B11]+1" table:style-name="ce22">
            <text:p>10</text:p>
          </table:table-cell>
          <table:table-cell office:value-type="float" office:value="1963" table:style-name="ce22">
            <text:p>1963</text:p>
          </table:table-cell>
          <table:table-cell office:value-type="float" office:value="9" table:style-name="ce22">
            <text:p>9</text:p>
          </table:table-cell>
          <table:table-cell office:value-type="float" office:value="46950" table:style-name="ce22">
            <text:p>46950</text:p>
          </table:table-cell>
          <table:table-cell office:value-type="float" office:value="49473.602251553064" table:style-name="ce13">
            <text:p>49474<text:s/></text:p>
          </table:table-cell>
          <table:table-cell office:value-type="float" office:value="45043.303276500847" table:style-name="ce13">
            <text:p>45043<text:s/></text:p>
          </table:table-cell>
          <table:table-cell office:value-type="float" office:value="53986.211123861867" table:style-name="ce13">
            <text:p>53986<text:s/></text:p>
          </table:table-cell>
          <table:table-cell office:value-type="float" office:value="50156.318033914184" table:style-name="ce13">
            <text:p>50156<text:s/></text:p>
          </table:table-cell>
          <table:table-cell office:value-type="float" office:value="51702.87469920989" table:style-name="ce13">
            <text:p>5170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1" table:formula="of:=[.B12]+1" table:style-name="ce22">
            <text:p>11</text:p>
          </table:table-cell>
          <table:table-cell office:value-type="float" office:value="1964" table:style-name="ce22">
            <text:p>1964</text:p>
          </table:table-cell>
          <table:table-cell office:value-type="float" office:value="9" table:style-name="ce22">
            <text:p>9</text:p>
          </table:table-cell>
          <table:table-cell office:value-type="float" office:value="49056" table:style-name="ce22">
            <text:p>49056</text:p>
          </table:table-cell>
          <table:table-cell office:value-type="float" office:value="51224.778884963147" table:style-name="ce13">
            <text:p>51225<text:s/></text:p>
          </table:table-cell>
          <table:table-cell office:value-type="float" office:value="47447.931832675575" table:style-name="ce13">
            <text:p>47448<text:s/></text:p>
          </table:table-cell>
          <table:table-cell office:value-type="float" office:value="56472.421493105299" table:style-name="ce13">
            <text:p>56472<text:s/></text:p>
          </table:table-cell>
          <table:table-cell office:value-type="float" office:value="52547.60476444073" table:style-name="ce13">
            <text:p>52548<text:s/></text:p>
          </table:table-cell>
          <table:table-cell office:value-type="float" office:value="54536.579338932235" table:style-name="ce13">
            <text:p>5453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2" table:formula="of:=[.B13]+1" table:style-name="ce22">
            <text:p>12</text:p>
          </table:table-cell>
          <table:table-cell office:value-type="float" office:value="1965" table:style-name="ce22">
            <text:p>1965</text:p>
          </table:table-cell>
          <table:table-cell office:value-type="float" office:value="9" table:style-name="ce22">
            <text:p>9</text:p>
          </table:table-cell>
          <table:table-cell office:value-type="float" office:value="54160" table:style-name="ce22">
            <text:p>54160</text:p>
          </table:table-cell>
          <table:table-cell office:value-type="float" office:value="52877.547066244799" table:style-name="ce13">
            <text:p>52878<text:s/></text:p>
          </table:table-cell>
          <table:table-cell office:value-type="float" office:value="49980.931047140526" table:style-name="ce13">
            <text:p>49981<text:s/></text:p>
          </table:table-cell>
          <table:table-cell office:value-type="float" office:value="58558.390571192256" table:style-name="ce13">
            <text:p>58558<text:s/></text:p>
          </table:table-cell>
          <table:table-cell office:value-type="float" office:value="54762.003039297728" table:style-name="ce13">
            <text:p>54762<text:s/></text:p>
          </table:table-cell>
          <table:table-cell office:value-type="float" office:value="57025.984707648167" table:style-name="ce13">
            <text:p>57026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3" table:formula="of:=[.B14]+1" table:style-name="ce22">
            <text:p>13</text:p>
          </table:table-cell>
          <table:table-cell office:value-type="float" office:value="1966" table:style-name="ce22">
            <text:p>1966</text:p>
          </table:table-cell>
          <table:table-cell office:value-type="float" office:value="9" table:style-name="ce22">
            <text:p>9</text:p>
          </table:table-cell>
          <table:table-cell office:value-type="float" office:value="56267" table:style-name="ce22">
            <text:p>56267</text:p>
          </table:table-cell>
          <table:table-cell office:value-type="float" office:value="54444.997485020234" table:style-name="ce13">
            <text:p>54445<text:s/></text:p>
          </table:table-cell>
          <table:table-cell office:value-type="float" office:value="52649.1539641497" table:style-name="ce13">
            <text:p>52649<text:s/></text:p>
          </table:table-cell>
          <table:table-cell office:value-type="float" office:value="60308.550995492573" table:style-name="ce13">
            <text:p>60309<text:s/></text:p>
          </table:table-cell>
          <table:table-cell office:value-type="float" office:value="56812.597665651861" table:style-name="ce13">
            <text:p>56813<text:s/></text:p>
          </table:table-cell>
          <table:table-cell office:value-type="float" office:value="59177.514611371174" table:style-name="ce13">
            <text:p>59178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4" table:formula="of:=[.B15]+1" table:style-name="ce22">
            <text:p>14</text:p>
          </table:table-cell>
          <table:table-cell office:value-type="float" office:value="1967" table:style-name="ce22">
            <text:p>1967</text:p>
          </table:table-cell>
          <table:table-cell office:value-type="float" office:value="9" table:style-name="ce22">
            <text:p>9</text:p>
          </table:table-cell>
          <table:table-cell office:value-type="float" office:value="58178" table:style-name="ce22">
            <text:p>58178</text:p>
          </table:table-cell>
          <table:table-cell office:value-type="float" office:value="55937.623898160542" table:style-name="ce13">
            <text:p>55938<text:s/></text:p>
          </table:table-cell>
          <table:table-cell office:value-type="float" office:value="55459.819476478631" table:style-name="ce13">
            <text:p>55460<text:s/></text:p>
          </table:table-cell>
          <table:table-cell office:value-type="float" office:value="61776.96274855471" table:style-name="ce13">
            <text:p>61777<text:s/></text:p>
          </table:table-cell>
          <table:table-cell office:value-type="float" office:value="58711.505540254497" table:style-name="ce13">
            <text:p>58712<text:s/></text:p>
          </table:table-cell>
          <table:table-cell office:value-type="float" office:value="61010.948733497069" table:style-name="ce13">
            <text:p>610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5" table:formula="of:=[.B16]+1" table:style-name="ce22">
            <text:p>15</text:p>
          </table:table-cell>
          <table:table-cell office:value-type="float" office:value="1968" table:style-name="ce22">
            <text:p>1968</text:p>
          </table:table-cell>
          <table:table-cell office:value-type="float" office:value="9" table:style-name="ce22">
            <text:p>9</text:p>
          </table:table-cell>
          <table:table-cell office:value-type="float" office:value="59762" table:style-name="ce22">
            <text:p>59762</text:p>
          </table:table-cell>
          <table:table-cell office:value-type="float" office:value="57363.984429191303" table:style-name="ce13">
            <text:p>57364<text:s/></text:p>
          </table:table-cell>
          <table:table-cell office:value-type="float" office:value="58420.53185618126" table:style-name="ce13">
            <text:p>58421<text:s/></text:p>
          </table:table-cell>
          <table:table-cell office:value-type="float" office:value="63008.982994580467" table:style-name="ce13">
            <text:p>63009<text:s/></text:p>
          </table:table-cell>
          <table:table-cell office:value-type="float" office:value="60469.947247789314" table:style-name="ce13">
            <text:p>60470<text:s/></text:p>
          </table:table-cell>
          <table:table-cell office:value-type="float" office:value="62554.605773408854" table:style-name="ce13">
            <text:p>625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6" table:formula="of:=[.B17]+1" table:style-name="ce22">
            <text:p>16</text:p>
          </table:table-cell>
          <table:table-cell office:value-type="float" office:value="1969" table:style-name="ce22">
            <text:p>1969</text:p>
          </table:table-cell>
          <table:table-cell office:value-type="float" office:value="9" table:style-name="ce22">
            <text:p>9</text:p>
          </table:table-cell>
          <table:table-cell office:value-type="float" office:value="61060" table:style-name="ce22">
            <text:p>61060</text:p>
          </table:table-cell>
          <table:table-cell office:value-type="float" office:value="58731.162104219591" table:style-name="ce13">
            <text:p>58731<text:s/></text:p>
          </table:table-cell>
          <table:table-cell office:value-type="float" office:value="61539.301327992551" table:style-name="ce13">
            <text:p>61539<text:s/></text:p>
          </table:table-cell>
          <table:table-cell office:value-type="float" office:value="64042.667098137987" table:style-name="ce13">
            <text:p>64043<text:s/></text:p>
          </table:table-cell>
          <table:table-cell office:value-type="float" office:value="62098.31336294119" table:style-name="ce13">
            <text:p>62098<text:s/></text:p>
          </table:table-cell>
          <table:table-cell office:value-type="float" office:value="63841.155921995756" table:style-name="ce13">
            <text:p>6384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7" table:formula="of:=[.B18]+1" table:style-name="ce22">
            <text:p>17</text:p>
          </table:table-cell>
          <table:table-cell office:value-type="float" office:value="1970" table:style-name="ce22">
            <text:p>1970</text:p>
          </table:table-cell>
          <table:table-cell office:value-type="float" office:value="9" table:style-name="ce22">
            <text:p>9</text:p>
          </table:table-cell>
          <table:table-cell office:value-type="float" office:value="65640" table:style-name="ce22">
            <text:p>65640</text:p>
          </table:table-cell>
          <table:table-cell office:value-type="float" office:value="60045.094198344501" table:style-name="ce13">
            <text:p>60045<text:s/></text:p>
          </table:table-cell>
          <table:table-cell office:value-type="float" office:value="64824.565741038678" table:style-name="ce13">
            <text:p>64825<text:s/></text:p>
          </table:table-cell>
          <table:table-cell office:value-type="float" office:value="64909.944100601446" table:style-name="ce13">
            <text:p>64910<text:s/></text:p>
          </table:table-cell>
          <table:table-cell office:value-type="float" office:value="63606.225847962975" table:style-name="ce13">
            <text:p>63606<text:s/></text:p>
          </table:table-cell>
          <table:table-cell office:value-type="float" office:value="64904.378925556965" table:style-name="ce13">
            <text:p>649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8" table:formula="of:=[.B19]+1" table:style-name="ce22">
            <text:p>18</text:p>
          </table:table-cell>
          <table:table-cell office:value-type="float" office:value="1971" table:style-name="ce22">
            <text:p>1971</text:p>
          </table:table-cell>
          <table:table-cell office:value-type="float" office:value="9" table:style-name="ce22">
            <text:p>9</text:p>
          </table:table-cell>
          <table:table-cell office:value-type="float" office:value="66431" table:style-name="ce22">
            <text:p>66431</text:p>
          </table:table-cell>
          <table:table-cell office:value-type="float" office:value="61310.813211841218" table:style-name="ce13">
            <text:p>61311<text:s/></text:p>
          </table:table-cell>
          <table:table-cell office:value-type="float" office:value="68285.213397487314" table:style-name="ce13">
            <text:p>68285<text:s/></text:p>
          </table:table-cell>
          <table:table-cell office:value-type="float" office:value="65637.602963123703" table:style-name="ce13">
            <text:p>65638<text:s/></text:p>
          </table:table-cell>
          <table:table-cell office:value-type="float" office:value="65002.59490853663" table:style-name="ce13">
            <text:p>65003<text:s/></text:p>
          </table:table-cell>
          <table:table-cell office:value-type="float" office:value="65776.908219021832" table:style-name="ce13">
            <text:p>6577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9" table:formula="of:=[.B20]+1" table:style-name="ce22">
            <text:p>19</text:p>
          </table:table-cell>
          <table:table-cell office:value-type="float" office:value="1972" table:style-name="ce22">
            <text:p>1972</text:p>
          </table:table-cell>
          <table:table-cell office:value-type="float" office:value="9" table:style-name="ce22">
            <text:p>9</text:p>
          </table:table-cell>
          <table:table-cell office:value-type="float" office:value="66977" table:style-name="ce22">
            <text:p>66977</text:p>
          </table:table-cell>
          <table:table-cell office:value-type="float" office:value="62532.626735065336" table:style-name="ce13">
            <text:p>62533<text:s/></text:p>
          </table:table-cell>
          <table:table-cell office:value-type="float" office:value="71930.607099901375" table:style-name="ce13">
            <text:p>71931<text:s/></text:p>
          </table:table-cell>
          <table:table-cell office:value-type="float" office:value="66248.120039793794" table:style-name="ce13">
            <text:p>66248<text:s/></text:p>
          </table:table-cell>
          <table:table-cell office:value-type="float" office:value="66295.671643887865" table:style-name="ce13">
            <text:p>66296<text:s/></text:p>
          </table:table-cell>
          <table:table-cell office:value-type="float" office:value="66488.838892389089" table:style-name="ce13">
            <text:p>664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0" table:formula="of:=[.B21]+1" table:style-name="ce22">
            <text:p>20</text:p>
          </table:table-cell>
          <table:table-cell office:value-type="float" office:value="1973" table:style-name="ce22">
            <text:p>1973</text:p>
          </table:table-cell>
          <table:table-cell office:value-type="float" office:value="9" table:style-name="ce22">
            <text:p>9</text:p>
          </table:table-cell>
          <table:table-cell office:value-type="float" office:value="68736" table:style-name="ce22">
            <text:p>68736</text:p>
          </table:table-cell>
          <table:table-cell office:value-type="float" office:value="63714.25407146864" table:style-name="ce13">
            <text:p>63714<text:s/></text:p>
          </table:table-cell>
          <table:table-cell office:value-type="float" office:value="75770.609482356391" table:style-name="ce13">
            <text:p>75771<text:s/></text:p>
          </table:table-cell>
          <table:table-cell office:value-type="float" office:value="66760.353340455869" table:style-name="ce13">
            <text:p>66760<text:s/></text:p>
          </table:table-cell>
          <table:table-cell office:value-type="float" office:value="67493.096802262327" table:style-name="ce13">
            <text:p>67493<text:s/></text:p>
          </table:table-cell>
          <table:table-cell office:value-type="float" office:value="67067.00965946824" table:style-name="ce13">
            <text:p>6706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1" table:formula="of:=[.B22]+1" table:style-name="ce12">
            <text:p>21</text:p>
          </table:table-cell>
          <table:table-cell office:value-type="float" office:value="1974" table:style-name="ce12">
            <text:p>1974</text:p>
          </table:table-cell>
          <table:table-cell office:value-type="float" office:value="9" table:style-name="ce12">
            <text:p>9</text:p>
          </table:table-cell>
          <table:table-cell office:value-type="float" office:value="70138" table:style-name="ce12">
            <text:p>70138</text:p>
          </table:table-cell>
          <table:table-cell office:value-type="float" office:value="64858.931637615096" table:style-name="ce13">
            <text:p>64859<text:s/></text:p>
          </table:table-cell>
          <table:table-cell office:value-type="float" office:value="79815.609693854902" table:style-name="ce13">
            <text:p>79816<text:s/></text:p>
          </table:table-cell>
          <table:table-cell office:value-type="float" office:value="67190.12502798716" table:style-name="ce13">
            <text:p>67190<text:s/></text:p>
          </table:table-cell>
          <table:table-cell office:value-type="float" office:value="68601.945929857728" table:style-name="ce13">
            <text:p>68602<text:s/></text:p>
          </table:table-cell>
          <table:table-cell office:value-type="float" office:value="67534.763868739421" table:style-name="ce13">
            <text:p>6753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2" table:formula="of:=[.B23]+1" table:style-name="ce12">
            <text:p>22</text:p>
          </table:table-cell>
          <table:table-cell office:value-type="float" office:value="1975" table:style-name="ce12">
            <text:p>1975</text:p>
          </table:table-cell>
          <table:table-cell office:value-type="float" office:value="3" table:style-name="ce12">
            <text:p>3</text:p>
          </table:table-cell>
          <table:table-cell office:value-type="float" office:value="70138" table:style-name="ce12">
            <text:p>70138</text:p>
          </table:table-cell>
          <table:table-cell office:value-type="float" office:value="65969.495409623007" table:style-name="ce13">
            <text:p>65969<text:s/></text:p>
          </table:table-cell>
          <table:table-cell office:value-type="float" office:value="84076.551506230098" table:style-name="ce13">
            <text:p>84077<text:s/></text:p>
          </table:table-cell>
          <table:table-cell office:value-type="float" office:value="67550.71014255262" table:style-name="ce13">
            <text:p>67551<text:s/></text:p>
          </table:table-cell>
          <table:table-cell office:value-type="float" office:value="69628.771179995441" table:style-name="ce13">
            <text:p>69629<text:s/></text:p>
          </table:table-cell>
          <table:table-cell office:value-type="float" office:value="67912.021783132601" table:style-name="ce13">
            <text:p>6791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3" table:formula="of:=[.B24]+1" table:style-name="ce12">
            <text:p>23</text:p>
          </table:table-cell>
          <table:table-cell office:value-type="float" office:value="1975" table:style-name="ce12">
            <text:p>1975</text:p>
          </table:table-cell>
          <table:table-cell office:value-type="float" office:value="9" table:style-name="ce12">
            <text:p>9</text:p>
          </table:table-cell>
          <table:table-cell office:value-type="float" office:value="71851" table:style-name="ce12">
            <text:p>71851</text:p>
          </table:table-cell>
          <table:table-cell office:value-type="float" office:value="67048.446221834485" table:style-name="ce13">
            <text:p>67048<text:s/></text:p>
          </table:table-cell>
          <table:table-cell office:value-type="float" office:value="88564.962922584848" table:style-name="ce13">
            <text:p>88565<text:s/></text:p>
          </table:table-cell>
          <table:table-cell office:value-type="float" office:value="67853.246648838249" table:style-name="ce13">
            <text:p>67853<text:s/></text:p>
          </table:table-cell>
          <table:table-cell office:value-type="float" office:value="70579.640029580842" table:style-name="ce13">
            <text:p>70580<text:s/></text:p>
          </table:table-cell>
          <table:table-cell office:value-type="float" office:value="68215.534714707406" table:style-name="ce13">
            <text:p>682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4" table:formula="of:=[.B25]+1" table:style-name="ce12">
            <text:p>24</text:p>
          </table:table-cell>
          <table:table-cell office:value-type="float" office:value="1976" table:style-name="ce12">
            <text:p>1976</text:p>
          </table:table-cell>
          <table:table-cell office:value-type="float" office:value="3" table:style-name="ce12">
            <text:p>3</text:p>
          </table:table-cell>
          <table:table-cell office:value-type="float" office:value="71851" table:style-name="ce12">
            <text:p>71851</text:p>
          </table:table-cell>
          <table:table-cell office:value-type="float" office:value="68098.002068345493" table:style-name="ce13">
            <text:p>68098<text:s/></text:p>
          </table:table-cell>
          <table:table-cell office:value-type="float" office:value="93292.987366371774" table:style-name="ce13">
            <text:p>93293<text:s/></text:p>
          </table:table-cell>
          <table:table-cell office:value-type="float" office:value="68107.079472042315" table:style-name="ce13">
            <text:p>68107<text:s/></text:p>
          </table:table-cell>
          <table:table-cell office:value-type="float" office:value="71460.171131626266" table:style-name="ce13">
            <text:p>71460<text:s/></text:p>
          </table:table-cell>
          <table:table-cell office:value-type="float" office:value="68459.229076798758" table:style-name="ce13">
            <text:p>6845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5" table:formula="of:=[.B26]+1" table:style-name="ce12">
            <text:p>25</text:p>
          </table:table-cell>
          <table:table-cell office:value-type="float" office:value="1976" table:style-name="ce12">
            <text:p>1976</text:p>
          </table:table-cell>
          <table:table-cell office:value-type="float" office:value="9" table:style-name="ce12">
            <text:p>9</text:p>
          </table:table-cell>
          <table:table-cell office:value-type="float" office:value="73815" table:style-name="ce12">
            <text:p>73815</text:p>
          </table:table-cell>
          <table:table-cell office:value-type="float" office:value="69120.140423579345" table:style-name="ce13">
            <text:p>69120<text:s/></text:p>
          </table:table-cell>
          <table:table-cell office:value-type="float" office:value="98273.416535496712" table:style-name="ce13">
            <text:p>98273<text:s/></text:p>
          </table:table-cell>
          <table:table-cell office:value-type="float" office:value="68320.049149410494" table:style-name="ce13">
            <text:p>68320<text:s/></text:p>
          </table:table-cell>
          <table:table-cell office:value-type="float" office:value="72275.567515688512" table:style-name="ce13">
            <text:p>72276<text:s/></text:p>
          </table:table-cell>
          <table:table-cell office:value-type="float" office:value="68654.579629536485" table:style-name="ce13">
            <text:p>686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6" table:formula="of:=[.B27]+1" table:style-name="ce12">
            <text:p>26</text:p>
          </table:table-cell>
          <table:table-cell office:value-type="float" office:value="1977" table:style-name="ce12">
            <text:p>1977</text:p>
          </table:table-cell>
          <table:table-cell office:value-type="float" office:value="3" table:style-name="ce12">
            <text:p>3</text:p>
          </table:table-cell>
          <table:table-cell office:value-type="float" office:value="73700" table:style-name="ce12">
            <text:p>73700</text:p>
          </table:table-cell>
          <table:table-cell office:value-type="float" office:value="70116.632806380207" table:style-name="ce13">
            <text:p>70117<text:s/></text:p>
          </table:table-cell>
          <table:table-cell office:value-type="float" office:value="103519.72501033258" table:style-name="ce13">
            <text:p>103520<text:s/></text:p>
          </table:table-cell>
          <table:table-cell office:value-type="float" office:value="68498.73401335279" table:style-name="ce13">
            <text:p>68499<text:s/></text:p>
          </table:table-cell>
          <table:table-cell office:value-type="float" office:value="73030.647332400607" table:style-name="ce13">
            <text:p>73031<text:s/></text:p>
          </table:table-cell>
          <table:table-cell office:value-type="float" office:value="68810.974782184829" table:style-name="ce13">
            <text:p>688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7" table:formula="of:=[.B28]+1" table:style-name="ce12">
            <text:p>27</text:p>
          </table:table-cell>
          <table:table-cell office:value-type="float" office:value="1977" table:style-name="ce12">
            <text:p>1977</text:p>
          </table:table-cell>
          <table:table-cell office:value-type="float" office:value="4" table:style-name="ce12">
            <text:p>4</text:p>
          </table:table-cell>
          <table:table-cell office:value-type="float" office:value="74613" table:style-name="ce12">
            <text:p>74613</text:p>
          </table:table-cell>
          <table:table-cell office:value-type="float" office:value="71089.073250466827" table:style-name="ce13">
            <text:p>71089<text:s/></text:p>
          </table:table-cell>
          <table:table-cell office:value-type="float" office:value="109046.10670927573" table:style-name="ce13">
            <text:p>109046<text:s/></text:p>
          </table:table-cell>
          <table:table-cell office:value-type="float" office:value="68648.653386836537" table:style-name="ce13">
            <text:p>68649<text:s/></text:p>
          </table:table-cell>
          <table:table-cell office:value-type="float" office:value="73729.872323766846" table:style-name="ce13">
            <text:p>73730<text:s/></text:p>
          </table:table-cell>
          <table:table-cell office:value-type="float" office:value="68936.053416419745" table:style-name="ce13">
            <text:p>689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8" table:formula="of:=[.B29]+1" table:style-name="ce12">
            <text:p>28</text:p>
          </table:table-cell>
          <table:table-cell office:value-type="float" office:value="1977" table:style-name="ce12">
            <text:p>1977</text:p>
          </table:table-cell>
          <table:table-cell office:value-type="float" office:value="9" table:style-name="ce12">
            <text:p>9</text:p>
          </table:table-cell>
          <table:table-cell office:value-type="float" office:value="74915" table:style-name="ce12">
            <text:p>74915</text:p>
          </table:table-cell>
          <table:table-cell office:value-type="float" office:value="72038.901939665753" table:style-name="ce13">
            <text:p>72039<text:s/></text:p>
          </table:table-cell>
          <table:table-cell office:value-type="float" office:value="114867.51329047554" table:style-name="ce13">
            <text:p>114868<text:s/></text:p>
          </table:table-cell>
          <table:table-cell office:value-type="float" office:value="68774.438067474184" table:style-name="ce13">
            <text:p>68774<text:s/></text:p>
          </table:table-cell>
          <table:table-cell office:value-type="float" office:value="74377.374187450652" table:style-name="ce13">
            <text:p>74377<text:s/></text:p>
          </table:table-cell>
          <table:table-cell office:value-type="float" office:value="69036.003693310573" table:style-name="ce13">
            <text:p>690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9" table:formula="of:=[.B30]+1" table:style-name="ce12">
            <text:p>29</text:p>
          </table:table-cell>
          <table:table-cell office:value-type="float" office:value="1978" table:style-name="ce12">
            <text:p>1978</text:p>
          </table:table-cell>
          <table:table-cell office:value-type="float" office:value="2" table:style-name="ce12">
            <text:p>2</text:p>
          </table:table-cell>
          <table:table-cell office:value-type="float" office:value="74864" table:style-name="ce12">
            <text:p>74864</text:p>
          </table:table-cell>
          <table:table-cell office:value-type="float" office:value="72967.42497112065" table:style-name="ce13">
            <text:p>72967<text:s/></text:p>
          </table:table-cell>
          <table:table-cell office:value-type="float" office:value="120999.6946036333" table:style-name="ce13">
            <text:p>121000<text:s/></text:p>
          </table:table-cell>
          <table:table-cell office:value-type="float" office:value="68879.973366318183" table:style-name="ce13">
            <text:p>68880<text:s/></text:p>
          </table:table-cell>
          <table:table-cell office:value-type="float" office:value="74976.978990841337" table:style-name="ce13">
            <text:p>74977<text:s/></text:p>
          </table:table-cell>
          <table:table-cell office:value-type="float" office:value="69115.821170235606" table:style-name="ce13">
            <text:p>691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0" table:formula="of:=[.B31]+1" table:style-name="ce12">
            <text:p>30</text:p>
          </table:table-cell>
          <table:table-cell office:value-type="float" office:value="1978" table:style-name="ce12">
            <text:p>1978</text:p>
          </table:table-cell>
          <table:table-cell office:value-type="float" office:value="3" table:style-name="ce12">
            <text:p>3</text:p>
          </table:table-cell>
          <table:table-cell office:value-type="float" office:value="74633" table:style-name="ce12">
            <text:p>74633</text:p>
          </table:table-cell>
          <table:table-cell office:value-type="float" office:value="73875.830991436087" table:style-name="ce13">
            <text:p>73876<text:s/></text:p>
          </table:table-cell>
          <table:table-cell office:value-type="float" office:value="127459.24130131328" table:style-name="ce13">
            <text:p>127459<text:s/></text:p>
          </table:table-cell>
          <table:table-cell office:value-type="float" office:value="68968.519119629578" table:style-name="ce13">
            <text:p>68969<text:s/></text:p>
          </table:table-cell>
          <table:table-cell office:value-type="float" office:value="75532.229779161455" table:style-name="ce13">
            <text:p>75532<text:s/></text:p>
          </table:table-cell>
          <table:table-cell office:value-type="float" office:value="69179.527543484219" table:style-name="ce13">
            <text:p>6918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1" table:formula="of:=[.B32]+1" table:style-name="ce12">
            <text:p>31</text:p>
          </table:table-cell>
          <table:table-cell office:value-type="float" office:value="1978" table:style-name="ce12">
            <text:p>1978</text:p>
          </table:table-cell>
          <table:table-cell office:value-type="float" office:value="4" table:style-name="ce12">
            <text:p>4</text:p>
          </table:table-cell>
          <table:table-cell office:value-type="float" office:value="75697" table:style-name="ce12">
            <text:p>75697</text:p>
          </table:table-cell>
          <table:table-cell office:value-type="float" office:value="74765.205287504767" table:style-name="ce13">
            <text:p>74765<text:s/></text:p>
          </table:table-cell>
          <table:table-cell office:value-type="float" office:value="134263.62972505038" table:style-name="ce13">
            <text:p>134264<text:s/></text:p>
          </table:table-cell>
          <table:table-cell office:value-type="float" office:value="69042.810380613941" table:style-name="ce13">
            <text:p>69043<text:s/></text:p>
          </table:table-cell>
          <table:table-cell office:value-type="float" office:value="76046.407511205456" table:style-name="ce13">
            <text:p>76046<text:s/></text:p>
          </table:table-cell>
          <table:table-cell office:value-type="float" office:value="69230.353422245375" table:style-name="ce13">
            <text:p>692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2" table:formula="of:=[.B33]+1" table:style-name="ce12">
            <text:p>32</text:p>
          </table:table-cell>
          <table:table-cell office:value-type="float" office:value="1978" table:style-name="ce12">
            <text:p>1978</text:p>
          </table:table-cell>
          <table:table-cell office:value-type="float" office:value="5" table:style-name="ce12">
            <text:p>5</text:p>
          </table:table-cell>
          <table:table-cell office:value-type="float" office:value="75886" table:style-name="ce12">
            <text:p>75886</text:p>
          </table:table-cell>
          <table:table-cell office:value-type="float" office:value="75636.541790392672" table:style-name="ce13">
            <text:p>75637<text:s/></text:p>
          </table:table-cell>
          <table:table-cell office:value-type="float" office:value="141431.2691876952" table:style-name="ce13">
            <text:p>141431<text:s/></text:p>
          </table:table-cell>
          <table:table-cell office:value-type="float" office:value="69105.141901350304" table:style-name="ce13">
            <text:p>69105<text:s/></text:p>
          </table:table-cell>
          <table:table-cell office:value-type="float" office:value="76522.550446418187" table:style-name="ce13">
            <text:p>76523<text:s/></text:p>
          </table:table-cell>
          <table:table-cell office:value-type="float" office:value="69270.88943299299" table:style-name="ce13">
            <text:p>6927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3" table:formula="of:=[.B34]+1" table:style-name="ce12">
            <text:p>33</text:p>
          </table:table-cell>
          <table:table-cell office:value-type="float" office:value="1978" table:style-name="ce12">
            <text:p>1978</text:p>
          </table:table-cell>
          <table:table-cell office:value-type="float" office:value="6" table:style-name="ce12">
            <text:p>6</text:p>
          </table:table-cell>
          <table:table-cell office:value-type="float" office:value="75948" table:style-name="ce12">
            <text:p>75948</text:p>
          </table:table-cell>
          <table:table-cell office:value-type="float" office:value="76490.753356461457" table:style-name="ce13">
            <text:p>76491<text:s/></text:p>
          </table:table-cell>
          <table:table-cell office:value-type="float" office:value="148981.55177991776" table:style-name="ce13">
            <text:p>148982<text:s/></text:p>
          </table:table-cell>
          <table:table-cell office:value-type="float" office:value="69157.439014440446" table:style-name="ce13">
            <text:p>69157<text:s/></text:p>
          </table:table-cell>
          <table:table-cell office:value-type="float" office:value="76963.472097870763" table:style-name="ce13">
            <text:p>76963<text:s/></text:p>
          </table:table-cell>
          <table:table-cell office:value-type="float" office:value="69303.210132191554" table:style-name="ce13">
            <text:p>6930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4" table:formula="of:=[.B35]+1" table:style-name="ce12">
            <text:p>34</text:p>
          </table:table-cell>
          <table:table-cell office:value-type="float" office:value="1978" table:style-name="ce12">
            <text:p>1978</text:p>
          </table:table-cell>
          <table:table-cell office:value-type="float" office:value="7" table:style-name="ce12">
            <text:p>7</text:p>
          </table:table-cell>
          <table:table-cell office:value-type="float" office:value="75948" table:style-name="ce12">
            <text:p>75948</text:p>
          </table:table-cell>
          <table:table-cell office:value-type="float" office:value="77328.680617318358" table:style-name="ce13">
            <text:p>77329<text:s/></text:p>
          </table:table-cell>
          <table:table-cell office:value-type="float" office:value="156934.90483562296" table:style-name="ce13">
            <text:p>156935<text:s/></text:p>
          </table:table-cell>
          <table:table-cell office:value-type="float" office:value="69201.317103812427" table:style-name="ce13">
            <text:p>69201<text:s/></text:p>
          </table:table-cell>
          <table:table-cell office:value-type="float" office:value="77371.777857217618" table:style-name="ce13">
            <text:p>77372<text:s/></text:p>
          </table:table-cell>
          <table:table-cell office:value-type="float" office:value="69328.974987072725" table:style-name="ce13">
            <text:p>693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5" table:formula="of:=[.B36]+1" table:style-name="ce12">
            <text:p>35</text:p>
          </table:table-cell>
          <table:table-cell office:value-type="float" office:value="1978" table:style-name="ce12">
            <text:p>1978</text:p>
          </table:table-cell>
          <table:table-cell office:value-type="float" office:value="8" table:style-name="ce12">
            <text:p>8</text:p>
          </table:table-cell>
          <table:table-cell office:value-type="float" office:value="76028" table:style-name="ce12">
            <text:p>76028</text:p>
          </table:table-cell>
          <table:table-cell office:value-type="float" office:value="78151.099633761769" table:style-name="ce13">
            <text:p>78151<text:s/></text:p>
          </table:table-cell>
          <table:table-cell office:value-type="float" office:value="165312.84619822228" table:style-name="ce13">
            <text:p>165313<text:s/></text:p>
          </table:table-cell>
          <table:table-cell office:value-type="float" office:value="69238.131501647717" table:style-name="ce13">
            <text:p>69238<text:s/></text:p>
          </table:table-cell>
          <table:table-cell office:value-type="float" office:value="77749.880389870712" table:style-name="ce13">
            <text:p>77750<text:s/></text:p>
          </table:table-cell>
          <table:table-cell office:value-type="float" office:value="69349.510269752616" table:style-name="ce13">
            <text:p>6935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6" table:formula="of:=[.B37]+1" table:style-name="ce12">
            <text:p>36</text:p>
          </table:table-cell>
          <table:table-cell office:value-type="float" office:value="1978" table:style-name="ce12">
            <text:p>1978</text:p>
          </table:table-cell>
          <table:table-cell office:value-type="float" office:value="9" table:style-name="ce12">
            <text:p>9</text:p>
          </table:table-cell>
          <table:table-cell office:value-type="float" office:value="76004" table:style-name="ce12">
            <text:p>76004</text:p>
          </table:table-cell>
          <table:table-cell office:value-type="float" office:value="78958.728544675148" table:style-name="ce13">
            <text:p>78959<text:s/></text:p>
          </table:table-cell>
          <table:table-cell office:value-type="float" office:value="174138.04243728565" table:style-name="ce13">
            <text:p>174138<text:s/></text:p>
          </table:table-cell>
          <table:table-cell office:value-type="float" office:value="69269.019352677045" table:style-name="ce13">
            <text:p>69269<text:s/></text:p>
          </table:table-cell>
          <table:table-cell office:value-type="float" office:value="78100.013891360824" table:style-name="ce13">
            <text:p>78100<text:s/></text:p>
          </table:table-cell>
          <table:table-cell office:value-type="float" office:value="69365.875220951712" table:style-name="ce13">
            <text:p>6936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7" table:formula="of:=[.B38]+1" table:style-name="ce12">
            <text:p>37</text:p>
          </table:table-cell>
          <table:table-cell office:value-type="float" office:value="1978" table:style-name="ce12">
            <text:p>1978</text:p>
          </table:table-cell>
          <table:table-cell office:value-type="float" office:value="10" table:style-name="ce12">
            <text:p>10</text:p>
          </table:table-cell>
          <table:table-cell office:value-type="float" office:value="76109" table:style-name="ce12">
            <text:p>76109</text:p>
          </table:table-cell>
          <table:table-cell office:value-type="float" office:value="79752.233366910747" table:style-name="ce13">
            <text:p>79752<text:s/></text:p>
          </table:table-cell>
          <table:table-cell office:value-type="float" office:value="183434.37017307847" table:style-name="ce13">
            <text:p>183434<text:s/></text:p>
          </table:table-cell>
          <table:table-cell office:value-type="float" office:value="69294.934738974523" table:style-name="ce13">
            <text:p>69295<text:s/></text:p>
          </table:table-cell>
          <table:table-cell office:value-type="float" office:value="78424.247289125982" table:style-name="ce13">
            <text:p>78424<text:s/></text:p>
          </table:table-cell>
          <table:table-cell office:value-type="float" office:value="69378.915346115085" table:style-name="ce13">
            <text:p>6937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8" table:formula="of:=[.B39]+1" table:style-name="ce12">
            <text:p>38</text:p>
          </table:table-cell>
          <table:table-cell office:value-type="float" office:value="1978" table:style-name="ce12">
            <text:p>1978</text:p>
          </table:table-cell>
          <table:table-cell office:value-type="float" office:value="11" table:style-name="ce12">
            <text:p>11</text:p>
          </table:table-cell>
          <table:table-cell office:value-type="float" office:value="76256" table:style-name="ce12">
            <text:p>76256</text:p>
          </table:table-cell>
          <table:table-cell office:value-type="float" office:value="80532.233074441116" table:style-name="ce13">
            <text:p>80532<text:s/></text:p>
          </table:table-cell>
          <table:table-cell office:value-type="float" office:value="193226.98067489811" table:style-name="ce13">
            <text:p>193227<text:s/></text:p>
          </table:table-cell>
          <table:table-cell office:value-type="float" office:value="69316.678150204709" table:style-name="ce13">
            <text:p>69317<text:s/></text:p>
          </table:table-cell>
          <table:table-cell office:value-type="float" office:value="78724.49646773623" table:style-name="ce13">
            <text:p>78724<text:s/></text:p>
          </table:table-cell>
          <table:table-cell office:value-type="float" office:value="69389.305246094344" table:style-name="ce13">
            <text:p>693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9" table:formula="of:=[.B40]+1" table:style-name="ce12">
            <text:p>39</text:p>
          </table:table-cell>
          <table:table-cell office:value-type="float" office:value="1978" table:style-name="ce12">
            <text:p>1978</text:p>
          </table:table-cell>
          <table:table-cell office:value-type="float" office:value="12" table:style-name="ce12">
            <text:p>12</text:p>
          </table:table-cell>
          <table:table-cell office:value-type="float" office:value="76205" table:style-name="ce12">
            <text:p>76205</text:p>
          </table:table-cell>
          <table:table-cell office:value-type="float" office:value="81299.304062829891" table:style-name="ce13">
            <text:p>81299<text:s/></text:p>
          </table:table-cell>
          <table:table-cell office:value-type="float" office:value="203542.36790798063" table:style-name="ce13">
            <text:p>203542<text:s/></text:p>
          </table:table-cell>
          <table:table-cell office:value-type="float" office:value="69334.9212096173" table:style-name="ce13">
            <text:p>69335<text:s/></text:p>
          </table:table-cell>
          <table:table-cell office:value-type="float" office:value="79002.535589793071" table:style-name="ce13">
            <text:p>79003<text:s/></text:p>
          </table:table-cell>
          <table:table-cell office:value-type="float" office:value="69397.582973940705" table:style-name="ce13">
            <text:p>6939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0" table:formula="of:=[.B41]+1" table:style-name="ce12">
            <text:p>40</text:p>
          </table:table-cell>
          <table:table-cell office:value-type="float" office:value="1979" table:style-name="ce12">
            <text:p>1979</text:p>
          </table:table-cell>
          <table:table-cell office:value-type="float" office:value="1" table:style-name="ce12">
            <text:p>1</text:p>
          </table:table-cell>
          <table:table-cell office:value-type="float" office:value="76215" table:style-name="ce12">
            <text:p>76215</text:p>
          </table:table-cell>
          <table:table-cell office:value-type="float" office:value="82053.984087164878" table:style-name="ce13">
            <text:p>82054<text:s/></text:p>
          </table:table-cell>
          <table:table-cell office:value-type="float" office:value="214408.44021307948" table:style-name="ce13">
            <text:p>214408<text:s/></text:p>
          </table:table-cell>
          <table:table-cell office:value-type="float" office:value="69350.227419540301" table:style-name="ce13">
            <text:p>69350<text:s/></text:p>
          </table:table-cell>
          <table:table-cell office:value-type="float" office:value="79260.007579398371" table:style-name="ce13">
            <text:p>79260<text:s/></text:p>
          </table:table-cell>
          <table:table-cell office:value-type="float" office:value="69404.177554145368" table:style-name="ce13">
            <text:p>694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1" table:formula="of:=[.B42]+1" table:style-name="ce12">
            <text:p>41</text:p>
          </table:table-cell>
          <table:table-cell office:value-type="float" office:value="1979" table:style-name="ce12">
            <text:p>1979</text:p>
          </table:table-cell>
          <table:table-cell office:value-type="float" office:value="2" table:style-name="ce12">
            <text:p>2</text:p>
          </table:table-cell>
          <table:table-cell office:value-type="float" office:value="76230" table:style-name="ce12">
            <text:p>76230</text:p>
          </table:table-cell>
          <table:table-cell office:value-type="float" office:value="82796.775747082822" table:style-name="ce13">
            <text:p>82797<text:s/></text:p>
          </table:table-cell>
          <table:table-cell office:value-type="float" office:value="225854.59581264504" table:style-name="ce13">
            <text:p>225855<text:s/></text:p>
          </table:table-cell>
          <table:table-cell office:value-type="float" office:value="69363.069567170707" table:style-name="ce13">
            <text:p>69363<text:s/></text:p>
          </table:table-cell>
          <table:table-cell office:value-type="float" office:value="79498.4338301393" table:style-name="ce13">
            <text:p>79498<text:s/></text:p>
          </table:table-cell>
          <table:table-cell office:value-type="float" office:value="69409.430999654767" table:style-name="ce13">
            <text:p>6940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2" table:formula="of:=[.B43]+1" table:style-name="ce12">
            <text:p>42</text:p>
          </table:table-cell>
          <table:table-cell office:value-type="float" office:value="1979" table:style-name="ce12">
            <text:p>1979</text:p>
          </table:table-cell>
          <table:table-cell office:value-type="float" office:value="3" table:style-name="ce12">
            <text:p>3</text:p>
          </table:table-cell>
          <table:table-cell office:value-type="float" office:value="75836" table:style-name="ce12">
            <text:p>75836</text:p>
          </table:table-cell>
          <table:table-cell office:value-type="float" office:value="83528.149580684723" table:style-name="ce13">
            <text:p>83528<text:s/></text:p>
          </table:table-cell>
          <table:table-cell office:value-type="float" office:value="237911.8023478887" table:style-name="ce13">
            <text:p>237912<text:s/></text:p>
          </table:table-cell>
          <table:table-cell office:value-type="float" office:value="69373.844328303006" table:style-name="ce13">
            <text:p>69374<text:s/></text:p>
          </table:table-cell>
          <table:table-cell office:value-type="float" office:value="79719.223194953403" table:style-name="ce13">
            <text:p>79719<text:s/></text:p>
          </table:table-cell>
          <table:table-cell office:value-type="float" office:value="69413.615910652981" table:style-name="ce13">
            <text:p>6941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3" table:formula="of:=[.B44]+1" table:style-name="ce12">
            <text:p>43</text:p>
          </table:table-cell>
          <table:table-cell office:value-type="float" office:value="1979" table:style-name="ce12">
            <text:p>1979</text:p>
          </table:table-cell>
          <table:table-cell office:value-type="float" office:value="4" table:style-name="ce12">
            <text:p>4</text:p>
          </table:table-cell>
          <table:table-cell office:value-type="float" office:value="76480" table:style-name="ce12">
            <text:p>76480</text:p>
          </table:table-cell>
          <table:table-cell office:value-type="float" office:value="84248.546819445663" table:style-name="ce13">
            <text:p>84249<text:s/></text:p>
          </table:table-cell>
          <table:table-cell office:value-type="float" office:value="250612.68066191752" table:style-name="ce13">
            <text:p>250613<text:s/></text:p>
          </table:table-cell>
          <table:table-cell office:value-type="float" office:value="69382.884520083971" table:style-name="ce13">
            <text:p>69383<text:s/></text:p>
          </table:table-cell>
          <table:table-cell office:value-type="float" office:value="79923.68031099462" table:style-name="ce13">
            <text:p>79924<text:s/></text:p>
          </table:table-cell>
          <table:table-cell office:value-type="float" office:value="69416.949531512742" table:style-name="ce13">
            <text:p>6941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4" table:formula="of:=[.B45]+1" table:style-name="ce12">
            <text:p>44</text:p>
          </table:table-cell>
          <table:table-cell office:value-type="float" office:value="1979" table:style-name="ce12">
            <text:p>1979</text:p>
          </table:table-cell>
          <table:table-cell office:value-type="float" office:value="5" table:style-name="ce12">
            <text:p>5</text:p>
          </table:table-cell>
          <table:table-cell office:value-type="float" office:value="76671" table:style-name="ce12">
            <text:p>76671</text:p>
          </table:table-cell>
          <table:table-cell office:value-type="float" office:value="84958.381848238248" table:style-name="ce13">
            <text:p>84958<text:s/></text:p>
          </table:table-cell>
          <table:table-cell office:value-type="float" office:value="263991.59305561695" table:style-name="ce13">
            <text:p>263992<text:s/></text:p>
          </table:table-cell>
          <table:table-cell office:value-type="float" office:value="69390.469381263989" table:style-name="ce13">
            <text:p>69390<text:s/></text:p>
          </table:table-cell>
          <table:table-cell office:value-type="float" office:value="80113.013308691749" table:style-name="ce13">
            <text:p>80113<text:s/></text:p>
          </table:table-cell>
          <table:table-cell office:value-type="float" office:value="69419.604972244779" table:style-name="ce13">
            <text:p>6942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5" table:formula="of:=[.B46]+1" table:style-name="ce12">
            <text:p>45</text:p>
          </table:table-cell>
          <table:table-cell office:value-type="float" office:value="1979" table:style-name="ce12">
            <text:p>1979</text:p>
          </table:table-cell>
          <table:table-cell office:value-type="float" office:value="6" table:style-name="ce12">
            <text:p>6</text:p>
          </table:table-cell>
          <table:table-cell office:value-type="float" office:value="76772" table:style-name="ce12">
            <text:p>76772</text:p>
          </table:table-cell>
          <table:table-cell office:value-type="float" office:value="85658.044407980735" table:style-name="ce13">
            <text:p>85658<text:s/></text:p>
          </table:table-cell>
          <table:table-cell office:value-type="float" office:value="278084.73625505838" table:style-name="ce13">
            <text:p>278085<text:s/></text:p>
          </table:table-cell>
          <table:table-cell office:value-type="float" office:value="69396.833197487606" table:style-name="ce13">
            <text:p>69397<text:s/></text:p>
          </table:table-cell>
          <table:table-cell office:value-type="float" office:value="80288.340950551603" table:style-name="ce13">
            <text:p>80288<text:s/></text:p>
          </table:table-cell>
          <table:table-cell office:value-type="float" office:value="69421.720162301237" table:style-name="ce13">
            <text:p>6942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6" table:formula="of:=[.B47]+1" table:style-name="ce12">
            <text:p>46</text:p>
          </table:table-cell>
          <table:table-cell office:value-type="float" office:value="1979" table:style-name="ce12">
            <text:p>1979</text:p>
          </table:table-cell>
          <table:table-cell office:value-type="float" office:value="7" table:style-name="ce12">
            <text:p>7</text:p>
          </table:table-cell>
          <table:table-cell office:value-type="float" office:value="76722" table:style-name="ce12">
            <text:p>76722</text:p>
          </table:table-cell>
          <table:table-cell office:value-type="float" office:value="86347.901572925417" table:style-name="ce13">
            <text:p>86348<text:s/></text:p>
          </table:table-cell>
          <table:table-cell office:value-type="float" office:value="292930.23934195307" table:style-name="ce13">
            <text:p>292930<text:s/></text:p>
          </table:table-cell>
          <table:table-cell office:value-type="float" office:value="69402.172538045954" table:style-name="ce13">
            <text:p>69402<text:s/></text:p>
          </table:table-cell>
          <table:table-cell office:value-type="float" office:value="80450.699241890325" table:style-name="ce13">
            <text:p>80451<text:s/></text:p>
          </table:table-cell>
          <table:table-cell office:value-type="float" office:value="69423.404992378099" table:style-name="ce13">
            <text:p>6942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7" table:formula="of:=[.B48]+1" table:style-name="ce12">
            <text:p>47</text:p>
          </table:table-cell>
          <table:table-cell office:value-type="float" office:value="1979" table:style-name="ce12">
            <text:p>1979</text:p>
          </table:table-cell>
          <table:table-cell office:value-type="float" office:value="8" table:style-name="ce12">
            <text:p>8</text:p>
          </table:table-cell>
          <table:table-cell office:value-type="float" office:value="76712" table:style-name="ce12">
            <text:p>76712</text:p>
          </table:table-cell>
          <table:table-cell office:value-type="float" office:value="87028.299530015545" table:style-name="ce13">
            <text:p>87028<text:s/></text:p>
          </table:table-cell>
          <table:table-cell office:value-type="float" office:value="308568.26691210782" table:style-name="ce13">
            <text:p>308568<text:s/></text:p>
          </table:table-cell>
          <table:table-cell office:value-type="float" office:value="69406.652327624455" table:style-name="ce13">
            <text:p>69407<text:s/></text:p>
          </table:table-cell>
          <table:table-cell office:value-type="float" office:value="80601.047552554854" table:style-name="ce13">
            <text:p>80601<text:s/></text:p>
          </table:table-cell>
          <table:table-cell office:value-type="float" office:value="69424.747009262661" table:style-name="ce13">
            <text:p>6942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8" table:formula="of:=[.B49]+1" table:style-name="ce12">
            <text:p>48</text:p>
          </table:table-cell>
          <table:table-cell office:value-type="float" office:value="1979" table:style-name="ce12">
            <text:p>1979</text:p>
          </table:table-cell>
          <table:table-cell office:value-type="float" office:value="9" table:style-name="ce12">
            <text:p>9</text:p>
          </table:table-cell>
          <table:table-cell office:value-type="float" office:value="76675" table:style-name="ce12">
            <text:p>76675</text:p>
          </table:table-cell>
          <table:table-cell office:value-type="float" office:value="87699.56518389078" table:style-name="ce13">
            <text:p>87700<text:s/></text:p>
          </table:table-cell>
          <table:table-cell office:value-type="float" office:value="325041.12774097361" table:style-name="ce13">
            <text:p>325041<text:s/></text:p>
          </table:table-cell>
          <table:table-cell office:value-type="float" office:value="69410.410940593298" table:style-name="ce13">
            <text:p>69410<text:s/></text:p>
          </table:table-cell>
          <table:table-cell office:value-type="float" office:value="80740.274285808177" table:style-name="ce13">
            <text:p>80740<text:s/></text:p>
          </table:table-cell>
          <table:table-cell office:value-type="float" office:value="69425.815955837432" table:style-name="ce13">
            <text:p>6942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9" table:formula="of:=[.B50]+1" table:style-name="ce12">
            <text:p>49</text:p>
          </table:table-cell>
          <table:table-cell office:value-type="float" office:value="1979" table:style-name="ce12">
            <text:p>1979</text:p>
          </table:table-cell>
          <table:table-cell office:value-type="float" office:value="10" table:style-name="ce12">
            <text:p>10</text:p>
          </table:table-cell>
          <table:table-cell office:value-type="float" office:value="76598" table:style-name="ce12">
            <text:p>76598</text:p>
          </table:table-cell>
          <table:table-cell office:value-type="float" office:value="88362.007607881562" table:style-name="ce13">
            <text:p>88362<text:s/></text:p>
          </table:table-cell>
          <table:table-cell office:value-type="float" office:value="342393.38925028761" table:style-name="ce13">
            <text:p>342393<text:s/></text:p>
          </table:table-cell>
          <table:table-cell office:value-type="float" office:value="69413.564475196181" table:style-name="ce13">
            <text:p>69414<text:s/></text:p>
          </table:table-cell>
          <table:table-cell office:value-type="float" office:value="80869.20212787512" table:style-name="ce13">
            <text:p>80869<text:s/></text:p>
          </table:table-cell>
          <table:table-cell office:value-type="float" office:value="69426.66738976349" table:style-name="ce13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0" table:formula="of:=[.B51]+1" table:style-name="ce12">
            <text:p>50</text:p>
          </table:table-cell>
          <table:table-cell office:value-type="float" office:value="1979" table:style-name="ce12">
            <text:p>1979</text:p>
          </table:table-cell>
          <table:table-cell office:value-type="float" office:value="11" table:style-name="ce12">
            <text:p>11</text:p>
          </table:table-cell>
          <table:table-cell office:value-type="float" office:value="76683" table:style-name="ce12">
            <text:p>76683</text:p>
          </table:table-cell>
          <table:table-cell office:value-type="float" office:value="89015.919358596453" table:style-name="ce13">
            <text:p>89016<text:s/></text:p>
          </table:table-cell>
          <table:table-cell office:value-type="float" office:value="360671.99808549322" table:style-name="ce13">
            <text:p>360672<text:s/></text:p>
          </table:table-cell>
          <table:table-cell office:value-type="float" office:value="69416.210339661106" table:style-name="ce13">
            <text:p>69416<text:s/></text:p>
          </table:table-cell>
          <table:table-cell office:value-type="float" office:value="80988.59290916851" table:style-name="ce13">
            <text:p>80989<text:s/></text:p>
          </table:table-cell>
          <table:table-cell office:value-type="float" office:value="69427.345567388969" table:style-name="ce13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1" table:formula="of:=[.B52]+1" table:style-name="ce12">
            <text:p>51</text:p>
          </table:table-cell>
          <table:table-cell office:value-type="float" office:value="1979" table:style-name="ce12">
            <text:p>1979</text:p>
          </table:table-cell>
          <table:table-cell office:value-type="float" office:value="12" table:style-name="ce12">
            <text:p>12</text:p>
          </table:table-cell>
          <table:table-cell office:value-type="float" office:value="76661" table:style-name="ce12">
            <text:p>76661</text:p>
          </table:table-cell>
          <table:table-cell office:value-type="float" office:value="89661.577669382415" table:style-name="ce13">
            <text:p>89662<text:s/></text:p>
          </table:table-cell>
          <table:table-cell office:value-type="float" office:value="379926.40713016537" table:style-name="ce13">
            <text:p>379926<text:s/></text:p>
          </table:table-cell>
          <table:table-cell office:value-type="float" office:value="69418.43026100281" table:style-name="ce13">
            <text:p>69418<text:s/></text:p>
          </table:table-cell>
          <table:table-cell office:value-type="float" office:value="81099.152105920177" table:style-name="ce13">
            <text:p>81099<text:s/></text:p>
          </table:table-cell>
          <table:table-cell office:value-type="float" office:value="69427.885741811871" table:style-name="ce13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2" table:formula="of:=[.B53]+1" table:style-name="ce12">
            <text:p>52</text:p>
          </table:table-cell>
          <table:table-cell office:value-type="float" office:value="1980" table:style-name="ce12">
            <text:p>1980</text:p>
          </table:table-cell>
          <table:table-cell office:value-type="float" office:value="1" table:style-name="ce12">
            <text:p>1</text:p>
          </table:table-cell>
          <table:table-cell office:value-type="float" office:value="76480" table:style-name="ce12">
            <text:p>76480</text:p>
          </table:table-cell>
          <table:table-cell office:value-type="float" office:value="90299.245535963419" table:style-name="ce13">
            <text:p>90299<text:s/></text:p>
          </table:table-cell>
          <table:table-cell office:value-type="float" office:value="400208.70930107834" table:style-name="ce13">
            <text:p>400209<text:s/></text:p>
          </table:table-cell>
          <table:table-cell office:value-type="float" office:value="69420.292809454812" table:style-name="ce13">
            <text:p>69420<text:s/></text:p>
          </table:table-cell>
          <table:table-cell office:value-type="float" office:value="81201.533008816972" table:style-name="ce13">
            <text:p>81202<text:s/></text:p>
          </table:table-cell>
          <table:table-cell office:value-type="float" office:value="69428.315993937867" table:style-name="ce13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3" table:formula="of:=[.B54]+1" table:style-name="ce12">
            <text:p>53</text:p>
          </table:table-cell>
          <table:table-cell office:value-type="float" office:value="1980" table:style-name="ce12">
            <text:p>1980</text:p>
          </table:table-cell>
          <table:table-cell office:value-type="float" office:value="2" table:style-name="ce12">
            <text:p>2</text:p>
          </table:table-cell>
          <table:table-cell office:value-type="float" office:value="76471" table:style-name="ce12">
            <text:p>76471</text:p>
          </table:table-cell>
          <table:table-cell office:value-type="float" office:value="90929.172705873978" table:style-name="ce13">
            <text:p>90929<text:s/></text:p>
          </table:table-cell>
          <table:table-cell office:value-type="float" office:value="421573.77848589671" table:style-name="ce13">
            <text:p>421574<text:s/></text:p>
          </table:table-cell>
          <table:table-cell office:value-type="float" office:value="69421.855516507028" table:style-name="ce13">
            <text:p>69422<text:s/></text:p>
          </table:table-cell>
          <table:table-cell office:value-type="float" office:value="81296.340583274214" table:style-name="ce13">
            <text:p>81296<text:s/></text:p>
          </table:table-cell>
          <table:table-cell office:value-type="float" office:value="69428.658691328761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4" table:formula="of:=[.B55]+1" table:style-name="ce12">
            <text:p>54</text:p>
          </table:table-cell>
          <table:table-cell office:value-type="float" office:value="1980" table:style-name="ce12">
            <text:p>1980</text:p>
          </table:table-cell>
          <table:table-cell office:value-type="float" office:value="3" table:style-name="ce12">
            <text:p>3</text:p>
          </table:table-cell>
          <table:table-cell office:value-type="float" office:value="75957" table:style-name="ce12">
            <text:p>75957</text:p>
          </table:table-cell>
          <table:table-cell office:value-type="float" office:value="91551.59658185803" table:style-name="ce13">
            <text:p>91552<text:s/></text:p>
          </table:table-cell>
          <table:table-cell office:value-type="float" office:value="444079.41800480225" table:style-name="ce13">
            <text:p>444079<text:s/></text:p>
          </table:table-cell>
          <table:table-cell office:value-type="float" office:value="69423.16665197222" table:style-name="ce13">
            <text:p>69423<text:s/></text:p>
          </table:table-cell>
          <table:table-cell office:value-type="float" office:value="81384.135044156472" table:style-name="ce13">
            <text:p>81384<text:s/></text:p>
          </table:table-cell>
          <table:table-cell office:value-type="float" office:value="69428.931650434737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5" table:formula="of:=[.B56]+1" table:style-name="ce12">
            <text:p>55</text:p>
          </table:table-cell>
          <table:table-cell office:value-type="float" office:value="1980" table:style-name="ce12">
            <text:p>1980</text:p>
          </table:table-cell>
          <table:table-cell office:value-type="float" office:value="4" table:style-name="ce12">
            <text:p>4</text:p>
          </table:table-cell>
          <table:table-cell office:value-type="float" office:value="77050" table:style-name="ce12">
            <text:p>77050</text:p>
          </table:table-cell>
          <table:table-cell office:value-type="float" office:value="92166.743048161094" table:style-name="ce13">
            <text:p>92167<text:s/></text:p>
          </table:table-cell>
          <table:table-cell office:value-type="float" office:value="467786.51699771523" table:style-name="ce13">
            <text:p>467787<text:s/></text:p>
          </table:table-cell>
          <table:table-cell office:value-type="float" office:value="69424.266714972269" table:style-name="ce13">
            <text:p>69424<text:s/></text:p>
          </table:table-cell>
          <table:table-cell office:value-type="float" office:value="81465.435166069015" table:style-name="ce13">
            <text:p>81465<text:s/></text:p>
          </table:table-cell>
          <table:table-cell office:value-type="float" office:value="69429.149062475408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6" table:formula="of:=[.B57]+1" table:style-name="ce12">
            <text:p>56</text:p>
          </table:table-cell>
          <table:table-cell office:value-type="float" office:value="1980" table:style-name="ce12">
            <text:p>1980</text:p>
          </table:table-cell>
          <table:table-cell office:value-type="float" office:value="5" table:style-name="ce12">
            <text:p>5</text:p>
          </table:table-cell>
          <table:table-cell office:value-type="float" office:value="77083" table:style-name="ce12">
            <text:p>77083</text:p>
          </table:table-cell>
          <table:table-cell office:value-type="float" office:value="92774.827227572561" table:style-name="ce13">
            <text:p>92775<text:s/></text:p>
          </table:table-cell>
          <table:table-cell office:value-type="float" office:value="492759.21516021993" table:style-name="ce13">
            <text:p>492759<text:s/></text:p>
          </table:table-cell>
          <table:table-cell office:value-type="float" office:value="69425.189684898898" table:style-name="ce13">
            <text:p>69425<text:s/></text:p>
          </table:table-cell>
          <table:table-cell office:value-type="float" office:value="81540.721348780018" table:style-name="ce13">
            <text:p>81541<text:s/></text:p>
          </table:table-cell>
          <table:table-cell office:value-type="float" office:value="69429.322231006721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7" table:formula="of:=[.B58]+1" table:style-name="ce12">
            <text:p>57</text:p>
          </table:table-cell>
          <table:table-cell office:value-type="float" office:value="1980" table:style-name="ce12">
            <text:p>1980</text:p>
          </table:table-cell>
          <table:table-cell office:value-type="float" office:value="6" table:style-name="ce12">
            <text:p>6</text:p>
          </table:table-cell>
          <table:table-cell office:value-type="float" office:value="77146" table:style-name="ce12">
            <text:p>77146</text:p>
          </table:table-cell>
          <table:table-cell office:value-type="float" office:value="93376.054176148595" table:style-name="ce13">
            <text:p>93376<text:s/></text:p>
          </table:table-cell>
          <table:table-cell office:value-type="float" office:value="519065.07627388916" table:style-name="ce13">
            <text:p>519065<text:s/></text:p>
          </table:table-cell>
          <table:table-cell office:value-type="float" office:value="69425.964070988965" table:style-name="ce13">
            <text:p>69426<text:s/></text:p>
          </table:table-cell>
          <table:table-cell office:value-type="float" office:value="81610.438455887081" table:style-name="ce13">
            <text:p>81610<text:s/></text:p>
          </table:table-cell>
          <table:table-cell office:value-type="float" office:value="69429.460159457289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8" table:formula="of:=[.B59]+1" table:style-name="ce12">
            <text:p>58</text:p>
          </table:table-cell>
          <table:table-cell office:value-type="float" office:value="1980" table:style-name="ce12">
            <text:p>1980</text:p>
          </table:table-cell>
          <table:table-cell office:value-type="float" office:value="7" table:style-name="ce12">
            <text:p>7</text:p>
          </table:table-cell>
          <table:table-cell office:value-type="float" office:value="77204" table:style-name="ce12">
            <text:p>77204</text:p>
          </table:table-cell>
          <table:table-cell office:value-type="float" office:value="93970.619521744331" table:style-name="ce13">
            <text:p>93971<text:s/></text:p>
          </table:table-cell>
          <table:table-cell office:value-type="float" office:value="546775.27100049041" table:style-name="ce13">
            <text:p>546775<text:s/></text:p>
          </table:table-cell>
          <table:table-cell office:value-type="float" office:value="69426.613792934615" table:style-name="ce13">
            <text:p>69427<text:s/></text:p>
          </table:table-cell>
          <table:table-cell office:value-type="float" office:value="81674.99844350174" table:style-name="ce13">
            <text:p>81675<text:s/></text:p>
          </table:table-cell>
          <table:table-cell office:value-type="float" office:value="69429.570019141291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9" table:formula="of:=[.B60]+1" table:style-name="ce12">
            <text:p>59</text:p>
          </table:table-cell>
          <table:table-cell office:value-type="float" office:value="1980" table:style-name="ce12">
            <text:p>1980</text:p>
          </table:table-cell>
          <table:table-cell office:value-type="float" office:value="8" table:style-name="ce12">
            <text:p>8</text:p>
          </table:table-cell>
          <table:table-cell office:value-type="float" office:value="77288" table:style-name="ce12">
            <text:p>77288</text:p>
          </table:table-cell>
          <table:table-cell office:value-type="float" office:value="94558.710051785762" table:style-name="ce13">
            <text:p>94559<text:s/></text:p>
          </table:table-cell>
          <table:table-cell office:value-type="float" office:value="575964.76943463145" table:style-name="ce13">
            <text:p>575965<text:s/></text:p>
          </table:table-cell>
          <table:table-cell office:value-type="float" office:value="69427.158919728681" table:style-name="ce13">
            <text:p>69427<text:s/></text:p>
          </table:table-cell>
          <table:table-cell office:value-type="float" office:value="81734.782794484694" table:style-name="ce13">
            <text:p>81735<text:s/></text:p>
          </table:table-cell>
          <table:table-cell office:value-type="float" office:value="69429.65752205568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0" table:formula="of:=[.B61]+1" table:style-name="ce12">
            <text:p>60</text:p>
          </table:table-cell>
          <table:table-cell office:value-type="float" office:value="1980" table:style-name="ce12">
            <text:p>1980</text:p>
          </table:table-cell>
          <table:table-cell office:value-type="float" office:value="9" table:style-name="ce12">
            <text:p>9</text:p>
          </table:table-cell>
          <table:table-cell office:value-type="float" office:value="77324" table:style-name="ce12">
            <text:p>77324</text:p>
          </table:table-cell>
          <table:table-cell office:value-type="float" office:value="95140.504255104592" table:style-name="ce13">
            <text:p>95141<text:s/></text:p>
          </table:table-cell>
          <table:table-cell office:value-type="float" office:value="606712.54393578914" table:style-name="ce13">
            <text:p>606713<text:s/></text:p>
          </table:table-cell>
          <table:table-cell office:value-type="float" office:value="69427.616289567595" table:style-name="ce13">
            <text:p>69428<text:s/></text:p>
          </table:table-cell>
          <table:table-cell office:value-type="float" office:value="81790.144772615589" table:style-name="ce13">
            <text:p>81790<text:s/></text:p>
          </table:table-cell>
          <table:table-cell office:value-type="float" office:value="69429.72721782870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1" table:formula="of:=[.B62]+1" table:style-name="ce12">
            <text:p>61</text:p>
          </table:table-cell>
          <table:table-cell office:value-type="float" office:value="1980" table:style-name="ce12">
            <text:p>1980</text:p>
          </table:table-cell>
          <table:table-cell office:value-type="float" office:value="10" table:style-name="ce12">
            <text:p>10</text:p>
          </table:table-cell>
          <table:table-cell office:value-type="float" office:value="77414" table:style-name="ce12">
            <text:p>77414</text:p>
          </table:table-cell>
          <table:table-cell office:value-type="float" office:value="95716.172822129054" table:style-name="ce13">
            <text:p>95716<text:s/></text:p>
          </table:table-cell>
          <table:table-cell office:value-type="float" office:value="639101.78278849402" table:style-name="ce13">
            <text:p>639102<text:s/></text:p>
          </table:table-cell>
          <table:table-cell office:value-type="float" office:value="69428.000029959396" table:style-name="ce13">
            <text:p>69428<text:s/></text:p>
          </table:table-cell>
          <table:table-cell office:value-type="float" office:value="81841.411510017148" table:style-name="ce13">
            <text:p>81841<text:s/></text:p>
          </table:table-cell>
          <table:table-cell office:value-type="float" office:value="69429.7827302487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2" table:formula="of:=[.B63]+1" table:style-name="ce12">
            <text:p>62</text:p>
          </table:table-cell>
          <table:table-cell office:value-type="float" office:value="1980" table:style-name="ce12">
            <text:p>1980</text:p>
          </table:table-cell>
          <table:table-cell office:value-type="float" office:value="11" table:style-name="ce12">
            <text:p>11</text:p>
          </table:table-cell>
          <table:table-cell office:value-type="float" office:value="77437" table:style-name="ce12">
            <text:p>77437</text:p>
          </table:table-cell>
          <table:table-cell office:value-type="float" office:value="96285.879107257686" table:style-name="ce13">
            <text:p>96286<text:s/></text:p>
          </table:table-cell>
          <table:table-cell office:value-type="float" office:value="673220.11526872183" table:style-name="ce13">
            <text:p>673220<text:s/></text:p>
          </table:table-cell>
          <table:table-cell office:value-type="float" office:value="69428.321994102589" table:style-name="ce13">
            <text:p>69428<text:s/></text:p>
          </table:table-cell>
          <table:table-cell office:value-type="float" office:value="81888.885940168213" table:style-name="ce13">
            <text:p>81889<text:s/></text:p>
          </table:table-cell>
          <table:table-cell office:value-type="float" office:value="69429.82694566542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3" table:formula="of:=[.B64]+1" table:style-name="ce12">
            <text:p>63</text:p>
          </table:table-cell>
          <table:table-cell office:value-type="float" office:value="1980" table:style-name="ce12">
            <text:p>1980</text:p>
          </table:table-cell>
          <table:table-cell office:value-type="float" office:value="12" table:style-name="ce12">
            <text:p>12</text:p>
          </table:table-cell>
          <table:table-cell office:value-type="float" office:value="77467" table:style-name="ce12">
            <text:p>77467</text:p>
          </table:table-cell>
          <table:table-cell office:value-type="float" office:value="96849.779556837238" table:style-name="ce13">
            <text:p>96850<text:s/></text:p>
          </table:table-cell>
          <table:table-cell office:value-type="float" office:value="709159.84872541425" table:style-name="ce13">
            <text:p>709160<text:s/></text:p>
          </table:table-cell>
          <table:table-cell office:value-type="float" office:value="69428.592127014606" table:style-name="ce13">
            <text:p>69429<text:s/></text:p>
          </table:table-cell>
          <table:table-cell office:value-type="float" office:value="81932.848587927816" table:style-name="ce13">
            <text:p>81933<text:s/></text:p>
          </table:table-cell>
          <table:table-cell office:value-type="float" office:value="69429.8621630546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4" table:formula="of:=[.B65]+1" table:style-name="ce12">
            <text:p>64</text:p>
          </table:table-cell>
          <table:table-cell office:value-type="float" office:value="1981" table:style-name="ce12">
            <text:p>1981</text:p>
          </table:table-cell>
          <table:table-cell office:value-type="float" office:value="1" table:style-name="ce12">
            <text:p>1</text:p>
          </table:table-cell>
          <table:table-cell office:value-type="float" office:value="77501" table:style-name="ce12">
            <text:p>77501</text:p>
          </table:table-cell>
          <table:table-cell office:value-type="float" office:value="97408.024105805889" table:style-name="ce13">
            <text:p>97408<text:s/></text:p>
          </table:table-cell>
          <table:table-cell office:value-type="float" office:value="747018.21831855469" table:style-name="ce13">
            <text:p>747018<text:s/></text:p>
          </table:table-cell>
          <table:table-cell office:value-type="float" office:value="69428.818772719431" table:style-name="ce13">
            <text:p>69429<text:s/></text:p>
          </table:table-cell>
          <table:table-cell office:value-type="float" office:value="81973.559227147372" table:style-name="ce13">
            <text:p>81974<text:s/></text:p>
          </table:table-cell>
          <table:table-cell office:value-type="float" office:value="69429.89021354714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5" table:formula="of:=[.B66]+1" table:style-name="ce12">
            <text:p>65</text:p>
          </table:table-cell>
          <table:table-cell office:value-type="float" office:value="1981" table:style-name="ce12">
            <text:p>1981</text:p>
          </table:table-cell>
          <table:table-cell office:value-type="float" office:value="2" table:style-name="ce12">
            <text:p>2</text:p>
          </table:table-cell>
          <table:table-cell office:value-type="float" office:value="77369" table:style-name="ce12">
            <text:p>77369</text:p>
          </table:table-cell>
          <table:table-cell office:value-type="float" office:value="97960.756545747776" table:style-name="ce13">
            <text:p>97961<text:s/></text:p>
          </table:table-cell>
          <table:table-cell office:value-type="float" office:value="786897.65008946345" table:style-name="ce13">
            <text:p>786898<text:s/></text:p>
          </table:table-cell>
          <table:table-cell office:value-type="float" office:value="69429.008931982607" table:style-name="ce13">
            <text:p>69429<text:s/></text:p>
          </table:table-cell>
          <table:table-cell office:value-type="float" office:value="82011.258415665972" table:style-name="ce13">
            <text:p>82011<text:s/></text:p>
          </table:table-cell>
          <table:table-cell office:value-type="float" office:value="69429.91255563442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6" table:formula="of:=[.B67]+1" table:style-name="ce12">
            <text:p>66</text:p>
          </table:table-cell>
          <table:table-cell office:value-type="float" office:value="1981" table:style-name="ce12">
            <text:p>1981</text:p>
          </table:table-cell>
          <table:table-cell office:value-type="float" office:value="3" table:style-name="ce12">
            <text:p>3</text:p>
          </table:table-cell>
          <table:table-cell office:value-type="float" office:value="76830" table:style-name="ce12">
            <text:p>76830</text:p>
          </table:table-cell>
          <table:table-cell office:value-type="float" office:value="98508.114866825548" table:style-name="ce13">
            <text:p>98508<text:s/></text:p>
          </table:table-cell>
          <table:table-cell office:value-type="float" office:value="828906.03807505476" table:style-name="ce13">
            <text:p>828906<text:s/></text:p>
          </table:table-cell>
          <table:table-cell office:value-type="float" office:value="69429.168478555104" table:style-name="ce13">
            <text:p>69429<text:s/></text:p>
          </table:table-cell>
          <table:table-cell office:value-type="float" office:value="82046.168916758703" table:style-name="ce13">
            <text:p>82046<text:s/></text:p>
          </table:table-cell>
          <table:table-cell office:value-type="float" office:value="69429.93035100077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7" table:formula="of:=[.B68]+1" table:style-name="ce12">
            <text:p>67</text:p>
          </table:table-cell>
          <table:table-cell office:value-type="float" office:value="1981" table:style-name="ce12">
            <text:p>1981</text:p>
          </table:table-cell>
          <table:table-cell office:value-type="float" office:value="4" table:style-name="ce12">
            <text:p>4</text:p>
          </table:table-cell>
          <table:table-cell office:value-type="float" office:value="78070" table:style-name="ce12">
            <text:p>78070</text:p>
          </table:table-cell>
          <table:table-cell office:value-type="float" office:value="99050.231575811311" table:style-name="ce13">
            <text:p>99050<text:s/></text:p>
          </table:table-cell>
          <table:table-cell office:value-type="float" office:value="873157.03621578845" table:style-name="ce13">
            <text:p>873157<text:s/></text:p>
          </table:table-cell>
          <table:table-cell office:value-type="float" office:value="69429.302340605092" table:style-name="ce13">
            <text:p>69429<text:s/></text:p>
          </table:table-cell>
          <table:table-cell office:value-type="float" office:value="82078.49701543765" table:style-name="ce13">
            <text:p>82078<text:s/></text:p>
          </table:table-cell>
          <table:table-cell office:value-type="float" office:value="69429.94452492383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8" table:formula="of:=[.B69]+1" table:style-name="ce12">
            <text:p>68</text:p>
          </table:table-cell>
          <table:table-cell office:value-type="float" office:value="1981" table:style-name="ce12">
            <text:p>1981</text:p>
          </table:table-cell>
          <table:table-cell office:value-type="float" office:value="5" table:style-name="ce12">
            <text:p>5</text:p>
          </table:table-cell>
          <table:table-cell office:value-type="float" office:value="78251" table:style-name="ce12">
            <text:p>78251</text:p>
          </table:table-cell>
          <table:table-cell office:value-type="float" office:value="99587.23399221673" table:style-name="ce13">
            <text:p>99587<text:s/></text:p>
          </table:table-cell>
          <table:table-cell office:value-type="float" office:value="919770.36584707082" table:style-name="ce13">
            <text:p>919770<text:s/></text:p>
          </table:table-cell>
          <table:table-cell office:value-type="float" office:value="69429.414652942156" table:style-name="ce13">
            <text:p>69429<text:s/></text:p>
          </table:table-cell>
          <table:table-cell office:value-type="float" office:value="82108.433737383297" table:style-name="ce13">
            <text:p>82108<text:s/></text:p>
          </table:table-cell>
          <table:table-cell office:value-type="float" office:value="69429.95581438380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9" table:formula="of:=[.B70]+1" table:style-name="ce12">
            <text:p>69</text:p>
          </table:table-cell>
          <table:table-cell office:value-type="float" office:value="1981" table:style-name="ce12">
            <text:p>1981</text:p>
          </table:table-cell>
          <table:table-cell office:value-type="float" office:value="6" table:style-name="ce12">
            <text:p>6</text:p>
          </table:table-cell>
          <table:table-cell office:value-type="float" office:value="78346" table:style-name="ce12">
            <text:p>78346</text:p>
          </table:table-cell>
          <table:table-cell office:value-type="float" office:value="100119.24452432906" table:style-name="ce13">
            <text:p>100119<text:s/></text:p>
          </table:table-cell>
          <table:table-cell office:value-type="float" office:value="968872.13960603485" table:style-name="ce13">
            <text:p>968872<text:s/></text:p>
          </table:table-cell>
          <table:table-cell office:value-type="float" office:value="69429.508884735696" table:style-name="ce13">
            <text:p>69430<text:s/></text:p>
          </table:table-cell>
          <table:table-cell office:value-type="float" office:value="82136.155977709001" table:style-name="ce13">
            <text:p>82136<text:s/></text:p>
          </table:table-cell>
          <table:table-cell office:value-type="float" office:value="69429.96480638247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0" table:formula="of:=[.B71]+1" table:style-name="ce12">
            <text:p>70</text:p>
          </table:table-cell>
          <table:table-cell office:value-type="float" office:value="1981" table:style-name="ce12">
            <text:p>1981</text:p>
          </table:table-cell>
          <table:table-cell office:value-type="float" office:value="7" table:style-name="ce12">
            <text:p>7</text:p>
          </table:table-cell>
          <table:table-cell office:value-type="float" office:value="78428" table:style-name="ce12">
            <text:p>78428</text:p>
          </table:table-cell>
          <table:table-cell office:value-type="float" office:value="100646.38092678707" table:style-name="ce13">
            <text:p>100646<text:s/></text:p>
          </table:table-cell>
          <table:table-cell office:value-type="float" office:value="1020595.2026300167" table:style-name="ce13">
            <text:p>1020595<text:s/></text:p>
          </table:table-cell>
          <table:table-cell office:value-type="float" office:value="69429.587946672662" table:style-name="ce13">
            <text:p>69430<text:s/></text:p>
          </table:table-cell>
          <table:table-cell office:value-type="float" office:value="82161.827546228466" table:style-name="ce13">
            <text:p>82162<text:s/></text:p>
          </table:table-cell>
          <table:table-cell office:value-type="float" office:value="69429.9719684641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1" table:formula="of:=[.B72]+1" table:style-name="ce12">
            <text:p>71</text:p>
          </table:table-cell>
          <table:table-cell office:value-type="float" office:value="1981" table:style-name="ce12">
            <text:p>1981</text:p>
          </table:table-cell>
          <table:table-cell office:value-type="float" office:value="8" table:style-name="ce12">
            <text:p>8</text:p>
          </table:table-cell>
          <table:table-cell office:value-type="float" office:value="78571" table:style-name="ce12">
            <text:p>78571</text:p>
          </table:table-cell>
          <table:table-cell office:value-type="float" office:value="101168.75654117635" table:style-name="ce13">
            <text:p>101169<text:s/></text:p>
          </table:table-cell>
          <table:table-cell office:value-type="float" office:value="1075079.4919698571" table:style-name="ce13">
            <text:p>1075079<text:s/></text:p>
          </table:table-cell>
          <table:table-cell office:value-type="float" office:value="69429.654280864561" table:style-name="ce13">
            <text:p>69430<text:s/></text:p>
          </table:table-cell>
          <table:table-cell office:value-type="float" office:value="82185.600135402594" table:style-name="ce13">
            <text:p>82186<text:s/></text:p>
          </table:table-cell>
          <table:table-cell office:value-type="float" office:value="69429.97767302600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2" table:formula="of:=[.B73]+1" table:style-name="ce12">
            <text:p>72</text:p>
          </table:table-cell>
          <table:table-cell office:value-type="float" office:value="1981" table:style-name="ce12">
            <text:p>1981</text:p>
          </table:table-cell>
          <table:table-cell office:value-type="float" office:value="9" table:style-name="ce12">
            <text:p>9</text:p>
          </table:table-cell>
          <table:table-cell office:value-type="float" office:value="78664" table:style-name="ce12">
            <text:p>78664</text:p>
          </table:table-cell>
          <table:table-cell office:value-type="float" office:value="101686.48052098595" table:style-name="ce13">
            <text:p>101686<text:s/></text:p>
          </table:table-cell>
          <table:table-cell office:value-type="float" office:value="1132472.4151904157" table:style-name="ce13">
            <text:p>1132472<text:s/></text:p>
          </table:table-cell>
          <table:table-cell office:value-type="float" office:value="69429.70993628088" table:style-name="ce13">
            <text:p>69430<text:s/></text:p>
          </table:table-cell>
          <table:table-cell office:value-type="float" office:value="82207.614216685324" table:style-name="ce13">
            <text:p>82208<text:s/></text:p>
          </table:table-cell>
          <table:table-cell office:value-type="float" office:value="69429.98221668042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3" table:formula="of:=[.B74]+1" table:style-name="ce12">
            <text:p>73</text:p>
          </table:table-cell>
          <table:table-cell office:value-type="float" office:value="1981" table:style-name="ce12">
            <text:p>1981</text:p>
          </table:table-cell>
          <table:table-cell office:value-type="float" office:value="10" table:style-name="ce12">
            <text:p>10</text:p>
          </table:table-cell>
          <table:table-cell office:value-type="float" office:value="78738" table:style-name="ce12">
            <text:p>78738</text:p>
          </table:table-cell>
          <table:table-cell office:value-type="float" office:value="102199.6580421448" table:style-name="ce13">
            <text:p>102200<text:s/></text:p>
          </table:table-cell>
          <table:table-cell office:value-type="float" office:value="1192929.2491825998" table:style-name="ce13">
            <text:p>1192929<text:s/></text:p>
          </table:table-cell>
          <table:table-cell office:value-type="float" office:value="69429.75663203877" table:style-name="ce13">
            <text:p>69430<text:s/></text:p>
          </table:table-cell>
          <table:table-cell office:value-type="float" office:value="82227.999870564759" table:style-name="ce13">
            <text:p>82228<text:s/></text:p>
          </table:table-cell>
          <table:table-cell office:value-type="float" office:value="69429.9858356779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4" table:formula="of:=[.B75]+1" table:style-name="ce12">
            <text:p>74</text:p>
          </table:table-cell>
          <table:table-cell office:value-type="float" office:value="1981" table:style-name="ce12">
            <text:p>1981</text:p>
          </table:table-cell>
          <table:table-cell office:value-type="float" office:value="11" table:style-name="ce12">
            <text:p>11</text:p>
          </table:table-cell>
          <table:table-cell office:value-type="float" office:value="79188" table:style-name="ce12">
            <text:p>79188</text:p>
          </table:table-cell>
          <table:table-cell office:value-type="float" office:value="102708.390500247" table:style-name="ce13">
            <text:p>102708<text:s/></text:p>
          </table:table-cell>
          <table:table-cell office:value-type="float" office:value="1256613.5602659101" table:style-name="ce13">
            <text:p>1256614<text:s/></text:p>
          </table:table-cell>
          <table:table-cell office:value-type="float" office:value="69429.795810504205" table:style-name="ce13">
            <text:p>69430<text:s/></text:p>
          </table:table-cell>
          <table:table-cell office:value-type="float" office:value="82246.877555204657" table:style-name="ce13">
            <text:p>82247<text:s/></text:p>
          </table:table-cell>
          <table:table-cell office:value-type="float" office:value="69429.9887181908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5" table:formula="of:=[.B76]+1" table:style-name="ce12">
            <text:p>75</text:p>
          </table:table-cell>
          <table:table-cell office:value-type="float" office:value="1981" table:style-name="ce12">
            <text:p>1981</text:p>
          </table:table-cell>
          <table:table-cell office:value-type="float" office:value="12" table:style-name="ce12">
            <text:p>12</text:p>
          </table:table-cell>
          <table:table-cell office:value-type="float" office:value="79131" table:style-name="ce12">
            <text:p>79131</text:p>
          </table:table-cell>
          <table:table-cell office:value-type="float" office:value="103212.77569547466" table:style-name="ce13">
            <text:p>103213<text:s/></text:p>
          </table:table-cell>
          <table:table-cell office:value-type="float" office:value="1323697.6467180736" table:style-name="ce13">
            <text:p>1323698<text:s/></text:p>
          </table:table-cell>
          <table:table-cell office:value-type="float" office:value="69429.828681844636" table:style-name="ce13">
            <text:p>69430<text:s/></text:p>
          </table:table-cell>
          <table:table-cell office:value-type="float" office:value="82264.358818227731" table:style-name="ce13">
            <text:p>82264<text:s/></text:p>
          </table:table-cell>
          <table:table-cell office:value-type="float" office:value="69429.99101409749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6" table:formula="of:=[.B77]+1" table:style-name="ce12">
            <text:p>76</text:p>
          </table:table-cell>
          <table:table-cell office:value-type="float" office:value="1982" table:style-name="ce12">
            <text:p>1982</text:p>
          </table:table-cell>
          <table:table-cell office:value-type="float" office:value="1" table:style-name="ce12">
            <text:p>1</text:p>
          </table:table-cell>
          <table:table-cell office:value-type="float" office:value="79151" table:style-name="ce12">
            <text:p>79151</text:p>
          </table:table-cell>
          <table:table-cell office:value-type="float" office:value="103712.90800613978" table:style-name="ce13">
            <text:p>103713<text:s/></text:p>
          </table:table-cell>
          <table:table-cell office:value-type="float" office:value="1394363.0049290494" table:style-name="ce13">
            <text:p>1394363<text:s/></text:p>
          </table:table-cell>
          <table:table-cell office:value-type="float" office:value="69429.856261409324" table:style-name="ce13">
            <text:p>69430<text:s/></text:p>
          </table:table-cell>
          <table:table-cell office:value-type="float" office:value="82280.546955846876" table:style-name="ce13">
            <text:p>82281<text:s/></text:p>
          </table:table-cell>
          <table:table-cell office:value-type="float" office:value="69429.99284277531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7" table:formula="of:=[.B78]+1" table:style-name="ce12">
            <text:p>77</text:p>
          </table:table-cell>
          <table:table-cell office:value-type="float" office:value="1982" table:style-name="ce12">
            <text:p>1982</text:p>
          </table:table-cell>
          <table:table-cell office:value-type="float" office:value="2" table:style-name="ce12">
            <text:p>2</text:p>
          </table:table-cell>
          <table:table-cell office:value-type="float" office:value="78969" table:style-name="ce12">
            <text:p>78969</text:p>
          </table:table-cell>
          <table:table-cell office:value-type="float" office:value="104208.87855168451" table:style-name="ce13">
            <text:p>104209<text:s/></text:p>
          </table:table-cell>
          <table:table-cell office:value-type="float" office:value="1468800.820440578" table:style-name="ce13">
            <text:p>1468801<text:s/></text:p>
          </table:table-cell>
          <table:table-cell office:value-type="float" office:value="69429.879401092054" table:style-name="ce13">
            <text:p>69430<text:s/></text:p>
          </table:table-cell>
          <table:table-cell office:value-type="float" office:value="82295.537623239186" table:style-name="ce13">
            <text:p>82296<text:s/></text:p>
          </table:table-cell>
          <table:table-cell office:value-type="float" office:value="69429.9942993077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8" table:formula="of:=[.B79]+1" table:style-name="ce12">
            <text:p>78</text:p>
          </table:table-cell>
          <table:table-cell office:value-type="float" office:value="1982" table:style-name="ce12">
            <text:p>1982</text:p>
          </table:table-cell>
          <table:table-cell office:value-type="float" office:value="3" table:style-name="ce12">
            <text:p>3</text:p>
          </table:table-cell>
          <table:table-cell office:value-type="float" office:value="78486" table:style-name="ce12">
            <text:p>78486</text:p>
          </table:table-cell>
          <table:table-cell office:value-type="float" office:value="104700.77534590926" table:style-name="ce13">
            <text:p>104701<text:s/></text:p>
          </table:table-cell>
          <table:table-cell office:value-type="float" office:value="1547212.4851997846" table:style-name="ce13">
            <text:p>1547212<text:s/></text:p>
          </table:table-cell>
          <table:table-cell office:value-type="float" office:value="69429.898815644905" table:style-name="ce13">
            <text:p>69430<text:s/></text:p>
          </table:table-cell>
          <table:table-cell office:value-type="float" office:value="82309.419399769249" table:style-name="ce13">
            <text:p>82309<text:s/></text:p>
          </table:table-cell>
          <table:table-cell office:value-type="float" office:value="69429.99545942824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9" table:formula="of:=[.B80]+1" table:style-name="ce12">
            <text:p>79</text:p>
          </table:table-cell>
          <table:table-cell office:value-type="float" office:value="1982" table:style-name="ce12">
            <text:p>1982</text:p>
          </table:table-cell>
          <table:table-cell office:value-type="float" office:value="4" table:style-name="ce12">
            <text:p>4</text:p>
          </table:table-cell>
          <table:table-cell office:value-type="float" office:value="79614" table:style-name="ce12">
            <text:p>79614</text:p>
          </table:table-cell>
          <table:table-cell office:value-type="float" office:value="105188.68344113107" table:style-name="ce13">
            <text:p>105189<text:s/></text:p>
          </table:table-cell>
          <table:table-cell office:value-type="float" office:value="1629810.1424262789" table:style-name="ce13">
            <text:p>1629810<text:s/></text:p>
          </table:table-cell>
          <table:table-cell office:value-type="float" office:value="69429.915104756001" table:style-name="ce13">
            <text:p>69430<text:s/></text:p>
          </table:table-cell>
          <table:table-cell office:value-type="float" office:value="82322.274312401743" table:style-name="ce13">
            <text:p>82322<text:s/></text:p>
          </table:table-cell>
          <table:table-cell office:value-type="float" office:value="69429.99638345821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0" table:formula="of:=[.B81]+1" table:style-name="ce12">
            <text:p>80</text:p>
          </table:table-cell>
          <table:table-cell office:value-type="float" office:value="1982" table:style-name="ce12">
            <text:p>1982</text:p>
          </table:table-cell>
          <table:table-cell office:value-type="float" office:value="5" table:style-name="ce12">
            <text:p>5</text:p>
          </table:table-cell>
          <table:table-cell office:value-type="float" office:value="79738" table:style-name="ce12">
            <text:p>79738</text:p>
          </table:table-cell>
          <table:table-cell office:value-type="float" office:value="105672.68506391712" table:style-name="ce13">
            <text:p>105673<text:s/></text:p>
          </table:table-cell>
          <table:table-cell office:value-type="float" office:value="1716817.2605668807" table:style-name="ce13">
            <text:p>1716817<text:s/></text:p>
          </table:table-cell>
          <table:table-cell office:value-type="float" office:value="69429.928771572973" table:style-name="ce13">
            <text:p>69430<text:s/></text:p>
          </table:table-cell>
          <table:table-cell office:value-type="float" office:value="82334.178320396022" table:style-name="ce13">
            <text:p>82334<text:s/></text:p>
          </table:table-cell>
          <table:table-cell office:value-type="float" office:value="69429.99711944328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1" table:formula="of:=[.B82]+1" table:style-name="ce12">
            <text:p>81</text:p>
          </table:table-cell>
          <table:table-cell office:value-type="float" office:value="1982" table:style-name="ce12">
            <text:p>1982</text:p>
          </table:table-cell>
          <table:table-cell office:value-type="float" office:value="6" table:style-name="ce12">
            <text:p>6</text:p>
          </table:table-cell>
          <table:table-cell office:value-type="float" office:value="79831" table:style-name="ce12">
            <text:p>79831</text:p>
          </table:table-cell>
          <table:table-cell office:value-type="float" office:value="106152.85974298438" table:style-name="ce13">
            <text:p>106153<text:s/></text:p>
          </table:table-cell>
          <table:table-cell office:value-type="float" office:value="1808469.2378908109" table:style-name="ce13">
            <text:p>1808469<text:s/></text:p>
          </table:table-cell>
          <table:table-cell office:value-type="float" office:value="69429.940238244482" table:style-name="ce13">
            <text:p>69430<text:s/></text:p>
          </table:table-cell>
          <table:table-cell office:value-type="float" office:value="82345.201764147001" table:style-name="ce13">
            <text:p>82345<text:s/></text:p>
          </table:table-cell>
          <table:table-cell office:value-type="float" office:value="69429.99770565157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2" table:formula="of:=[.B83]+1" table:style-name="ce12">
            <text:p>82</text:p>
          </table:table-cell>
          <table:table-cell office:value-type="float" office:value="1982" table:style-name="ce12">
            <text:p>1982</text:p>
          </table:table-cell>
          <table:table-cell office:value-type="float" office:value="7" table:style-name="ce12">
            <text:p>7</text:p>
          </table:table-cell>
          <table:table-cell office:value-type="float" office:value="79765" table:style-name="ce12">
            <text:p>79765</text:p>
          </table:table-cell>
          <table:table-cell office:value-type="float" office:value="106629.28442980815" table:style-name="ce13">
            <text:p>106629<text:s/></text:p>
          </table:table-cell>
          <table:table-cell office:value-type="float" office:value="1905014.0393610992" table:style-name="ce13">
            <text:p>1905014<text:s/></text:p>
          </table:table-cell>
          <table:table-cell office:value-type="float" office:value="69429.949858959808" table:style-name="ce13">
            <text:p>69430<text:s/></text:p>
          </table:table-cell>
          <table:table-cell office:value-type="float" office:value="82355.409780824193" table:style-name="ce13">
            <text:p>82355<text:s/></text:p>
          </table:table-cell>
          <table:table-cell office:value-type="float" office:value="69429.9981725634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3" table:formula="of:=[.B84]+1" table:style-name="ce12">
            <text:p>83</text:p>
          </table:table-cell>
          <table:table-cell office:value-type="float" office:value="1982" table:style-name="ce12">
            <text:p>1982</text:p>
          </table:table-cell>
          <table:table-cell office:value-type="float" office:value="8" table:style-name="ce12">
            <text:p>8</text:p>
          </table:table-cell>
          <table:table-cell office:value-type="float" office:value="79762" table:style-name="ce12">
            <text:p>79762</text:p>
          </table:table-cell>
          <table:table-cell office:value-type="float" office:value="107102.03361243929" table:style-name="ce13">
            <text:p>107102<text:s/></text:p>
          </table:table-cell>
          <table:table-cell office:value-type="float" office:value="2006712.8675052456" table:style-name="ce13">
            <text:p>2006713<text:s/></text:p>
          </table:table-cell>
          <table:table-cell office:value-type="float" office:value="69429.957930889243" table:style-name="ce13">
            <text:p>69430<text:s/></text:p>
          </table:table-cell>
          <table:table-cell office:value-type="float" office:value="82364.862689265123" table:style-name="ce13">
            <text:p>82365<text:s/></text:p>
          </table:table-cell>
          <table:table-cell office:value-type="float" office:value="69429.99854445629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4" table:formula="of:=[.B85]+1" table:style-name="ce12">
            <text:p>84</text:p>
          </table:table-cell>
          <table:table-cell office:value-type="float" office:value="1982" table:style-name="ce12">
            <text:p>1982</text:p>
          </table:table-cell>
          <table:table-cell office:value-type="float" office:value="9" table:style-name="ce12">
            <text:p>9</text:p>
          </table:table-cell>
          <table:table-cell office:value-type="float" office:value="79810" table:style-name="ce12">
            <text:p>79810</text:p>
          </table:table-cell>
          <table:table-cell office:value-type="float" office:value="107571.17942298854" table:style-name="ce13">
            <text:p>107571<text:s/></text:p>
          </table:table-cell>
          <table:table-cell office:value-type="float" office:value="2113840.8691001856" table:style-name="ce13">
            <text:p>2113841<text:s/></text:p>
          </table:table-cell>
          <table:table-cell office:value-type="float" office:value="69429.964703363294" table:style-name="ce13">
            <text:p>69430<text:s/></text:p>
          </table:table-cell>
          <table:table-cell office:value-type="float" office:value="82373.616346397393" table:style-name="ce13">
            <text:p>82374<text:s/></text:p>
          </table:table-cell>
          <table:table-cell office:value-type="float" office:value="69429.99884066701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5" table:formula="of:=[.B86]+1" table:style-name="ce12">
            <text:p>85</text:p>
          </table:table-cell>
          <table:table-cell office:value-type="float" office:value="1982" table:style-name="ce12">
            <text:p>1982</text:p>
          </table:table-cell>
          <table:table-cell office:value-type="float" office:value="10" table:style-name="ce12">
            <text:p>10</text:p>
          </table:table-cell>
          <table:table-cell office:value-type="float" office:value="79866" table:style-name="ce12">
            <text:p>79866</text:p>
          </table:table-cell>
          <table:table-cell office:value-type="float" office:value="108036.79173920221" table:style-name="ce13">
            <text:p>108037<text:s/></text:p>
          </table:table-cell>
          <table:table-cell office:value-type="float" office:value="2226687.8795835241" table:style-name="ce13">
            <text:p>2226688<text:s/></text:p>
          </table:table-cell>
          <table:table-cell office:value-type="float" office:value="69429.97038557411" table:style-name="ce13">
            <text:p>69430<text:s/></text:p>
          </table:table-cell>
          <table:table-cell office:value-type="float" office:value="82381.722477295436" table:style-name="ce13">
            <text:p>82382<text:s/></text:p>
          </table:table-cell>
          <table:table-cell office:value-type="float" office:value="69429.9990765973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6" table:formula="of:=[.B87]+1" table:style-name="ce12">
            <text:p>86</text:p>
          </table:table-cell>
          <table:table-cell office:value-type="float" office:value="1982" table:style-name="ce12">
            <text:p>1982</text:p>
          </table:table-cell>
          <table:table-cell office:value-type="float" office:value="11" table:style-name="ce12">
            <text:p>11</text:p>
          </table:table-cell>
          <table:table-cell office:value-type="float" office:value="79909" table:style-name="ce12">
            <text:p>79909</text:p>
          </table:table-cell>
          <table:table-cell office:value-type="float" office:value="108498.9382805186" table:style-name="ce13">
            <text:p>108499<text:s/></text:p>
          </table:table-cell>
          <table:table-cell office:value-type="float" office:value="2345559.2072050069" table:style-name="ce13">
            <text:p>2345559<text:s/></text:p>
          </table:table-cell>
          <table:table-cell office:value-type="float" office:value="69429.975153037158" table:style-name="ce13">
            <text:p>69430<text:s/></text:p>
          </table:table-cell>
          <table:table-cell office:value-type="float" office:value="82389.22898082227" table:style-name="ce13">
            <text:p>82389<text:s/></text:p>
          </table:table-cell>
          <table:table-cell office:value-type="float" office:value="69429.99926451456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7" table:formula="of:=[.B88]+1" table:style-name="ce12">
            <text:p>87</text:p>
          </table:table-cell>
          <table:table-cell office:value-type="float" office:value="1982" table:style-name="ce12">
            <text:p>1982</text:p>
          </table:table-cell>
          <table:table-cell office:value-type="float" office:value="12" table:style-name="ce12">
            <text:p>12</text:p>
          </table:table-cell>
          <table:table-cell office:value-type="float" office:value="79837" table:style-name="ce12">
            <text:p>79837</text:p>
          </table:table-cell>
          <table:table-cell office:value-type="float" office:value="108957.68469896659" table:style-name="ce13">
            <text:p>108958<text:s/></text:p>
          </table:table-cell>
          <table:table-cell office:value-type="float" office:value="2470776.4590397808" table:style-name="ce13">
            <text:p>2470776<text:s/></text:p>
          </table:table-cell>
          <table:table-cell office:value-type="float" office:value="69429.979153012624" table:style-name="ce13">
            <text:p>69430<text:s/></text:p>
          </table:table-cell>
          <table:table-cell office:value-type="float" office:value="82396.180212662366" table:style-name="ce13">
            <text:p>82396<text:s/></text:p>
          </table:table-cell>
          <table:table-cell office:value-type="float" office:value="69429.9994141896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8" table:formula="of:=[.B89]+1" table:style-name="ce12">
            <text:p>88</text:p>
          </table:table-cell>
          <table:table-cell office:value-type="float" office:value="1983" table:style-name="ce12">
            <text:p>1983</text:p>
          </table:table-cell>
          <table:table-cell office:value-type="float" office:value="1" table:style-name="ce12">
            <text:p>1</text:p>
          </table:table-cell>
          <table:table-cell office:value-type="float" office:value="79852" table:style-name="ce12">
            <text:p>79852</text:p>
          </table:table-cell>
          <table:table-cell office:value-type="float" office:value="109413.09466523792" table:style-name="ce13">
            <text:p>109413<text:s/></text:p>
          </table:table-cell>
          <table:table-cell office:value-type="float" office:value="2602678.4110982316" table:style-name="ce13">
            <text:p>2602678<text:s/></text:p>
          </table:table-cell>
          <table:table-cell office:value-type="float" office:value="69429.982509054113" table:style-name="ce13">
            <text:p>69430<text:s/></text:p>
          </table:table-cell>
          <table:table-cell office:value-type="float" office:value="82402.617247417904" table:style-name="ce13">
            <text:p>82403<text:s/></text:p>
          </table:table-cell>
          <table:table-cell office:value-type="float" office:value="69429.99953340514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9" table:formula="of:=[.B90]+1" table:style-name="ce12">
            <text:p>89</text:p>
          </table:table-cell>
          <table:table-cell office:value-type="float" office:value="1983" table:style-name="ce12">
            <text:p>1983</text:p>
          </table:table-cell>
          <table:table-cell office:value-type="float" office:value="2" table:style-name="ce12">
            <text:p>2</text:p>
          </table:table-cell>
          <table:table-cell office:value-type="float" office:value="79772" table:style-name="ce12">
            <text:p>79772</text:p>
          </table:table-cell>
          <table:table-cell office:value-type="float" office:value="109865.2299502425" table:style-name="ce13">
            <text:p>109865<text:s/></text:p>
          </table:table-cell>
          <table:table-cell office:value-type="float" office:value="2741621.9248864683" table:style-name="ce13">
            <text:p>2741622<text:s/></text:p>
          </table:table-cell>
          <table:table-cell office:value-type="float" office:value="69429.985324824986" table:style-name="ce13">
            <text:p>69430<text:s/></text:p>
          </table:table-cell>
          <table:table-cell office:value-type="float" office:value="82408.578121317245" table:style-name="ce13">
            <text:p>82409<text:s/></text:p>
          </table:table-cell>
          <table:table-cell office:value-type="float" office:value="69429.9996283596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0" table:formula="of:=[.B91]+1" table:style-name="ce12">
            <text:p>90</text:p>
          </table:table-cell>
          <table:table-cell office:value-type="float" office:value="1983" table:style-name="ce12">
            <text:p>1983</text:p>
          </table:table-cell>
          <table:table-cell office:value-type="float" office:value="3" table:style-name="ce12">
            <text:p>3</text:p>
          </table:table-cell>
          <table:table-cell office:value-type="float" office:value="79284" table:style-name="ce12">
            <text:p>79284</text:p>
          </table:table-cell>
          <table:table-cell office:value-type="float" office:value="110314.15050243092" table:style-name="ce13">
            <text:p>110314<text:s/></text:p>
          </table:table-cell>
          <table:table-cell office:value-type="float" office:value="2887982.912897225" table:style-name="ce13">
            <text:p>2887983<text:s/></text:p>
          </table:table-cell>
          <table:table-cell office:value-type="float" office:value="69429.987687300454" table:style-name="ce13">
            <text:p>69430<text:s/></text:p>
          </table:table-cell>
          <table:table-cell office:value-type="float" office:value="82414.098056969815" table:style-name="ce13">
            <text:p>82414<text:s/></text:p>
          </table:table-cell>
          <table:table-cell office:value-type="float" office:value="69429.99970399038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1" table:formula="of:=[.B92]+1" table:style-name="ce12">
            <text:p>91</text:p>
          </table:table-cell>
          <table:table-cell office:value-type="float" office:value="1983" table:style-name="ce12">
            <text:p>1983</text:p>
          </table:table-cell>
          <table:table-cell office:value-type="float" office:value="4" table:style-name="ce12">
            <text:p>4</text:p>
          </table:table-cell>
          <table:table-cell office:value-type="float" office:value="80272" table:style-name="ce12">
            <text:p>80272</text:p>
          </table:table-cell>
          <table:table-cell office:value-type="float" office:value="110759.91452114831" table:style-name="ce13">
            <text:p>110760<text:s/></text:p>
          </table:table-cell>
          <table:table-cell office:value-type="float" office:value="3042157.3556433069" table:style-name="ce13">
            <text:p>3042157<text:s/></text:p>
          </table:table-cell>
          <table:table-cell office:value-type="float" office:value="69429.989669454022" table:style-name="ce13">
            <text:p>69430<text:s/></text:p>
          </table:table-cell>
          <table:table-cell office:value-type="float" office:value="82419.209671495308" table:style-name="ce13">
            <text:p>82419<text:s/></text:p>
          </table:table-cell>
          <table:table-cell office:value-type="float" office:value="69429.99976422988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2" table:formula="of:=[.B93]+1" table:style-name="ce12">
            <text:p>92</text:p>
          </table:table-cell>
          <table:table-cell office:value-type="float" office:value="1983" table:style-name="ce12">
            <text:p>1983</text:p>
          </table:table-cell>
          <table:table-cell office:value-type="float" office:value="5" table:style-name="ce12">
            <text:p>5</text:p>
          </table:table-cell>
          <table:table-cell office:value-type="float" office:value="80457" table:style-name="ce12">
            <text:p>80457</text:p>
          </table:table-cell>
          <table:table-cell office:value-type="float" office:value="111202.57852626513" table:style-name="ce13">
            <text:p>111203<text:s/></text:p>
          </table:table-cell>
          <table:table-cell office:value-type="float" office:value="3204562.3729852126" table:style-name="ce13">
            <text:p>3204562<text:s/></text:p>
          </table:table-cell>
          <table:table-cell office:value-type="float" office:value="69429.991332511636" table:style-name="ce13">
            <text:p>69430<text:s/></text:p>
          </table:table-cell>
          <table:table-cell office:value-type="float" office:value="82423.943169257196" table:style-name="ce13">
            <text:p>82424<text:s/></text:p>
          </table:table-cell>
          <table:table-cell office:value-type="float" office:value="69429.9998122103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3" table:formula="of:=[.B94]+1" table:style-name="ce12">
            <text:p>93</text:p>
          </table:table-cell>
          <table:table-cell office:value-type="float" office:value="1983" table:style-name="ce12">
            <text:p>1983</text:p>
          </table:table-cell>
          <table:table-cell office:value-type="float" office:value="6" table:style-name="ce12">
            <text:p>6</text:p>
          </table:table-cell>
          <table:table-cell office:value-type="float" office:value="80585" table:style-name="ce12">
            <text:p>80585</text:p>
          </table:table-cell>
          <table:table-cell office:value-type="float" office:value="111642.19742431103" table:style-name="ce13">
            <text:p>111642<text:s/></text:p>
          </table:table-cell>
          <table:table-cell office:value-type="float" office:value="3375637.3526513577" table:style-name="ce13">
            <text:p>3375637<text:s/></text:p>
          </table:table-cell>
          <table:table-cell office:value-type="float" office:value="69429.992727842764" table:style-name="ce13">
            <text:p>69430<text:s/></text:p>
          </table:table-cell>
          <table:table-cell office:value-type="float" office:value="82428.326520339338" table:style-name="ce13">
            <text:p>82428<text:s/></text:p>
          </table:table-cell>
          <table:table-cell office:value-type="float" office:value="69429.999850426495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4" table:formula="of:=[.B95]+1" table:style-name="ce12">
            <text:p>94</text:p>
          </table:table-cell>
          <table:table-cell office:value-type="float" office:value="1983" table:style-name="ce12">
            <text:p>1983</text:p>
          </table:table-cell>
          <table:table-cell office:value-type="float" office:value="7" table:style-name="ce12">
            <text:p>7</text:p>
          </table:table-cell>
          <table:table-cell office:value-type="float" office:value="80500" table:style-name="ce12">
            <text:p>80500</text:p>
          </table:table-cell>
          <table:table-cell office:value-type="float" office:value="112078.82457132421" table:style-name="ce13">
            <text:p>112079<text:s/></text:p>
          </table:table-cell>
          <table:table-cell office:value-type="float" office:value="3555845.1390041448" table:style-name="ce13">
            <text:p>3555845<text:s/></text:p>
          </table:table-cell>
          <table:table-cell office:value-type="float" office:value="69429.99389854724" table:style-name="ce13">
            <text:p>69430<text:s/></text:p>
          </table:table-cell>
          <table:table-cell office:value-type="float" office:value="82432.385625820287" table:style-name="ce13">
            <text:p>82432<text:s/></text:p>
          </table:table-cell>
          <table:table-cell office:value-type="float" office:value="69429.99988086549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5" table:formula="of:=[.B96]+1" table:style-name="ce12">
            <text:p>95</text:p>
          </table:table-cell>
          <table:table-cell office:value-type="float" office:value="1983" table:style-name="ce12">
            <text:p>1983</text:p>
          </table:table-cell>
          <table:table-cell office:value-type="float" office:value="8" table:style-name="ce12">
            <text:p>8</text:p>
          </table:table-cell>
          <table:table-cell office:value-type="float" office:value="80591" table:style-name="ce12">
            <text:p>80591</text:p>
          </table:table-cell>
          <table:table-cell office:value-type="float" office:value="112512.51183261174" table:style-name="ce13">
            <text:p>112513<text:s/></text:p>
          </table:table-cell>
          <table:table-cell office:value-type="float" office:value="3745673.2852681247" table:style-name="ce13">
            <text:p>3745673<text:s/></text:p>
          </table:table-cell>
          <table:table-cell office:value-type="float" office:value="69429.994880786457" table:style-name="ce13">
            <text:p>69430<text:s/></text:p>
          </table:table-cell>
          <table:table-cell office:value-type="float" office:value="82436.144470821891" table:style-name="ce13">
            <text:p>82436<text:s/></text:p>
          </table:table-cell>
          <table:table-cell office:value-type="float" office:value="69429.99990510998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6" table:formula="of:=[.B97]+1" table:style-name="ce12">
            <text:p>96</text:p>
          </table:table-cell>
          <table:table-cell office:value-type="float" office:value="1983" table:style-name="ce12">
            <text:p>1983</text:p>
          </table:table-cell>
          <table:table-cell office:value-type="float" office:value="9" table:style-name="ce12">
            <text:p>9</text:p>
          </table:table-cell>
          <table:table-cell office:value-type="float" office:value="80649" table:style-name="ce12">
            <text:p>80649</text:p>
          </table:table-cell>
          <table:table-cell office:value-type="float" office:value="112943.3096396035" table:style-name="ce13">
            <text:p>112943<text:s/></text:p>
          </table:table-cell>
          <table:table-cell office:value-type="float" office:value="3945635.3726080959" table:style-name="ce13">
            <text:p>3945635<text:s/></text:p>
          </table:table-cell>
          <table:table-cell office:value-type="float" office:value="69429.995704900401" table:style-name="ce13">
            <text:p>69430<text:s/></text:p>
          </table:table-cell>
          <table:table-cell office:value-type="float" office:value="82439.625266236675" table:style-name="ce13">
            <text:p>82440<text:s/></text:p>
          </table:table-cell>
          <table:table-cell office:value-type="float" office:value="69429.99992442059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7" table:formula="of:=[.B98]+1" table:style-name="ce12">
            <text:p>97</text:p>
          </table:table-cell>
          <table:table-cell office:value-type="float" office:value="1983" table:style-name="ce12">
            <text:p>1983</text:p>
          </table:table-cell>
          <table:table-cell office:value-type="float" office:value="10" table:style-name="ce12">
            <text:p>10</text:p>
          </table:table-cell>
          <table:table-cell office:value-type="float" office:value="80766" table:style-name="ce12">
            <text:p>80766</text:p>
          </table:table-cell>
          <table:table-cell office:value-type="float" office:value="113371.26704397028" table:style-name="ce13">
            <text:p>113371<text:s/></text:p>
          </table:table-cell>
          <table:table-cell office:value-type="float" office:value="4156272.3996259714" table:style-name="ce13">
            <text:p>4156272<text:s/></text:p>
          </table:table-cell>
          <table:table-cell office:value-type="float" office:value="69429.996396344795" table:style-name="ce13">
            <text:p>69430<text:s/></text:p>
          </table:table-cell>
          <table:table-cell office:value-type="float" office:value="82442.848579971163" table:style-name="ce13">
            <text:p>82443<text:s/></text:p>
          </table:table-cell>
          <table:table-cell office:value-type="float" office:value="69429.99993980140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8" table:formula="of:=[.B99]+1" table:style-name="ce12">
            <text:p>98</text:p>
          </table:table-cell>
          <table:table-cell office:value-type="float" office:value="1983" table:style-name="ce12">
            <text:p>1983</text:p>
          </table:table-cell>
          <table:table-cell office:value-type="float" office:value="11" table:style-name="ce12">
            <text:p>11</text:p>
          </table:table-cell>
          <table:table-cell office:value-type="float" office:value="80813" table:style-name="ce12">
            <text:p>80813</text:p>
          </table:table-cell>
          <table:table-cell office:value-type="float" office:value="113796.43176916392" table:style-name="ce13">
            <text:p>113796<text:s/></text:p>
          </table:table-cell>
          <table:table-cell office:value-type="float" office:value="4378154.246035656" table:style-name="ce13">
            <text:p>4378154<text:s/></text:p>
          </table:table-cell>
          <table:table-cell office:value-type="float" office:value="69429.996976477356" table:style-name="ce13">
            <text:p>69430<text:s/></text:p>
          </table:table-cell>
          <table:table-cell office:value-type="float" office:value="82445.833458481065" table:style-name="ce13">
            <text:p>82446<text:s/></text:p>
          </table:table-cell>
          <table:table-cell office:value-type="float" office:value="69429.99995205213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9" table:formula="of:=[.B100]+1" table:style-name="ce12">
            <text:p>99</text:p>
          </table:table-cell>
          <table:table-cell office:value-type="float" office:value="1983" table:style-name="ce12">
            <text:p>1983</text:p>
          </table:table-cell>
          <table:table-cell office:value-type="float" office:value="12" table:style-name="ce12">
            <text:p>12</text:p>
          </table:table-cell>
          <table:table-cell office:value-type="float" office:value="80722" table:style-name="ce12">
            <text:p>80722</text:p>
          </table:table-cell>
          <table:table-cell office:value-type="float" office:value="114218.85025952764" table:style-name="ce13">
            <text:p>114219<text:s/></text:p>
          </table:table-cell>
          <table:table-cell office:value-type="float" office:value="4611881.2144759847" table:style-name="ce13">
            <text:p>4611881<text:s/></text:p>
          </table:table-cell>
          <table:table-cell office:value-type="float" office:value="69429.997463217587" table:style-name="ce13">
            <text:p>69430<text:s/></text:p>
          </table:table-cell>
          <table:table-cell office:value-type="float" office:value="82448.597539316135" table:style-name="ce13">
            <text:p>82449<text:s/></text:p>
          </table:table-cell>
          <table:table-cell office:value-type="float" office:value="69429.99996180976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00" table:formula="of:=[.B101]+1" table:style-name="ce12">
            <text:p>100</text:p>
          </table:table-cell>
          <table:table-cell office:value-type="float" office:value="1984" table:style-name="ce12">
            <text:p>1984</text:p>
          </table:table-cell>
          <table:table-cell office:value-type="float" office:value="1" table:style-name="ce12">
            <text:p>1</text:p>
          </table:table-cell>
          <table:table-cell office:value-type="float" office:value="80732" table:style-name="ce12">
            <text:p>80732</text:p>
          </table:table-cell>
          <table:table-cell office:value-type="float" office:value="114638.56772711432" table:style-name="ce13">
            <text:p>114639<text:s/></text:p>
          </table:table-cell>
          <table:table-cell office:value-type="float" office:value="4858085.6546330303" table:style-name="ce13">
            <text:p>4858086<text:s/></text:p>
          </table:table-cell>
          <table:table-cell office:value-type="float" office:value="69429.997871600193" table:style-name="ce13">
            <text:p>69430<text:s/></text:p>
          </table:table-cell>
          <table:table-cell office:value-type="float" office:value="82451.157155339839" table:style-name="ce13">
            <text:p>82451<text:s/></text:p>
          </table:table-cell>
          <table:table-cell office:value-type="float" office:value="69429.99996958168" table:style-name="ce13">
            <text:p>69430<text:s/>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4" table:style-name="ce12"/>
          <table:table-cell office:value-type="string" table:style-name="ce24">
            <text:p>Power</text:p>
          </table:table-cell>
          <table:table-cell office:value-type="string" table:style-name="ce24">
            <text:p>Exp Simple</text:p>
          </table:table-cell>
          <table:table-cell office:value-type="string" table:style-name="ce24">
            <text:p>Exp Modified</text:p>
          </table:table-cell>
          <table:table-cell office:value-type="string" table:style-name="ce24">
            <text:p>Exp Modified</text:p>
          </table:table-cell>
          <table:table-cell office:value-type="string" table:style-name="ce24">
            <text:p>Logistic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2"/>
          <table:table-cell office:value-type="string" table:style-name="ce22">
            <text:p>相関係数</text:p>
          </table:table-cell>
          <table:table-cell office:value-type="float" office:value="0.8854683389541278" table:formula="of:=CORREL([.$E3:.$E102]; [.F3:.F102])" table:style-name="ce23">
            <text:p>0.885468339</text:p>
          </table:table-cell>
          <table:table-cell office:value-type="float" office:value="0.44378415109372377" table:formula="of:=CORREL([.$E3:.$E102]; [.G3:.G102])" table:style-name="ce23">
            <text:p>0.443784151</text:p>
          </table:table-cell>
          <table:table-cell office:value-type="float" office:value="0.9115097744341315" table:formula="of:=CORREL([.$E3:.$E102]; [.H3:.H102])" table:style-name="ce23">
            <text:p>0.911509774</text:p>
          </table:table-cell>
          <table:table-cell office:value-type="float" office:value="0.99080879497732577" table:formula="of:=CORREL([.$E3:.$E102]; [.I3:.I102])" table:style-name="ce23">
            <text:p>0.990808795</text:p>
          </table:table-cell>
          <table:table-cell office:value-type="float" office:value="0.95992255277335037" table:formula="of:=CORREL([.$E3:.$E102]; [.J3:.J102])" table:style-name="ce23">
            <text:p>0.959922553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2"/>
          <table:table-cell office:value-type="string" table:style-name="ce22">
            <text:p>Rank</text:p>
          </table:table-cell>
          <table:table-cell office:value-type="float" office:value="4" table:formula="of:=RANK([.F105:.J105]; [.F105:.J105])" table:number-matrix-columns-spanned="5" table:number-matrix-rows-spanned="1" table:style-name="ce13">
            <text:p>4<text:s/></text:p>
          </table:table-cell>
          <table:table-cell office:value-type="float" office:value="5" table:style-name="ce13">
            <text:p>5<text:s/></text:p>
          </table:table-cell>
          <table:table-cell office:value-type="float" office:value="3" table:style-name="ce13">
            <text:p>3<text:s/></text:p>
          </table:table-cell>
          <table:table-cell office:value-type="float" office:value="1" table:style-name="ce13">
            <text:p>1<text:s/></text:p>
          </table:table-cell>
          <table:table-cell office:value-type="float" office:value="2" table:style-name="ce13">
            <text:p>2<text:s/></text:p>
          </table:table-cell>
          <table:table-cell table:number-columns-repeated="16374"/>
        </table:table-row>
        <table:table-row table:number-rows-repeated="1048470" table:style-name="ro3">
          <table:table-cell table:number-columns-repeated="16384"/>
        </table:table-row>
      </table:table>
      <table:table table:name="SmartText" table:style-name="ta1">
        <table:table-column table:style-name="co1" table:number-columns-repeated="6" table:default-cell-style-name="ce1"/>
        <table:table-column table:style-name="co18" table:default-cell-style-name="ce1"/>
        <table:table-column table:style-name="co1" table:number-columns-repeated="16377" table:default-cell-style-name="ce1"/>
        <table:table-row table:style-name="ro1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0">
            <text:p>a, b</text:p>
          </table:table-cell>
          <table:table-cell office:value-type="string" table:style-name="ce30">
            <text:p>"C"</text:p>
          </table:table-cell>
          <table:table-cell office:value-type="string" table:style-name="ce30">
            <text:p>D"</text:p>
          </table:table-cell>
          <table:table-cell table:style-name="ce30"/>
          <table:table-cell office:value-type="string" table:style-name="ce30">
            <text:p>E</text:p>
          </table:table-cell>
          <table:table-cell office:value-type="string" office:string-value="&quot;a, b&quot;,&quot;&quot;&quot;C&quot;&quot;&quot;,&quot;D&quot;&quot;&quot;,&quot;&quot;,&quot;E&quot;" table:number-matrix-columns-spanned="1" table:number-matrix-rows-spanned="1" table:style-name="ce25">
            <text:p>"a, b","""C""","D""","","E"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office:string-value="a, b" table:number-matrix-columns-spanned="1" table:number-matrix-rows-spanned="5" table:style-name="ce29">
            <text:p>a, b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&quot;C&quot;" table:style-name="ce1">
            <text:p>"C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D&quot;" table:style-name="ce1">
            <text:p>D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" table:style-name="ce1"/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E" table:style-name="ce1">
            <text:p>E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  <table:table table:name="NumberToColumn" table:style-name="ta1">
        <table:table-column table:style-name="co1" table:number-columns-repeated="16384" table:default-cell-style-name="ce1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1"/>
        </table:table-row>
        <table:table-row table:style-name="ro5">
          <table:table-cell table:style-name="ce1"/>
          <table:table-cell office:value-type="string" table:style-name="ce67">
            <text:p>num</text:p>
          </table:table-cell>
          <table:table-cell office:value-type="string" table:style-name="ce67">
            <text:p>Col</text:p>
          </table:table-cell>
          <table:table-cell office:value-type="string" table:style-name="ce41">
            <text:p>スカラー</text:p>
          </table:table-cell>
          <table:table-cell office:value-type="string" table:style-name="ce41">
            <text:p>MAP</text:p>
          </table:table-cell>
          <table:table-cell office:value-type="string" table:style-name="ce41">
            <text:p>逆変換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1" table:style-name="ce66">
            <text:p>1</text:p>
          </table:table-cell>
          <table:table-cell office:value-type="string" table:style-name="ce66">
            <text:p>A</text:p>
          </table:table-cell>
          <table:table-cell office:value-type="string" office:string-value="A" table:number-matrix-columns-spanned="1" table:number-matrix-rows-spanned="1" table:style-name="ce29">
            <text:p>A</text:p>
          </table:table-cell>
          <table:table-cell office:value-type="string" office:string-value="A" table:formula="of:= COM.MICROSOFT.MAP([.B3:.B10]; COM.MICROSOFT.LAMBDA(_xlpm.Num; COM.MICROSOFT.LET(&#10;  _xlpm.L; INT(LOG(_xlpm.Num * 25 + 1; 26));&#10;  _xlpm.Keys; COM.MICROSOFT.MAP(COM.MICROSOFT.SEQUENCE(_xlpm.L); COM.MICROSOFT.LAMBDA(_xlpm.i; COM.MICROSOFT.LET(&#10;    _xlpm.T; COM.MICROSOFT.REDUCE(_xlpm.Num; COM.MICROSOFT.SEQUENCE(_xlpm.i); COM.MICROSOFT.LAMBDA(_xlpm.R;_xlpm.j; IF(_xlpm.j = 1; _xlpm.R; INT((_xlpm.R - 1) / 26))));&#10;    CHAR(65 + MOD(_xlpm.T - 1; 26))&#10;  )));&#10;  COM.MICROSOFT.REDUCE(&quot;&quot;; _xlpm.Keys; COM.MICROSOFT.LAMBDA(_xlpm.R;_xlpm.Key; _xlpm.Key &amp; _xlpm.R))&#10;)))" table:number-matrix-columns-spanned="1" table:number-matrix-rows-spanned="8" table:style-name="ce29">
            <text:p>A</text:p>
          </table:table-cell>
          <table:table-cell office:value-type="float" office:value="1" table:formula="of:=COM.MICROSOFT.MAP(COM.MICROSOFT.ANCHORARRAY([.E3]); COM.MICROSOFT.LAMBDA(_xlpm.Str; COM.MICROSOFT.LET(&#10;  _xlpm.L; LEN(_xlpm.Str);&#10;  _xlpm.Codes; COM.MICROSOFT.MAP(COM.MICROSOFT.SEQUENCE(_xlpm.L); COM.MICROSOFT.LAMBDA(_xlpm.i; CODE(MID(_xlpm.Str; _xlpm.i; 1)) - 64));&#10;  COM.MICROSOFT.REDUCE(0; COM.MICROSOFT.SEQUENCE(_xlpm.L); COM.MICROSOFT.LAMBDA(_xlpm.R;_xlpm.i; _xlpm.R * 26 + INDEX(_xlpm.Codes; _xlpm.i)))&#10;)))" table:number-matrix-columns-spanned="1" table:number-matrix-rows-spanned="8" table:style-name="ce25">
            <text:p>1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2" table:style-name="ce66">
            <text:p>2</text:p>
          </table:table-cell>
          <table:table-cell office:value-type="string" table:style-name="ce66">
            <text:p>B</text:p>
          </table:table-cell>
          <table:table-cell office:value-type="string" office:string-value="B" table:number-matrix-columns-spanned="1" table:number-matrix-rows-spanned="1" table:style-name="ce29">
            <text:p>B</text:p>
          </table:table-cell>
          <table:table-cell office:value-type="string" office:string-value="B" table:style-name="ce1">
            <text:p>B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26" table:style-name="ce66">
            <text:p>26</text:p>
          </table:table-cell>
          <table:table-cell office:value-type="string" table:style-name="ce66">
            <text:p>Z</text:p>
          </table:table-cell>
          <table:table-cell office:value-type="string" office:string-value="Z" table:number-matrix-columns-spanned="1" table:number-matrix-rows-spanned="1" table:style-name="ce29">
            <text:p>Z</text:p>
          </table:table-cell>
          <table:table-cell office:value-type="string" office:string-value="Z" table:style-name="ce1">
            <text:p>Z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27" table:style-name="ce66">
            <text:p>27</text:p>
          </table:table-cell>
          <table:table-cell office:value-type="string" table:style-name="ce66">
            <text:p>AA</text:p>
          </table:table-cell>
          <table:table-cell office:value-type="string" office:string-value="AA" table:number-matrix-columns-spanned="1" table:number-matrix-rows-spanned="1" table:style-name="ce29">
            <text:p>AA</text:p>
          </table:table-cell>
          <table:table-cell office:value-type="string" office:string-value="AA" table:style-name="ce1">
            <text:p>AA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28" table:style-name="ce66">
            <text:p>28</text:p>
          </table:table-cell>
          <table:table-cell office:value-type="string" table:style-name="ce66">
            <text:p>AB</text:p>
          </table:table-cell>
          <table:table-cell office:value-type="string" office:string-value="AB" table:number-matrix-columns-spanned="1" table:number-matrix-rows-spanned="1" table:style-name="ce29">
            <text:p>AB</text:p>
          </table:table-cell>
          <table:table-cell office:value-type="string" office:string-value="AB" table:style-name="ce1">
            <text:p>AB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702" table:style-name="ce66">
            <text:p>702</text:p>
          </table:table-cell>
          <table:table-cell office:value-type="string" table:style-name="ce66">
            <text:p>ZZ</text:p>
          </table:table-cell>
          <table:table-cell office:value-type="string" office:string-value="ZZ" table:number-matrix-columns-spanned="1" table:number-matrix-rows-spanned="1" table:style-name="ce29">
            <text:p>ZZ</text:p>
          </table:table-cell>
          <table:table-cell office:value-type="string" office:string-value="ZZ" table:style-name="ce1">
            <text:p>ZZ</text:p>
          </table:table-cell>
          <table:table-cell office:value-type="float" office:value="702" table:style-name="ce1">
            <text:p>702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703" table:style-name="ce66">
            <text:p>703</text:p>
          </table:table-cell>
          <table:table-cell office:value-type="string" table:style-name="ce66">
            <text:p>AAA</text:p>
          </table:table-cell>
          <table:table-cell office:value-type="string" office:string-value="AAA" table:number-matrix-columns-spanned="1" table:number-matrix-rows-spanned="1" table:style-name="ce29">
            <text:p>AAA</text:p>
          </table:table-cell>
          <table:table-cell office:value-type="string" office:string-value="AAA" table:style-name="ce1">
            <text:p>AAA</text:p>
          </table:table-cell>
          <table:table-cell office:value-type="float" office:value="703" table:style-name="ce1">
            <text:p>703</text:p>
          </table:table-cell>
          <table:table-cell table:number-columns-repeated="16378"/>
        </table:table-row>
        <table:table-row table:style-name="ro5">
          <table:table-cell table:style-name="ce1"/>
          <table:table-cell office:value-type="float" office:value="704" table:style-name="ce66">
            <text:p>704</text:p>
          </table:table-cell>
          <table:table-cell office:value-type="string" table:style-name="ce66">
            <text:p>AAB</text:p>
          </table:table-cell>
          <table:table-cell office:value-type="string" office:string-value="AAB" table:number-matrix-columns-spanned="1" table:number-matrix-rows-spanned="1" table:style-name="ce29">
            <text:p>AAB</text:p>
          </table:table-cell>
          <table:table-cell office:value-type="string" office:string-value="AAB" table:style-name="ce1">
            <text:p>AAB</text:p>
          </table:table-cell>
          <table:table-cell office:value-type="float" office:value="704" table:style-name="ce1">
            <text:p>704</text:p>
          </table:table-cell>
          <table:table-cell table:number-columns-repeated="16378"/>
        </table:table-row>
        <table:table-row table:number-rows-repeated="104856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ime-style style:name="N25">
      <number:hours/>
      <number:text>:</number:text>
      <number:minutes number:style="long"/>
    </number:time-style>
    <number:date-style style:name="N47">
      <number:month/>
      <number:text>月</number:text>
      <number:day/>
      <number:text>日</number:text>
    </number:date-style>
    <number:time-style style:name="N48P0">
      <number:hours/>
      <number:text>:</number:text>
      <number:minutes number:style="long"/>
    </number:time-style>
    <number:text-style style:name="N48">
      <number:text-content/>
      <style:map style:condition="value()&gt;=0" style:apply-style-name="N48P0"/>
    </number:text-style>
    <number:number-style style:name="N49P0">
      <number:number number:decimal-places="0" number:min-decimal-places="0" number:min-integer-digits="1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49P0"/>
    </number:number-style>
    <number:date-style style:name="N50P0">
      <number:year number:style="long"/>
      <number:text>/</number:text>
      <number:month/>
      <number:text>/</number:text>
      <number:day/>
    </number:date-style>
    <number:text-style style:name="N50">
      <number:text-content/>
      <style:map style:condition="value()&gt;=0" style:apply-style-name="N50P0"/>
    </number:text-style>
    <number:number-style style:name="N51P0">
      <number:number number:decimal-places="2" number:min-decimal-places="2" number:min-integer-digits="1" number:grouping="true"/>
      <number:text> </number:text>
    </number:number-style>
    <number:number-style style:name="N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1P0"/>
    </number:number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14T08:35:51Z</meta:creation-date>
    <dc:date>2025-12-12T13:52:32Z</dc:date>
  </office:meta>
</office:document-meta>
</file>